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6.40291666666667cm"/>
    </style:style>
    <style:style style:name="co2" style:family="table-column">
      <style:table-column-properties fo:break-before="auto" style:column-width="5.318125cm"/>
    </style:style>
    <style:style style:name="co3" style:family="table-column">
      <style:table-column-properties fo:break-before="auto" style:column-width="6.13833333333333cm"/>
    </style:style>
    <style:style style:name="co4" style:family="table-column">
      <style:table-column-properties fo:break-before="auto" style:column-width="1.24354166666667cm"/>
    </style:style>
    <style:style style:name="co5" style:family="table-column">
      <style:table-column-properties fo:break-before="auto" style:column-width="2.35479166666667cm"/>
    </style:style>
    <style:style style:name="co6" style:family="table-column">
      <style:table-column-properties fo:break-before="auto" style:column-width="0.582083333333333cm"/>
    </style:style>
    <style:style style:name="co7" style:family="table-column">
      <style:table-column-properties fo:break-before="auto" style:column-width="0.529166666666667cm"/>
    </style:style>
    <style:style style:name="co8" style:family="table-column">
      <style:table-column-properties fo:break-before="auto" style:column-width="0.740833333333333cm"/>
    </style:style>
    <style:style style:name="co9" style:family="table-column">
      <style:table-column-properties fo:break-before="auto" style:column-width="0.608541666666667cm"/>
    </style:style>
    <style:style style:name="co10" style:family="table-column">
      <style:table-column-properties fo:break-before="auto" style:column-width="0.687916666666667cm"/>
    </style:style>
    <style:style style:name="co11" style:family="table-column">
      <style:table-column-properties fo:break-before="auto" style:column-width="0.635cm"/>
    </style:style>
    <style:style style:name="co12" style:family="table-column">
      <style:table-column-properties fo:break-before="auto" style:column-width="0.502708333333333cm"/>
    </style:style>
    <style:style style:name="co13" style:family="table-column">
      <style:table-column-properties fo:break-before="auto" style:column-width="0.449791666666667cm"/>
    </style:style>
    <style:style style:name="co14" style:family="table-column">
      <style:table-column-properties fo:break-before="auto" style:column-width="0.47625cm"/>
    </style:style>
    <style:style style:name="co15" style:family="table-column">
      <style:table-column-properties fo:break-before="auto" style:column-width="1.00541666666667cm"/>
    </style:style>
    <style:style style:name="co16" style:family="table-column">
      <style:table-column-properties fo:break-before="auto" style:column-width="1.031875cm"/>
    </style:style>
    <style:style style:name="co17" style:family="table-column">
      <style:table-column-properties fo:break-before="auto" style:column-width="1.87854166666667cm"/>
    </style:style>
    <style:style style:name="co18" style:family="table-column">
      <style:table-column-properties fo:break-before="auto" style:column-width="3.06916666666667cm"/>
    </style:style>
    <style:style style:name="co19" style:family="table-column">
      <style:table-column-properties fo:break-before="auto" style:column-width="2.24895833333333cm"/>
    </style:style>
    <style:style style:name="co20" style:family="table-column">
      <style:table-column-properties fo:break-before="auto" style:column-width="2.27541666666667cm"/>
    </style:style>
    <style:style style:name="co21" style:family="table-column">
      <style:table-column-properties fo:break-before="auto" style:column-width="0.555625cm"/>
    </style:style>
    <style:style style:name="co22" style:family="table-column">
      <style:table-column-properties fo:break-before="auto" style:column-width="1.11125cm"/>
    </style:style>
    <style:style style:name="co23" style:family="table-column">
      <style:table-column-properties fo:break-before="auto" style:column-width="0.714375cm"/>
    </style:style>
    <style:style style:name="co24" style:family="table-column">
      <style:table-column-properties fo:break-before="auto" style:column-width="1.5875cm"/>
    </style:style>
    <style:style style:name="co25" style:family="table-column">
      <style:table-column-properties fo:break-before="auto" style:column-width="9.63083333333333cm"/>
    </style:style>
    <style:style style:name="co26" style:family="table-column">
      <style:table-column-properties fo:break-before="auto" style:column-width="1.53458333333333cm"/>
    </style:style>
    <style:style style:name="co27" style:family="table-column">
      <style:table-column-properties fo:break-before="auto" style:column-width="0.820208333333333cm"/>
    </style:style>
    <style:style style:name="co28" style:family="table-column">
      <style:table-column-properties fo:break-before="auto" style:column-width="33.3110416666667cm"/>
    </style:style>
    <style:style style:name="co29" style:family="table-column">
      <style:table-column-properties fo:break-before="auto" style:column-width="25.479375cm"/>
    </style:style>
    <style:style style:name="co30" style:family="table-column">
      <style:table-column-properties fo:break-before="auto" style:column-width="24.8179166666667cm"/>
    </style:style>
    <style:style style:name="co31" style:family="table-column">
      <style:table-column-properties fo:break-before="auto" style:column-width="1.825625cm"/>
    </style:style>
    <style:style style:name="co32" style:family="table-column">
      <style:table-column-properties fo:break-before="auto" style:column-width="9.921875cm"/>
    </style:style>
    <style:style style:name="co33" style:family="table-column">
      <style:table-column-properties fo:break-before="auto" style:column-width="11.668125cm"/>
    </style:style>
    <style:style style:name="co34" style:family="table-column">
      <style:table-column-properties fo:break-before="auto" style:column-width="33.49625cm"/>
    </style:style>
    <style:style style:name="co35" style:family="table-column">
      <style:table-column-properties fo:break-before="auto" style:column-width="3.46604166666667cm"/>
    </style:style>
    <style:style style:name="co36" style:family="table-column">
      <style:table-column-properties fo:break-before="auto" style:column-width="18.1239583333333cm"/>
    </style:style>
    <style:style style:name="co37" style:family="table-column">
      <style:table-column-properties fo:break-before="auto" style:column-width="27.8870833333333cm"/>
    </style:style>
    <style:style style:name="co38" style:family="table-column">
      <style:table-column-properties fo:break-before="auto" style:column-width="1.29645833333333cm"/>
    </style:style>
    <style:style style:name="co39" style:family="table-column">
      <style:table-column-properties fo:break-before="auto" style:column-width="21.43125cm"/>
    </style:style>
    <style:style style:name="co40" style:family="table-column">
      <style:table-column-properties fo:break-before="auto" style:column-width="2.19604166666667cm"/>
    </style:style>
    <style:style style:name="co41" style:family="table-column">
      <style:table-column-properties fo:break-before="auto" style:column-width="39.5022916666667cm"/>
    </style:style>
    <style:style style:name="co42" style:family="table-column">
      <style:table-column-properties fo:break-before="auto" style:column-width="28.9189583333333cm"/>
    </style:style>
    <style:style style:name="co43" style:family="table-column">
      <style:table-column-properties fo:break-before="auto" style:column-width="18.7854166666667cm"/>
    </style:style>
    <style:style style:name="co44" style:family="table-column">
      <style:table-column-properties fo:break-before="auto" style:column-width="1.21708333333333cm"/>
    </style:style>
    <style:style style:name="co45" style:family="table-column">
      <style:table-column-properties fo:break-before="auto" style:column-width="31.829375cm"/>
    </style:style>
    <style:style style:name="co46" style:family="table-column">
      <style:table-column-properties fo:break-before="auto" style:column-width="3.96875cm"/>
    </style:style>
    <style:style style:name="co47" style:family="table-column">
      <style:table-column-properties fo:break-before="auto" style:column-width="14.0229166666667cm"/>
    </style:style>
    <style:style style:name="co48"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default-cell-style-name="ce1"/>
        <table:table-column table:style-name="co8"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24" table:default-cell-style-name="ce1"/>
        <table:table-column table:style-name="co25" table:default-cell-style-name="ce1"/>
        <table:table-column table:style-name="co19" table:default-cell-style-name="ce1"/>
        <table:table-column table:style-name="co20" table:default-cell-style-name="ce1"/>
        <table:table-column table:style-name="co21" table:default-cell-style-name="ce1"/>
        <table:table-column table:style-name="co26"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28" table:default-cell-style-name="ce1"/>
        <table:table-column table:style-name="co19" table:default-cell-style-name="ce1"/>
        <table:table-column table:style-name="co20" table:default-cell-style-name="ce1"/>
        <table:table-column table:style-name="co21" table:default-cell-style-name="ce1"/>
        <table:table-column table:style-name="co26" table:default-cell-style-name="ce1"/>
        <table:table-column table:style-name="co20" table:number-columns-repeated="2" table:default-cell-style-name="ce1"/>
        <table:table-column table:style-name="co12" table:default-cell-style-name="ce1"/>
        <table:table-column table:style-name="co6" table:default-cell-style-name="ce1"/>
        <table:table-column table:style-name="co20"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29"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0" table:default-cell-style-name="ce1"/>
        <table:table-column table:style-name="co19" table:default-cell-style-name="ce1"/>
        <table:table-column table:style-name="co20" table:default-cell-style-name="ce1"/>
        <table:table-column table:style-name="co21" table:default-cell-style-name="ce1"/>
        <table:table-column table:style-name="co31" table:default-cell-style-name="ce1"/>
        <table:table-column table:style-name="co12" table:default-cell-style-name="ce1"/>
        <table:table-column table:style-name="co27" table:default-cell-style-name="ce1"/>
        <table:table-column table:style-name="co20" table:number-columns-repeated="3"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2"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3"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4" table:default-cell-style-name="ce1"/>
        <table:table-column table:style-name="co19" table:default-cell-style-name="ce1"/>
        <table:table-column table:style-name="co35"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1" table:default-cell-style-name="ce1"/>
        <table:table-column table:style-name="co36" table:default-cell-style-name="ce1"/>
        <table:table-column table:style-name="co19" table:default-cell-style-name="ce1"/>
        <table:table-column table:style-name="co20" table:default-cell-style-name="ce1"/>
        <table:table-column table:style-name="co21" table:default-cell-style-name="ce1"/>
        <table:table-column table:style-name="co31"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7"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8" table:default-cell-style-name="ce1"/>
        <table:table-column table:style-name="co39"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40" table:default-cell-style-name="ce1"/>
        <table:table-column table:style-name="co41" table:default-cell-style-name="ce1"/>
        <table:table-column table:style-name="co19" table:default-cell-style-name="ce1"/>
        <table:table-column table:style-name="co20" table:default-cell-style-name="ce1"/>
        <table:table-column table:style-name="co21" table:default-cell-style-name="ce1"/>
        <table:table-column table:style-name="co26"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42"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1" table:default-cell-style-name="ce1"/>
        <table:table-column table:style-name="co43" table:default-cell-style-name="ce1"/>
        <table:table-column table:style-name="co19" table:default-cell-style-name="ce1"/>
        <table:table-column table:style-name="co20" table:default-cell-style-name="ce1"/>
        <table:table-column table:style-name="co21" table:default-cell-style-name="ce1"/>
        <table:table-column table:style-name="co44" table:default-cell-style-name="ce1"/>
        <table:table-column table:style-name="co20" table:number-columns-repeated="12" table:default-cell-style-name="ce1"/>
        <table:table-column table:style-name="co12" table:number-columns-repeated="2" table:default-cell-style-name="ce1"/>
        <table:table-column table:style-name="co31" table:default-cell-style-name="ce1"/>
        <table:table-column table:style-name="co45" table:default-cell-style-name="ce1"/>
        <table:table-column table:style-name="co19" table:default-cell-style-name="ce1"/>
        <table:table-column table:style-name="co46"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1" table:default-cell-style-name="ce1"/>
        <table:table-column table:style-name="co47" table:default-cell-style-name="ce1"/>
        <table:table-column table:style-name="co20" table:number-columns-repeated="700" table:default-cell-style-name="ce1"/>
        <table:table-column table:style-name="co48" table:number-columns-repeated="15361"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1">
          <table:table-cell office:value-type="string" office:string-value="  &lt;card id=~e7f33f1e-ce7d-4950-9254-0253dc523cbb~ name=~Allende'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rotherhood Captain on Board. Inflict 4 Hits on that Ship. Act: Tack one of your Crew to draw 1 card from your Deck.~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e7f33f1e-ce7d-4950-9254-0253dc523cbb~ name=~Allende'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rotherhood Captain on Board. Inflict 4 Hits on that Ship. Act: Tack one of your Crew to draw 1 card from your Deck.~ /&gt;&lt;/card&gt;</text:p>
          </table:table-cell>
          <table:table-cell office:value-type="string" office:string-value=" &lt;Relationship Target=~/cards/RF_AllendesFolly.jpg~ Id=~Ce7f33f1e-ce7d-4950-9254-0253dc523cbb~ Type=~http://schemas.octgn.org/picture~/&gt;" table:formula="of:=CONCATENATE(&quot; &lt;Relationship Target=~/cards/&quot;;[.D2];&quot;.jpg~ Id=~C&quot;;[.C2];&quot;~ Type=~http://schemas.octgn.org/picture~/&gt;&quot;)" table:style-name="ce1">
            <text:p><text:s/>&lt;Relationship Target=~/cards/RF_AllendesFolly.jpg~ Id=~Ce7f33f1e-ce7d-4950-9254-0253dc523cbb~ Type=~http://schemas.octgn.org/picture~/&gt;</text:p>
          </table:table-cell>
          <table:table-cell office:value-type="string" table:style-name="ce1">
            <text:p>e7f33f1e-ce7d-4950-9254-0253dc523cbb</text:p>
          </table:table-cell>
          <table:table-cell office:value-type="string" table:style-name="ce1">
            <text:p>RF_AllendesFolly</text:p>
          </table:table-cell>
          <table:table-cell office:value-type="string" table:style-name="ce1">
            <text:p>Allende'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Brotherhood Captain on Board. Inflict 4 Hits on that Ship. Act: Tack one of your Crew to draw 1 card from your Deck.</text:p>
          </table:table-cell>
          <table:table-cell table:number-columns-repeated="16361"/>
        </table:table-row>
        <table:table-row table:style-name="ro1">
          <table:table-cell office:value-type="string" office:string-value="  &lt;card id=~39a611d5-2ec4-4804-ad5d-adc347905c46~ name=~“All Hands on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Show your hand to your opponents. If you do not have any Crew in your hand, you may go through your deck and  discard pile and get one Crew aligned to your Captain’s faction. Reveal the Crew to your opponents, and place it in your hand. Shuffle your Deck.~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39a611d5-2ec4-4804-ad5d-adc347905c46~ name=~“All Hands on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Show your hand to your opponents. If you do not have any Crew in your hand, you may go through your deck and <text:s/>discard pile and get one Crew aligned to your Captain’s faction. Reveal the Crew to your opponents, and place it in your hand. Shuffle your Deck.~ /&gt;&lt;/card&gt;</text:p>
          </table:table-cell>
          <table:table-cell office:value-type="string" office:string-value=" &lt;Relationship Target=~/cards/RF_AllHandsonDeck.jpg~ Id=~C39a611d5-2ec4-4804-ad5d-adc347905c46~ Type=~http://schemas.octgn.org/picture~/&gt;" table:formula="of:=CONCATENATE(&quot; &lt;Relationship Target=~/cards/&quot;;[.D3];&quot;.jpg~ Id=~C&quot;;[.C3];&quot;~ Type=~http://schemas.octgn.org/picture~/&gt;&quot;)" table:style-name="ce1">
            <text:p><text:s/>&lt;Relationship Target=~/cards/RF_AllHandsonDeck.jpg~ Id=~C39a611d5-2ec4-4804-ad5d-adc347905c46~ Type=~http://schemas.octgn.org/picture~/&gt;</text:p>
          </table:table-cell>
          <table:table-cell office:value-type="string" table:style-name="ce1">
            <text:p>39a611d5-2ec4-4804-ad5d-adc347905c46</text:p>
          </table:table-cell>
          <table:table-cell office:value-type="string" table:style-name="ce1">
            <text:p>RF_AllHandsonDeck</text:p>
          </table:table-cell>
          <table:table-cell office:value-type="string" table:style-name="ce1">
            <text:p>“All Hands on Deck!“</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Show your hand to your opponents. If you do not have any Crew in your hand, you may go through your deck and <text:s/>discard pile and get one Crew aligned to your Captain’s faction. Reveal the Crew to your opponents, and place it in your hand. Shuffle your Deck.</text:p>
          </table:table-cell>
          <table:table-cell table:number-columns-repeated="16361"/>
        </table:table-row>
        <table:table-row table:style-name="ro1">
          <table:table-cell office:value-type="string" office:string-value="  &lt;card id=~d6796d95-3027-476a-a328-9e144aa84cfc~ name=~Andrei Levovic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Crimson Rogers~ /&gt;&lt;property name=~Text~ value=~Experienced • Unique • Swordsman +1 • React: Once per turn, untack Andrei after you suffer and absorbed all of the Hits from a Cannon Attack.~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d6796d95-3027-476a-a328-9e144aa84cfc~ name=~Andrei Levovic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Crimson Rogers~ /&gt;&lt;property name=~Text~ value=~Experienced • Unique • Swordsman +1 • React: Once per turn, untack Andrei after you suffer and absorbed all of the Hits from a Cannon Attack.~ /&gt;&lt;/card&gt;</text:p>
          </table:table-cell>
          <table:table-cell office:value-type="string" office:string-value=" &lt;Relationship Target=~/cards/RF_AndreiLevovich.jpg~ Id=~Cd6796d95-3027-476a-a328-9e144aa84cfc~ Type=~http://schemas.octgn.org/picture~/&gt;" table:formula="of:=CONCATENATE(&quot; &lt;Relationship Target=~/cards/&quot;;[.D4];&quot;.jpg~ Id=~C&quot;;[.C4];&quot;~ Type=~http://schemas.octgn.org/picture~/&gt;&quot;)" table:style-name="ce1">
            <text:p><text:s/>&lt;Relationship Target=~/cards/RF_AndreiLevovich.jpg~ Id=~Cd6796d95-3027-476a-a328-9e144aa84cfc~ Type=~http://schemas.octgn.org/picture~/&gt;</text:p>
          </table:table-cell>
          <table:table-cell office:value-type="string" table:style-name="ce1">
            <text:p>d6796d95-3027-476a-a328-9e144aa84cfc</text:p>
          </table:table-cell>
          <table:table-cell office:value-type="string" table:style-name="ce1">
            <text:p>RF_AndreiLevovich</text:p>
          </table:table-cell>
          <table:table-cell office:value-type="string" table:style-name="ce1">
            <text:p>Andrei Levovich</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1">
            <text:p>Experienced • Unique • Swordsman +1 • React: Once per turn, untack Andrei after you suffer and absorbed all of the Hits from a Cannon Attack.</text:p>
          </table:table-cell>
          <table:table-cell table:number-columns-repeated="16361"/>
        </table:table-row>
        <table:table-row table:style-name="ro1">
          <table:table-cell office:value-type="string" office:string-value="  &lt;card id=~d0c0d88d-3255-495d-8af2-c45fea8686a7~ name=~Anointed by Theus~&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oly Crew Attachment -- React: Tack this Crew when you are paying a cancel cost to reduce the cost by this Crew’s Influence cost (minimum 0).~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d0c0d88d-3255-495d-8af2-c45fea8686a7~ name=~Anointed by Theus~&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oly Crew Attachment -- React: Tack this Crew when you are paying a cancel cost to reduce the cost by this Crew’s Influence cost (minimum 0).~ /&gt;&lt;/card&gt;</text:p>
          </table:table-cell>
          <table:table-cell office:value-type="string" office:string-value=" &lt;Relationship Target=~/cards/RF_AnointedbyTheus.jpg~ Id=~Cd0c0d88d-3255-495d-8af2-c45fea8686a7~ Type=~http://schemas.octgn.org/picture~/&gt;" table:formula="of:=CONCATENATE(&quot; &lt;Relationship Target=~/cards/&quot;;[.D5];&quot;.jpg~ Id=~C&quot;;[.C5];&quot;~ Type=~http://schemas.octgn.org/picture~/&gt;&quot;)" table:style-name="ce1">
            <text:p><text:s/>&lt;Relationship Target=~/cards/RF_AnointedbyTheus.jpg~ Id=~Cd0c0d88d-3255-495d-8af2-c45fea8686a7~ Type=~http://schemas.octgn.org/picture~/&gt;</text:p>
          </table:table-cell>
          <table:table-cell office:value-type="string" table:style-name="ce1">
            <text:p>d0c0d88d-3255-495d-8af2-c45fea8686a7</text:p>
          </table:table-cell>
          <table:table-cell office:value-type="string" table:style-name="ce1">
            <text:p>RF_AnointedbyTheus</text:p>
          </table:table-cell>
          <table:table-cell office:value-type="string" table:style-name="ce1">
            <text:p>Anointed by Theu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oly Crew Attachment -- React: Tack this Crew when you are paying a cancel cost to reduce the cost by this Crew’s Influence cost (minimum 0).</text:p>
          </table:table-cell>
          <table:table-cell table:number-columns-repeated="16361"/>
        </table:table-row>
        <table:table-row table:style-name="ro1">
          <table:table-cell office:value-type="string" office:string-value="  &lt;card id=~5ac9b689-f078-41c5-a965-99e2c994d2d8~ name=~“Arm Yourselve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inflict 2 extra Hits during Boarding Attack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5ac9b689-f078-41c5-a965-99e2c994d2d8~ name=~“Arm Yourselve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inflict 2 extra Hits during Boarding Attacks.~ /&gt;&lt;/card&gt;</text:p>
          </table:table-cell>
          <table:table-cell office:value-type="string" office:string-value=" &lt;Relationship Target=~/cards/RF_ArmYourselves.jpg~ Id=~C5ac9b689-f078-41c5-a965-99e2c994d2d8~ Type=~http://schemas.octgn.org/picture~/&gt;" table:formula="of:=CONCATENATE(&quot; &lt;Relationship Target=~/cards/&quot;;[.D6];&quot;.jpg~ Id=~C&quot;;[.C6];&quot;~ Type=~http://schemas.octgn.org/picture~/&gt;&quot;)" table:style-name="ce1">
            <text:p><text:s/>&lt;Relationship Target=~/cards/RF_ArmYourselves.jpg~ Id=~C5ac9b689-f078-41c5-a965-99e2c994d2d8~ Type=~http://schemas.octgn.org/picture~/&gt;</text:p>
          </table:table-cell>
          <table:table-cell office:value-type="string" table:style-name="ce1">
            <text:p>5ac9b689-f078-41c5-a965-99e2c994d2d8</text:p>
          </table:table-cell>
          <table:table-cell office:value-type="string" table:style-name="ce1">
            <text:p>RF_ArmYourselves</text:p>
          </table:table-cell>
          <table:table-cell office:value-type="string" table:style-name="ce1">
            <text:p>“Arm Yourselve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Until the end of the turn, all of your Crew aligned to your Captain’s faction inflict 2 extra Hits during Boarding Attacks.</text:p>
          </table:table-cell>
          <table:table-cell table:number-columns-repeated="16361"/>
        </table:table-row>
        <table:table-row table:style-name="ro1">
          <table:table-cell office:value-type="string" office:string-value="  &lt;card id=~1ba7b216-180b-424f-b6e6-dedeca007101~ name=~At the Ready~&gt;&lt;property name=~Rarity~ value=~R~ /&gt;&lt;property name=~Type~ value=~Actions~ /&gt;&lt;property name=~Cost~ value=~2~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when you are entering a Boarding. Untack one of your Ship or Crew Attachments.~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1ba7b216-180b-424f-b6e6-dedeca007101~ name=~At the Ready~&gt;&lt;property name=~Rarity~ value=~R~ /&gt;&lt;property name=~Type~ value=~Actions~ /&gt;&lt;property name=~Cost~ value=~2~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when you are entering a Boarding. Untack one of your Ship or Crew Attachments.~ /&gt;&lt;/card&gt;</text:p>
          </table:table-cell>
          <table:table-cell office:value-type="string" office:string-value=" &lt;Relationship Target=~/cards/RF_AttheReady.jpg~ Id=~C1ba7b216-180b-424f-b6e6-dedeca007101~ Type=~http://schemas.octgn.org/picture~/&gt;" table:formula="of:=CONCATENATE(&quot; &lt;Relationship Target=~/cards/&quot;;[.D7];&quot;.jpg~ Id=~C&quot;;[.C7];&quot;~ Type=~http://schemas.octgn.org/picture~/&gt;&quot;)" table:style-name="ce1">
            <text:p><text:s/>&lt;Relationship Target=~/cards/RF_AttheReady.jpg~ Id=~C1ba7b216-180b-424f-b6e6-dedeca007101~ Type=~http://schemas.octgn.org/picture~/&gt;</text:p>
          </table:table-cell>
          <table:table-cell office:value-type="string" table:style-name="ce1">
            <text:p>1ba7b216-180b-424f-b6e6-dedeca007101</text:p>
          </table:table-cell>
          <table:table-cell office:value-type="string" table:style-name="ce1">
            <text:p>RF_AttheReady</text:p>
          </table:table-cell>
          <table:table-cell office:value-type="string" table:style-name="ce1">
            <text:p>At the Ready</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3" table:style-name="ce1">
            <text:p>3</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he other Ship in the Boarding may pay the cancel cost of this card. React: Play when you are entering a Boarding. Untack one of your Ship or Crew Attachments.</text:p>
          </table:table-cell>
          <table:table-cell table:number-columns-repeated="16361"/>
        </table:table-row>
        <table:table-row table:style-name="ro1">
          <table:table-cell office:value-type="string" office:string-value="  &lt;card id=~91638d1c-9009-40db-a06b-bbe4d12deb7d~ name=~Back It Up~&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produces skill points (other than absorbing Hits) without tacking a crew. That player suffers 3 Hits.~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91638d1c-9009-40db-a06b-bbe4d12deb7d~ name=~Back It Up~&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produces skill points (other than absorbing Hits) without tacking a crew. That player suffers 3 Hits.~ /&gt;&lt;/card&gt;</text:p>
          </table:table-cell>
          <table:table-cell office:value-type="string" office:string-value=" &lt;Relationship Target=~/cards/RF_BackItUp.jpg~ Id=~C91638d1c-9009-40db-a06b-bbe4d12deb7d~ Type=~http://schemas.octgn.org/picture~/&gt;" table:formula="of:=CONCATENATE(&quot; &lt;Relationship Target=~/cards/&quot;;[.D8];&quot;.jpg~ Id=~C&quot;;[.C8];&quot;~ Type=~http://schemas.octgn.org/picture~/&gt;&quot;)" table:style-name="ce1">
            <text:p><text:s/>&lt;Relationship Target=~/cards/RF_BackItUp.jpg~ Id=~C91638d1c-9009-40db-a06b-bbe4d12deb7d~ Type=~http://schemas.octgn.org/picture~/&gt;</text:p>
          </table:table-cell>
          <table:table-cell office:value-type="string" table:style-name="ce1">
            <text:p>91638d1c-9009-40db-a06b-bbe4d12deb7d</text:p>
          </table:table-cell>
          <table:table-cell office:value-type="string" table:style-name="ce1">
            <text:p>RF_BackItUp</text:p>
          </table:table-cell>
          <table:table-cell office:value-type="string" table:style-name="ce1">
            <text:p>Back It Up</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produces skill points (other than absorbing Hits) without tacking a crew. That player suffers 3 Hits.</text:p>
          </table:table-cell>
          <table:table-cell table:number-columns-repeated="16361"/>
        </table:table-row>
        <table:table-row table:style-name="ro1">
          <table:table-cell office:value-type="string" office:string-value="  &lt;card id=~e6998555-eba9-4712-9844-94a1cdc9114f~ name=~Bardo Murill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Castille~ /&gt;&lt;property name=~Text~ value=~React: Tack Bardo instead of performing a Boarding Attack to tack a non-Captain Crew on the other Ship.~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6998555-eba9-4712-9844-94a1cdc9114f~ name=~Bardo Murill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Castille~ /&gt;&lt;property name=~Text~ value=~React: Tack Bardo instead of performing a Boarding Attack to tack a non-Captain Crew on the other Ship.~ /&gt;&lt;/card&gt;</text:p>
          </table:table-cell>
          <table:table-cell office:value-type="string" office:string-value=" &lt;Relationship Target=~/cards/RF_BardoMurillo.jpg~ Id=~Ce6998555-eba9-4712-9844-94a1cdc9114f~ Type=~http://schemas.octgn.org/picture~/&gt;" table:formula="of:=CONCATENATE(&quot; &lt;Relationship Target=~/cards/&quot;;[.D9];&quot;.jpg~ Id=~C&quot;;[.C9];&quot;~ Type=~http://schemas.octgn.org/picture~/&gt;&quot;)" table:style-name="ce1">
            <text:p><text:s/>&lt;Relationship Target=~/cards/RF_BardoMurillo.jpg~ Id=~Ce6998555-eba9-4712-9844-94a1cdc9114f~ Type=~http://schemas.octgn.org/picture~/&gt;</text:p>
          </table:table-cell>
          <table:table-cell office:value-type="string" table:style-name="ce1">
            <text:p>e6998555-eba9-4712-9844-94a1cdc9114f</text:p>
          </table:table-cell>
          <table:table-cell office:value-type="string" table:style-name="ce1">
            <text:p>RF_BardoMurillo</text:p>
          </table:table-cell>
          <table:table-cell office:value-type="string" table:style-name="ce1">
            <text:p>Bardo Murillo</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React: Tack Bardo instead of performing a Boarding Attack to tack a non-Captain Crew on the other Ship.</text:p>
          </table:table-cell>
          <table:table-cell table:number-columns-repeated="16361"/>
        </table:table-row>
        <table:table-row table:style-name="ro1">
          <table:table-cell office:value-type="string" office:string-value="  &lt;card id=~679148e8-e683-4b46-8dd4-05920682e688~ name=~Bethesda Qui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Swordsman +2 • Bethesda does not tack after conducting a Boarding Attack where a Crew with an Influence cost less than 3 was sunk.~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79148e8-e683-4b46-8dd4-05920682e688~ name=~Bethesda Qui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Swordsman +2 • Bethesda does not tack after conducting a Boarding Attack where a Crew with an Influence cost less than 3 was sunk.~ /&gt;&lt;/card&gt;</text:p>
          </table:table-cell>
          <table:table-cell office:value-type="string" office:string-value=" &lt;Relationship Target=~/cards/RF_BethesdaQuinn.jpg~ Id=~C679148e8-e683-4b46-8dd4-05920682e688~ Type=~http://schemas.octgn.org/picture~/&gt;" table:formula="of:=CONCATENATE(&quot; &lt;Relationship Target=~/cards/&quot;;[.D10];&quot;.jpg~ Id=~C&quot;;[.C10];&quot;~ Type=~http://schemas.octgn.org/picture~/&gt;&quot;)" table:style-name="ce1">
            <text:p><text:s/>&lt;Relationship Target=~/cards/RF_BethesdaQuinn.jpg~ Id=~C679148e8-e683-4b46-8dd4-05920682e688~ Type=~http://schemas.octgn.org/picture~/&gt;</text:p>
          </table:table-cell>
          <table:table-cell office:value-type="string" table:style-name="ce1">
            <text:p>679148e8-e683-4b46-8dd4-05920682e688</text:p>
          </table:table-cell>
          <table:table-cell office:value-type="string" table:style-name="ce1">
            <text:p>RF_BethesdaQuinn</text:p>
          </table:table-cell>
          <table:table-cell office:value-type="string" table:style-name="ce1">
            <text:p>Bethesda Quin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Swordsman +2 • Bethesda does not tack after conducting a Boarding Attack where a Crew with an Influence cost less than 3 was sunk.</text:p>
          </table:table-cell>
          <table:table-cell table:number-columns-repeated="16361"/>
        </table:table-row>
        <table:table-row table:style-name="ro1">
          <table:table-cell office:value-type="string" office:string-value="  &lt;card id=~b4ff5d3b-9304-4f82-a542-6174f14bdb71~ name=~The Black Freighte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lack Freighter captain on board. Inflict 4 Hits on that Ship. Act: Tack one of your Crew to draw 1 card from your Deck.~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b4ff5d3b-9304-4f82-a542-6174f14bdb71~ name=~The Black Freighte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lack Freighter captain on board. Inflict 4 Hits on that Ship. Act: Tack one of your Crew to draw 1 card from your Deck.~ /&gt;&lt;/card&gt;</text:p>
          </table:table-cell>
          <table:table-cell office:value-type="string" office:string-value=" &lt;Relationship Target=~/cards/RF_TheBlackFreightersFolly.jpg~ Id=~Cb4ff5d3b-9304-4f82-a542-6174f14bdb71~ Type=~http://schemas.octgn.org/picture~/&gt;" table:formula="of:=CONCATENATE(&quot; &lt;Relationship Target=~/cards/&quot;;[.D11];&quot;.jpg~ Id=~C&quot;;[.C11];&quot;~ Type=~http://schemas.octgn.org/picture~/&gt;&quot;)" table:style-name="ce1">
            <text:p><text:s/>&lt;Relationship Target=~/cards/RF_TheBlackFreightersFolly.jpg~ Id=~Cb4ff5d3b-9304-4f82-a542-6174f14bdb71~ Type=~http://schemas.octgn.org/picture~/&gt;</text:p>
          </table:table-cell>
          <table:table-cell office:value-type="string" table:style-name="ce1">
            <text:p>b4ff5d3b-9304-4f82-a542-6174f14bdb71</text:p>
          </table:table-cell>
          <table:table-cell office:value-type="string" table:style-name="ce1">
            <text:p>RF_TheBlackFreightersFolly</text:p>
          </table:table-cell>
          <table:table-cell office:value-type="string" table:style-name="ce1">
            <text:p>The Black Freighte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Black Freighter captain on board. Inflict 4 Hits on that Ship. Act: Tack one of your Crew to draw 1 card from your Deck.</text:p>
          </table:table-cell>
          <table:table-cell table:number-columns-repeated="16361"/>
        </table:table-row>
        <table:table-row table:style-name="ro1">
          <table:table-cell office:value-type="string" office:string-value="  &lt;card id=~dead9af8-4a18-4e60-ba25-9d9b0baecea5~ name=~“Brace Yourselves!“~&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whenever you are suffering hits, you suffer 2 fewer Hits (minimum 0).~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dead9af8-4a18-4e60-ba25-9d9b0baecea5~ name=~“Brace Yourselves!“~&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whenever you are suffering hits, you suffer 2 fewer Hits (minimum 0).~ /&gt;&lt;/card&gt;</text:p>
          </table:table-cell>
          <table:table-cell office:value-type="string" office:string-value=" &lt;Relationship Target=~/cards/RF_BraceYourselves.jpg~ Id=~Cdead9af8-4a18-4e60-ba25-9d9b0baecea5~ Type=~http://schemas.octgn.org/picture~/&gt;" table:formula="of:=CONCATENATE(&quot; &lt;Relationship Target=~/cards/&quot;;[.D12];&quot;.jpg~ Id=~C&quot;;[.C12];&quot;~ Type=~http://schemas.octgn.org/picture~/&gt;&quot;)" table:style-name="ce1">
            <text:p><text:s/>&lt;Relationship Target=~/cards/RF_BraceYourselves.jpg~ Id=~Cdead9af8-4a18-4e60-ba25-9d9b0baecea5~ Type=~http://schemas.octgn.org/picture~/&gt;</text:p>
          </table:table-cell>
          <table:table-cell office:value-type="string" table:style-name="ce1">
            <text:p>dead9af8-4a18-4e60-ba25-9d9b0baecea5</text:p>
          </table:table-cell>
          <table:table-cell office:value-type="string" table:style-name="ce1">
            <text:p>RF_BraceYourselves</text:p>
          </table:table-cell>
          <table:table-cell office:value-type="string" table:style-name="ce1">
            <text:p>“Brace Yourselve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your Captain or one of your crew with the First Mate trait to play this card. Until the end of the turn, whenever you are suffering hits, you suffer 2 fewer Hits (minimum 0).</text:p>
          </table:table-cell>
          <table:table-cell table:number-columns-repeated="16361"/>
        </table:table-row>
        <table:table-row table:style-name="ro1">
          <table:table-cell office:value-type="string" office:string-value="  &lt;card id=~634502ee-30ad-4cb0-b266-fb383b1fecf0~ name=~“Butcher” Pincho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2~ /&gt;&lt;property name=~Swashbuckling~ value=~2~ /&gt;&lt;property name=~Crew Max.~ value=~~ /&gt;&lt;property name=~Move Cost~ value=~~ /&gt;&lt;property name=~Faction~ value=~Crimson Rogers~ /&gt;&lt;property name=~Text~ value=~Experienced • Unique • Loyal • Villainous • &amp;quot;Butcher&amp;quot; does not count toward your Crew Maximum. React: Tack &amp;quot;Butcher&amp;quot; when another Ship in this Sea is suffering Hits. That Ship suffers 2 additional Hits.~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634502ee-30ad-4cb0-b266-fb383b1fecf0~ name=~“Butcher” Pincho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2~ /&gt;&lt;property name=~Swashbuckling~ value=~2~ /&gt;&lt;property name=~Crew Max.~ value=~~ /&gt;&lt;property name=~Move Cost~ value=~~ /&gt;&lt;property name=~Faction~ value=~Crimson Rogers~ /&gt;&lt;property name=~Text~ value=~Experienced • Unique • Loyal • Villainous • &amp;quot;Butcher&amp;quot; does not count toward your Crew Maximum. React: Tack &amp;quot;Butcher&amp;quot; when another Ship in this Sea is suffering Hits. That Ship suffers 2 additional Hits.~ /&gt;&lt;/card&gt;</text:p>
          </table:table-cell>
          <table:table-cell office:value-type="string" office:string-value=" &lt;Relationship Target=~/cards/RF_ButcherPinchot.jpg~ Id=~C634502ee-30ad-4cb0-b266-fb383b1fecf0~ Type=~http://schemas.octgn.org/picture~/&gt;" table:formula="of:=CONCATENATE(&quot; &lt;Relationship Target=~/cards/&quot;;[.D13];&quot;.jpg~ Id=~C&quot;;[.C13];&quot;~ Type=~http://schemas.octgn.org/picture~/&gt;&quot;)" table:style-name="ce1">
            <text:p><text:s/>&lt;Relationship Target=~/cards/RF_ButcherPinchot.jpg~ Id=~C634502ee-30ad-4cb0-b266-fb383b1fecf0~ Type=~http://schemas.octgn.org/picture~/&gt;</text:p>
          </table:table-cell>
          <table:table-cell office:value-type="string" table:style-name="ce1">
            <text:p>634502ee-30ad-4cb0-b266-fb383b1fecf0</text:p>
          </table:table-cell>
          <table:table-cell office:value-type="string" table:style-name="ce1">
            <text:p>RF_ButcherPinchot</text:p>
          </table:table-cell>
          <table:table-cell office:value-type="string" table:style-name="ce1">
            <text:p>“Butcher” Pinchot</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Experienced • Unique • Loyal • Villainous • &amp;quot;Butcher&amp;quot; does not count toward your Crew Maximum. React: Tack &amp;quot;Butcher&amp;quot; when another Ship in this Sea is suffering Hits. That Ship suffers 2 additional Hits.</text:p>
          </table:table-cell>
          <table:table-cell table:number-columns-repeated="16361"/>
        </table:table-row>
        <table:table-row table:style-name="ro1">
          <table:table-cell office:value-type="string" office:string-value="  &lt;card id=~3accf896-98e3-48c9-bbd7-2e8e43ccbf13~ name=~Called Awa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one of your non-Captain Crew in play. Place that Crew in your hand. Discard any cards attached to that Crew. Act: Target a tacked Crew with the No Attachments trait in this Sea. Pay 3 Influence to return the target crew to their owner’s hand.~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3accf896-98e3-48c9-bbd7-2e8e43ccbf13~ name=~Called Awa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one of your non-Captain Crew in play. Place that Crew in your hand. Discard any cards attached to that Crew. Act: Target a tacked Crew with the No Attachments trait in this Sea. Pay 3 Influence to return the target crew to their owner’s hand.~ /&gt;&lt;/card&gt;</text:p>
          </table:table-cell>
          <table:table-cell office:value-type="string" office:string-value=" &lt;Relationship Target=~/cards/RF_CalledAway.jpg~ Id=~C3accf896-98e3-48c9-bbd7-2e8e43ccbf13~ Type=~http://schemas.octgn.org/picture~/&gt;" table:formula="of:=CONCATENATE(&quot; &lt;Relationship Target=~/cards/&quot;;[.D14];&quot;.jpg~ Id=~C&quot;;[.C14];&quot;~ Type=~http://schemas.octgn.org/picture~/&gt;&quot;)" table:style-name="ce1">
            <text:p><text:s/>&lt;Relationship Target=~/cards/RF_CalledAway.jpg~ Id=~C3accf896-98e3-48c9-bbd7-2e8e43ccbf13~ Type=~http://schemas.octgn.org/picture~/&gt;</text:p>
          </table:table-cell>
          <table:table-cell office:value-type="string" table:style-name="ce1">
            <text:p>3accf896-98e3-48c9-bbd7-2e8e43ccbf13</text:p>
          </table:table-cell>
          <table:table-cell office:value-type="string" table:style-name="ce1">
            <text:p>RF_CalledAway</text:p>
          </table:table-cell>
          <table:table-cell office:value-type="string" table:style-name="ce1">
            <text:p>Called Awa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one of your non-Captain Crew in play. Place that Crew in your hand. Discard any cards attached to that Crew. Act: Target a tacked Crew with the No Attachments trait in this Sea. Pay 3 Influence to return the target crew to their owner’s hand.</text:p>
          </table:table-cell>
          <table:table-cell table:number-columns-repeated="16361"/>
        </table:table-row>
        <table:table-row table:style-name="ro1">
          <table:table-cell office:value-type="string" office:string-value="  &lt;card id=~8e81eae3-100d-4bd3-b97c-650822cc4273~ name=~Carlos Altena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1~ /&gt;&lt;property name=~Swashbuckling~ value=~3~ /&gt;&lt;property name=~Crew Max.~ value=~~ /&gt;&lt;property name=~Move Cost~ value=~~ /&gt;&lt;property name=~Faction~ value=~Castille~ /&gt;&lt;property name=~Text~ value=~Experienced • Unique • Loyal • Villainous • Swordsman +2 • Act: Once per turn, sink one of your Holy Crew to untack your Captain.~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8e81eae3-100d-4bd3-b97c-650822cc4273~ name=~Carlos Altena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1~ /&gt;&lt;property name=~Swashbuckling~ value=~3~ /&gt;&lt;property name=~Crew Max.~ value=~~ /&gt;&lt;property name=~Move Cost~ value=~~ /&gt;&lt;property name=~Faction~ value=~Castille~ /&gt;&lt;property name=~Text~ value=~Experienced • Unique • Loyal • Villainous • Swordsman +2 • Act: Once per turn, sink one of your Holy Crew to untack your Captain.~ /&gt;&lt;/card&gt;</text:p>
          </table:table-cell>
          <table:table-cell office:value-type="string" office:string-value=" &lt;Relationship Target=~/cards/RF_CarlosAltenar.jpg~ Id=~C8e81eae3-100d-4bd3-b97c-650822cc4273~ Type=~http://schemas.octgn.org/picture~/&gt;" table:formula="of:=CONCATENATE(&quot; &lt;Relationship Target=~/cards/&quot;;[.D15];&quot;.jpg~ Id=~C&quot;;[.C15];&quot;~ Type=~http://schemas.octgn.org/picture~/&gt;&quot;)" table:style-name="ce1">
            <text:p><text:s/>&lt;Relationship Target=~/cards/RF_CarlosAltenar.jpg~ Id=~C8e81eae3-100d-4bd3-b97c-650822cc4273~ Type=~http://schemas.octgn.org/picture~/&gt;</text:p>
          </table:table-cell>
          <table:table-cell office:value-type="string" table:style-name="ce1">
            <text:p>8e81eae3-100d-4bd3-b97c-650822cc4273</text:p>
          </table:table-cell>
          <table:table-cell office:value-type="string" table:style-name="ce1">
            <text:p>RF_CarlosAltenar</text:p>
          </table:table-cell>
          <table:table-cell office:value-type="string" table:style-name="ce1">
            <text:p>Carlos Altenar</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Experienced • Unique • Loyal • Villainous • Swordsman +2 • Act: Once per turn, sink one of your Holy Crew to untack your Captain.</text:p>
          </table:table-cell>
          <table:table-cell table:number-columns-repeated="16361"/>
        </table:table-row>
        <table:table-row table:style-name="ro1">
          <table:table-cell office:value-type="string" office:string-value="  &lt;card id=~579d907c-c095-4e3d-addd-8af97802f120~ name=~“Cat's Claw” Fornier~&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Black Freighter~ /&gt;&lt;property name=~Text~ value=~Loyal • No Attachments • Skeletal • React: Discard Fornier when you are paying your Ship’s Move Cost to attempt a Boarding. The cost to cancel that Boarding is increased by 2.~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579d907c-c095-4e3d-addd-8af97802f120~ name=~“Cat's Claw” Fornier~&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Black Freighter~ /&gt;&lt;property name=~Text~ value=~Loyal • No Attachments • Skeletal • React: Discard Fornier when you are paying your Ship’s Move Cost to attempt a Boarding. The cost to cancel that Boarding is increased by 2.~ /&gt;&lt;/card&gt;</text:p>
          </table:table-cell>
          <table:table-cell office:value-type="string" office:string-value=" &lt;Relationship Target=~/cards/RF_CatsClawFornier.jpg~ Id=~C579d907c-c095-4e3d-addd-8af97802f120~ Type=~http://schemas.octgn.org/picture~/&gt;" table:formula="of:=CONCATENATE(&quot; &lt;Relationship Target=~/cards/&quot;;[.D16];&quot;.jpg~ Id=~C&quot;;[.C16];&quot;~ Type=~http://schemas.octgn.org/picture~/&gt;&quot;)" table:style-name="ce1">
            <text:p><text:s/>&lt;Relationship Target=~/cards/RF_CatsClawFornier.jpg~ Id=~C579d907c-c095-4e3d-addd-8af97802f120~ Type=~http://schemas.octgn.org/picture~/&gt;</text:p>
          </table:table-cell>
          <table:table-cell office:value-type="string" table:style-name="ce1">
            <text:p>579d907c-c095-4e3d-addd-8af97802f120</text:p>
          </table:table-cell>
          <table:table-cell office:value-type="string" table:style-name="ce1">
            <text:p>RF_CatsClawFornier</text:p>
          </table:table-cell>
          <table:table-cell office:value-type="string" table:style-name="ce1">
            <text:p>“Cat's Claw” Fornier</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 • React: Discard Fornier when you are paying your Ship’s Move Cost to attempt a Boarding. The cost to cancel that Boarding is increased by 2.</text:p>
          </table:table-cell>
          <table:table-cell table:number-columns-repeated="16361"/>
        </table:table-row>
        <table:table-row table:style-name="ro1">
          <table:table-cell office:value-type="string" office:string-value="  &lt;card id=~06a72154-d4fa-4a62-8267-731ef67e073a~ name=~Claw of Thalusai~&gt;&lt;property name=~Rarity~ value=~C~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Attach this card to one of your Crew to suffer 3 fewer Hits. This card has the Hand Attachment. A Crew may not have more than 1 Hand Attachment. Whenever this Crew tacks to absorb Hits, this Crew absorbs 2 extra Hits.~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06a72154-d4fa-4a62-8267-731ef67e073a~ name=~Claw of Thalusai~&gt;&lt;property name=~Rarity~ value=~C~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Attach this card to one of your Crew to suffer 3 fewer Hits. This card has the Hand Attachment. A Crew may not have more than 1 Hand Attachment. Whenever this Crew tacks to absorb Hits, this Crew absorbs 2 extra Hits.~ /&gt;&lt;/card&gt;</text:p>
          </table:table-cell>
          <table:table-cell office:value-type="string" office:string-value=" &lt;Relationship Target=~/cards/RF_ClawofThalusai.jpg~ Id=~C06a72154-d4fa-4a62-8267-731ef67e073a~ Type=~http://schemas.octgn.org/picture~/&gt;" table:formula="of:=CONCATENATE(&quot; &lt;Relationship Target=~/cards/&quot;;[.D17];&quot;.jpg~ Id=~C&quot;;[.C17];&quot;~ Type=~http://schemas.octgn.org/picture~/&gt;&quot;)" table:style-name="ce1">
            <text:p><text:s/>&lt;Relationship Target=~/cards/RF_ClawofThalusai.jpg~ Id=~C06a72154-d4fa-4a62-8267-731ef67e073a~ Type=~http://schemas.octgn.org/picture~/&gt;</text:p>
          </table:table-cell>
          <table:table-cell office:value-type="string" table:style-name="ce1">
            <text:p>06a72154-d4fa-4a62-8267-731ef67e073a</text:p>
          </table:table-cell>
          <table:table-cell office:value-type="string" table:style-name="ce1">
            <text:p>RF_ClawofThalusai</text:p>
          </table:table-cell>
          <table:table-cell office:value-type="string" table:style-name="ce1">
            <text:p>Claw of Thalusai</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Sw</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suffering Hits. Attach this card to one of your Crew to suffer 3 fewer Hits. This card has the Hand Attachment. A Crew may not have more than 1 Hand Attachment. Whenever this Crew tacks to absorb Hits, this Crew absorbs 2 extra Hits.</text:p>
          </table:table-cell>
          <table:table-cell table:number-columns-repeated="16361"/>
        </table:table-row>
        <table:table-row table:style-name="ro1">
          <table:table-cell office:value-type="string" office:string-value="  &lt;card id=~92f363e5-6ab4-42f3-894d-c7cc2c0193ee~ name=~The Corsai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orsair’s captain on board. Inflict 4 hits on that ship. Act: Tack one of your Crew to draw 1 card from your Deck.~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92f363e5-6ab4-42f3-894d-c7cc2c0193ee~ name=~The Corsai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orsair’s captain on board. Inflict 4 hits on that ship. Act: Tack one of your Crew to draw 1 card from your Deck.~ /&gt;&lt;/card&gt;</text:p>
          </table:table-cell>
          <table:table-cell office:value-type="string" office:string-value=" &lt;Relationship Target=~/cards/RF_TheCorsairsFolly.jpg~ Id=~C92f363e5-6ab4-42f3-894d-c7cc2c0193ee~ Type=~http://schemas.octgn.org/picture~/&gt;" table:formula="of:=CONCATENATE(&quot; &lt;Relationship Target=~/cards/&quot;;[.D18];&quot;.jpg~ Id=~C&quot;;[.C18];&quot;~ Type=~http://schemas.octgn.org/picture~/&gt;&quot;)" table:style-name="ce1">
            <text:p><text:s/>&lt;Relationship Target=~/cards/RF_TheCorsairsFolly.jpg~ Id=~C92f363e5-6ab4-42f3-894d-c7cc2c0193ee~ Type=~http://schemas.octgn.org/picture~/&gt;</text:p>
          </table:table-cell>
          <table:table-cell office:value-type="string" table:style-name="ce1">
            <text:p>92f363e5-6ab4-42f3-894d-c7cc2c0193ee</text:p>
          </table:table-cell>
          <table:table-cell office:value-type="string" table:style-name="ce1">
            <text:p>RF_TheCorsairsFolly</text:p>
          </table:table-cell>
          <table:table-cell office:value-type="string" table:style-name="ce1">
            <text:p>The Corsai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Corsair’s captain on board. Inflict 4 hits on that ship. Act: Tack one of your Crew to draw 1 card from your Deck.</text:p>
          </table:table-cell>
          <table:table-cell table:number-columns-repeated="16361"/>
        </table:table-row>
        <table:table-row table:style-name="ro1">
          <table:table-cell office:value-type="string" office:string-value="  &lt;card id=~a4190d03-3222-40c4-a1ab-a0ecc2437905~ name=~Cossette's Mutiny~&gt;&lt;property name=~Rarity~ value=~U~ /&gt;&lt;property name=~Type~ value=~Chantey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target a Ship to inflict Hits equal to the number of Crew on Board with a different Faction symbol than their Captain.~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a4190d03-3222-40c4-a1ab-a0ecc2437905~ name=~Cossette's Mutiny~&gt;&lt;property name=~Rarity~ value=~U~ /&gt;&lt;property name=~Type~ value=~Chantey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target a Ship to inflict Hits equal to the number of Crew on Board with a different Faction symbol than their Captain.~ /&gt;&lt;/card&gt;</text:p>
          </table:table-cell>
          <table:table-cell office:value-type="string" office:string-value=" &lt;Relationship Target=~/cards/RF_CossettesMutiny.jpg~ Id=~Ca4190d03-3222-40c4-a1ab-a0ecc2437905~ Type=~http://schemas.octgn.org/picture~/&gt;" table:formula="of:=CONCATENATE(&quot; &lt;Relationship Target=~/cards/&quot;;[.D19];&quot;.jpg~ Id=~C&quot;;[.C19];&quot;~ Type=~http://schemas.octgn.org/picture~/&gt;&quot;)" table:style-name="ce1">
            <text:p><text:s/>&lt;Relationship Target=~/cards/RF_CossettesMutiny.jpg~ Id=~Ca4190d03-3222-40c4-a1ab-a0ecc2437905~ Type=~http://schemas.octgn.org/picture~/&gt;</text:p>
          </table:table-cell>
          <table:table-cell office:value-type="string" table:style-name="ce1">
            <text:p>a4190d03-3222-40c4-a1ab-a0ecc2437905</text:p>
          </table:table-cell>
          <table:table-cell office:value-type="string" table:style-name="ce1">
            <text:p>RF_CossettesMutiny</text:p>
          </table:table-cell>
          <table:table-cell office:value-type="string" table:style-name="ce1">
            <text:p>Cossette's Mutiny</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ll Captains have the following ability: Act: Once per turn, target a Ship to inflict Hits equal to the number of Crew on Board with a different Faction symbol than their Captain.</text:p>
          </table:table-cell>
          <table:table-cell table:number-columns-repeated="16361"/>
        </table:table-row>
        <table:table-row table:style-name="ro1">
          <table:table-cell office:value-type="string" office:string-value="  &lt;card id=~43c264c3-cbd0-48f4-9b08-f0b168ee9050~ name=~Dark Past~&gt;&lt;property name=~Rarity~ value=~R~ /&gt;&lt;property name=~Type~ value=~Actions~ /&gt;&lt;property name=~Cost~ value=~4~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in this Sea. That Crew gains the Villainous trait until the end of the turn. The target’s player may sink one of their Crew to cancel this action.~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43c264c3-cbd0-48f4-9b08-f0b168ee9050~ name=~Dark Past~&gt;&lt;property name=~Rarity~ value=~R~ /&gt;&lt;property name=~Type~ value=~Actions~ /&gt;&lt;property name=~Cost~ value=~4~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in this Sea. That Crew gains the Villainous trait until the end of the turn. The target’s player may sink one of their Crew to cancel this action.~ /&gt;&lt;/card&gt;</text:p>
          </table:table-cell>
          <table:table-cell office:value-type="string" office:string-value=" &lt;Relationship Target=~/cards/RF_DarkPast.jpg~ Id=~C43c264c3-cbd0-48f4-9b08-f0b168ee9050~ Type=~http://schemas.octgn.org/picture~/&gt;" table:formula="of:=CONCATENATE(&quot; &lt;Relationship Target=~/cards/&quot;;[.D20];&quot;.jpg~ Id=~C&quot;;[.C20];&quot;~ Type=~http://schemas.octgn.org/picture~/&gt;&quot;)" table:style-name="ce1">
            <text:p><text:s/>&lt;Relationship Target=~/cards/RF_DarkPast.jpg~ Id=~C43c264c3-cbd0-48f4-9b08-f0b168ee9050~ Type=~http://schemas.octgn.org/picture~/&gt;</text:p>
          </table:table-cell>
          <table:table-cell office:value-type="string" table:style-name="ce1">
            <text:p>43c264c3-cbd0-48f4-9b08-f0b168ee9050</text:p>
          </table:table-cell>
          <table:table-cell office:value-type="string" table:style-name="ce1">
            <text:p>RF_DarkPast</text:p>
          </table:table-cell>
          <table:table-cell office:value-type="string" table:style-name="ce1">
            <text:p>Dark Past</text:p>
          </table:table-cell>
          <table:table-cell office:value-type="string" table:style-name="ce1">
            <text:p>R</text:p>
          </table:table-cell>
          <table:table-cell office:value-type="string" table:style-name="ce1">
            <text:p>Action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in this Sea. That Crew gains the Villainous trait until the end of the turn. The target’s player may sink one of their Crew to cancel this action.</text:p>
          </table:table-cell>
          <table:table-cell table:number-columns-repeated="16361"/>
        </table:table-row>
        <table:table-row table:style-name="ro1">
          <table:table-cell office:value-type="string" office:string-value="  &lt;card id=~3cd10921-57c5-4cf5-8751-869afe91a440~ name=~Dashing Blad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Captain Attachment • Unique • -- You must tack one of your Swordsman Crew to put this card into play. React: Tack this card instead of perfomring a Boarding Attack to inflict 3 Hits on the other Ship in the Boarding.~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3cd10921-57c5-4cf5-8751-869afe91a440~ name=~Dashing Blad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Captain Attachment • Unique • -- You must tack one of your Swordsman Crew to put this card into play. React: Tack this card instead of perfomring a Boarding Attack to inflict 3 Hits on the other Ship in the Boarding.~ /&gt;&lt;/card&gt;</text:p>
          </table:table-cell>
          <table:table-cell office:value-type="string" office:string-value=" &lt;Relationship Target=~/cards/RF_DashingBlade.jpg~ Id=~C3cd10921-57c5-4cf5-8751-869afe91a440~ Type=~http://schemas.octgn.org/picture~/&gt;" table:formula="of:=CONCATENATE(&quot; &lt;Relationship Target=~/cards/&quot;;[.D21];&quot;.jpg~ Id=~C&quot;;[.C21];&quot;~ Type=~http://schemas.octgn.org/picture~/&gt;&quot;)" table:style-name="ce1">
            <text:p><text:s/>&lt;Relationship Target=~/cards/RF_DashingBlade.jpg~ Id=~C3cd10921-57c5-4cf5-8751-869afe91a440~ Type=~http://schemas.octgn.org/picture~/&gt;</text:p>
          </table:table-cell>
          <table:table-cell office:value-type="string" table:style-name="ce1">
            <text:p>3cd10921-57c5-4cf5-8751-869afe91a440</text:p>
          </table:table-cell>
          <table:table-cell office:value-type="string" table:style-name="ce1">
            <text:p>RF_DashingBlade</text:p>
          </table:table-cell>
          <table:table-cell office:value-type="string" table:style-name="ce1">
            <text:p>Dashing Blad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stillian Captain Attachment • Unique • -- You must tack one of your Swordsman Crew to put this card into play. React: Tack this card instead of perfomring a Boarding Attack to inflict 3 Hits on the other Ship in the Boarding.</text:p>
          </table:table-cell>
          <table:table-cell table:number-columns-repeated="16361"/>
        </table:table-row>
        <table:table-row table:style-name="ro1">
          <table:table-cell office:value-type="string" office:string-value="  &lt;card id=~b3e33859-0240-48f3-8726-a62601c4cc4d~ name=~Deck Hand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No Attachments • When hiring Deck Hands, you may discard a card from your hand to reduce Deck Hands’ Influence cost to 0.~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b3e33859-0240-48f3-8726-a62601c4cc4d~ name=~Deck Hand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No Attachments • When hiring Deck Hands, you may discard a card from your hand to reduce Deck Hands’ Influence cost to 0.~ /&gt;&lt;/card&gt;</text:p>
          </table:table-cell>
          <table:table-cell office:value-type="string" office:string-value=" &lt;Relationship Target=~/cards/RF_DeckHands.jpg~ Id=~Cb3e33859-0240-48f3-8726-a62601c4cc4d~ Type=~http://schemas.octgn.org/picture~/&gt;" table:formula="of:=CONCATENATE(&quot; &lt;Relationship Target=~/cards/&quot;;[.D22];&quot;.jpg~ Id=~C&quot;;[.C22];&quot;~ Type=~http://schemas.octgn.org/picture~/&gt;&quot;)" table:style-name="ce1">
            <text:p><text:s/>&lt;Relationship Target=~/cards/RF_DeckHands.jpg~ Id=~Cb3e33859-0240-48f3-8726-a62601c4cc4d~ Type=~http://schemas.octgn.org/picture~/&gt;</text:p>
          </table:table-cell>
          <table:table-cell office:value-type="string" table:style-name="ce1">
            <text:p>b3e33859-0240-48f3-8726-a62601c4cc4d</text:p>
          </table:table-cell>
          <table:table-cell office:value-type="string" table:style-name="ce1">
            <text:p>RF_DeckHands</text:p>
          </table:table-cell>
          <table:table-cell office:value-type="string" table:style-name="ce1">
            <text:p>Deck Hands</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 • When hiring Deck Hands, you may discard a card from your hand to reduce Deck Hands’ Influence cost to 0.</text:p>
          </table:table-cell>
          <table:table-cell table:number-columns-repeated="16361"/>
        </table:table-row>
        <table:table-row table:style-name="ro1">
          <table:table-cell office:value-type="string" office:string-value="  &lt;card id=~d72bd990-f582-4b3d-b785-d58a13c11538~ name=~Eisen Merc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No Attachments • Eisen Mercs inflict 2 extra Hits during Boarding Attacks for each other Crew you have on Board with the title &amp;quot;Eisen Mercs&amp;quot;.~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d72bd990-f582-4b3d-b785-d58a13c11538~ name=~Eisen Merc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No Attachments • Eisen Mercs inflict 2 extra Hits during Boarding Attacks for each other Crew you have on Board with the title &amp;quot;Eisen Mercs&amp;quot;.~ /&gt;&lt;/card&gt;</text:p>
          </table:table-cell>
          <table:table-cell office:value-type="string" office:string-value=" &lt;Relationship Target=~/cards/RF_EisenMercs.jpg~ Id=~Cd72bd990-f582-4b3d-b785-d58a13c11538~ Type=~http://schemas.octgn.org/picture~/&gt;" table:formula="of:=CONCATENATE(&quot; &lt;Relationship Target=~/cards/&quot;;[.D23];&quot;.jpg~ Id=~C&quot;;[.C23];&quot;~ Type=~http://schemas.octgn.org/picture~/&gt;&quot;)" table:style-name="ce1">
            <text:p><text:s/>&lt;Relationship Target=~/cards/RF_EisenMercs.jpg~ Id=~Cd72bd990-f582-4b3d-b785-d58a13c11538~ Type=~http://schemas.octgn.org/picture~/&gt;</text:p>
          </table:table-cell>
          <table:table-cell office:value-type="string" table:style-name="ce1">
            <text:p>d72bd990-f582-4b3d-b785-d58a13c11538</text:p>
          </table:table-cell>
          <table:table-cell office:value-type="string" table:style-name="ce1">
            <text:p>RF_EisenMercs</text:p>
          </table:table-cell>
          <table:table-cell office:value-type="string" table:style-name="ce1">
            <text:p>Eisen Merc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No Attachments • Eisen Mercs inflict 2 extra Hits during Boarding Attacks for each other Crew you have on Board with the title &amp;quot;Eisen Mercs&amp;quot;.</text:p>
          </table:table-cell>
          <table:table-cell table:number-columns-repeated="16361"/>
        </table:table-row>
        <table:table-row table:style-name="ro1">
          <table:table-cell office:value-type="string" office:string-value="  &lt;card id=~e2fafdd1-9a04-43e8-8c51-4d938913fbaa~ name=~Elena Agnell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2~ /&gt;&lt;property name=~Swashbuckling~ value=~1~ /&gt;&lt;property name=~Crew Max.~ value=~~ /&gt;&lt;property name=~Move Cost~ value=~~ /&gt;&lt;property name=~Faction~ value=~Crimson Rogers~ /&gt;&lt;property name=~Text~ value=~Villainous • Fate 1 • If Elena is discarded or sunk, you must discard another of your non-Captain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e2fafdd1-9a04-43e8-8c51-4d938913fbaa~ name=~Elena Agnell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2~ /&gt;&lt;property name=~Swashbuckling~ value=~1~ /&gt;&lt;property name=~Crew Max.~ value=~~ /&gt;&lt;property name=~Move Cost~ value=~~ /&gt;&lt;property name=~Faction~ value=~Crimson Rogers~ /&gt;&lt;property name=~Text~ value=~Villainous • Fate 1 • If Elena is discarded or sunk, you must discard another of your non-Captain Crew.~ /&gt;&lt;/card&gt;</text:p>
          </table:table-cell>
          <table:table-cell office:value-type="string" office:string-value=" &lt;Relationship Target=~/cards/RF_ElenaAgnelli.jpg~ Id=~Ce2fafdd1-9a04-43e8-8c51-4d938913fbaa~ Type=~http://schemas.octgn.org/picture~/&gt;" table:formula="of:=CONCATENATE(&quot; &lt;Relationship Target=~/cards/&quot;;[.D24];&quot;.jpg~ Id=~C&quot;;[.C24];&quot;~ Type=~http://schemas.octgn.org/picture~/&gt;&quot;)" table:style-name="ce1">
            <text:p><text:s/>&lt;Relationship Target=~/cards/RF_ElenaAgnelli.jpg~ Id=~Ce2fafdd1-9a04-43e8-8c51-4d938913fbaa~ Type=~http://schemas.octgn.org/picture~/&gt;</text:p>
          </table:table-cell>
          <table:table-cell office:value-type="string" table:style-name="ce1">
            <text:p>e2fafdd1-9a04-43e8-8c51-4d938913fbaa</text:p>
          </table:table-cell>
          <table:table-cell office:value-type="string" table:style-name="ce1">
            <text:p>RF_ElenaAgnelli</text:p>
          </table:table-cell>
          <table:table-cell office:value-type="string" table:style-name="ce1">
            <text:p>Elena Agnelli</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 • Fate 1 • If Elena is discarded or sunk, you must discard another of your non-Captain Crew.</text:p>
          </table:table-cell>
          <table:table-cell table:number-columns-repeated="16361"/>
        </table:table-row>
        <table:table-row table:style-name="ro1">
          <table:table-cell office:value-type="string" office:string-value="  &lt;card id=~7dbbca8b-95d3-4d22-8df1-2e69e472a700~ name=~Erich Carlberg~&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3~ /&gt;&lt;property name=~Swashbuckling~ value=~3~ /&gt;&lt;property name=~Crew Max.~ value=~~ /&gt;&lt;property name=~Move Cost~ value=~~ /&gt;&lt;property name=~Faction~ value=~Vesten~ /&gt;&lt;property name=~Text~ value=~Unique • Swordsman +1 • Your Crew with the title &amp;quot;Eisen Mercs&amp;quot; absorb 2 extra Hits when tacking to absorb Hits.~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7dbbca8b-95d3-4d22-8df1-2e69e472a700~ name=~Erich Carlberg~&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3~ /&gt;&lt;property name=~Swashbuckling~ value=~3~ /&gt;&lt;property name=~Crew Max.~ value=~~ /&gt;&lt;property name=~Move Cost~ value=~~ /&gt;&lt;property name=~Faction~ value=~Vesten~ /&gt;&lt;property name=~Text~ value=~Unique • Swordsman +1 • Your Crew with the title &amp;quot;Eisen Mercs&amp;quot; absorb 2 extra Hits when tacking to absorb Hits.~ /&gt;&lt;/card&gt;</text:p>
          </table:table-cell>
          <table:table-cell office:value-type="string" office:string-value=" &lt;Relationship Target=~/cards/RF_ErichCarlberg.jpg~ Id=~C7dbbca8b-95d3-4d22-8df1-2e69e472a700~ Type=~http://schemas.octgn.org/picture~/&gt;" table:formula="of:=CONCATENATE(&quot; &lt;Relationship Target=~/cards/&quot;;[.D25];&quot;.jpg~ Id=~C&quot;;[.C25];&quot;~ Type=~http://schemas.octgn.org/picture~/&gt;&quot;)" table:style-name="ce1">
            <text:p><text:s/>&lt;Relationship Target=~/cards/RF_ErichCarlberg.jpg~ Id=~C7dbbca8b-95d3-4d22-8df1-2e69e472a700~ Type=~http://schemas.octgn.org/picture~/&gt;</text:p>
          </table:table-cell>
          <table:table-cell office:value-type="string" table:style-name="ce1">
            <text:p>7dbbca8b-95d3-4d22-8df1-2e69e472a700</text:p>
          </table:table-cell>
          <table:table-cell office:value-type="string" table:style-name="ce1">
            <text:p>RF_ErichCarlberg</text:p>
          </table:table-cell>
          <table:table-cell office:value-type="string" table:style-name="ce1">
            <text:p>Erich Carlberg</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Swordsman +1 • Your Crew with the title &amp;quot;Eisen Mercs&amp;quot; absorb 2 extra Hits when tacking to absorb Hits.</text:p>
          </table:table-cell>
          <table:table-cell table:number-columns-repeated="16361"/>
        </table:table-row>
        <table:table-row table:style-name="ro1">
          <table:table-cell office:value-type="string" office:string-value="  &lt;card id=~93701116-0281-4d6b-9fd6-09154a68cb9e~ name=~The Explor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Explorer’s captain on board. Inflict 4 hits on that ship. Act: Tack one of your Crew to draw 1 card from your De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93701116-0281-4d6b-9fd6-09154a68cb9e~ name=~The Explor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Explorer’s captain on board. Inflict 4 hits on that ship. Act: Tack one of your Crew to draw 1 card from your Deck.~ /&gt;&lt;/card&gt;</text:p>
          </table:table-cell>
          <table:table-cell office:value-type="string" office:string-value=" &lt;Relationship Target=~/cards/RF_TheExplorersFolly.jpg~ Id=~C93701116-0281-4d6b-9fd6-09154a68cb9e~ Type=~http://schemas.octgn.org/picture~/&gt;" table:formula="of:=CONCATENATE(&quot; &lt;Relationship Target=~/cards/&quot;;[.D26];&quot;.jpg~ Id=~C&quot;;[.C26];&quot;~ Type=~http://schemas.octgn.org/picture~/&gt;&quot;)" table:style-name="ce1">
            <text:p><text:s/>&lt;Relationship Target=~/cards/RF_TheExplorersFolly.jpg~ Id=~C93701116-0281-4d6b-9fd6-09154a68cb9e~ Type=~http://schemas.octgn.org/picture~/&gt;</text:p>
          </table:table-cell>
          <table:table-cell office:value-type="string" table:style-name="ce1">
            <text:p>93701116-0281-4d6b-9fd6-09154a68cb9e</text:p>
          </table:table-cell>
          <table:table-cell office:value-type="string" table:style-name="ce1">
            <text:p>RF_TheExplorersFolly</text:p>
          </table:table-cell>
          <table:table-cell office:value-type="string" table:style-name="ce1">
            <text:p>The Explore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Explorer’s captain on board. Inflict 4 hits on that ship. Act: Tack one of your Crew to draw 1 card from your Deck.</text:p>
          </table:table-cell>
          <table:table-cell table:number-columns-repeated="16361"/>
        </table:table-row>
        <table:table-row table:style-name="ro1">
          <table:table-cell office:value-type="string" office:string-value="  &lt;card id=~bcd261ad-cd5a-458f-a749-e27e8e0033dc~ name=~Eye of Sky and Sea~&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 Eye -- React: Tack this Crew when a Crew in this sea tacks to produce Cannon. That Crew produces no Cannon~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bcd261ad-cd5a-458f-a749-e27e8e0033dc~ name=~Eye of Sky and Sea~&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 Eye -- React: Tack this Crew when a Crew in this sea tacks to produce Cannon. That Crew produces no Cannon~ /&gt;&lt;/card&gt;</text:p>
          </table:table-cell>
          <table:table-cell office:value-type="string" office:string-value=" &lt;Relationship Target=~/cards/RF_EyeofSkyandSea.jpg~ Id=~Cbcd261ad-cd5a-458f-a749-e27e8e0033dc~ Type=~http://schemas.octgn.org/picture~/&gt;" table:formula="of:=CONCATENATE(&quot; &lt;Relationship Target=~/cards/&quot;;[.D27];&quot;.jpg~ Id=~C&quot;;[.C27];&quot;~ Type=~http://schemas.octgn.org/picture~/&gt;&quot;)" table:style-name="ce1">
            <text:p><text:s/>&lt;Relationship Target=~/cards/RF_EyeofSkyandSea.jpg~ Id=~Cbcd261ad-cd5a-458f-a749-e27e8e0033dc~ Type=~http://schemas.octgn.org/picture~/&gt;</text:p>
          </table:table-cell>
          <table:table-cell office:value-type="string" table:style-name="ce1">
            <text:p>bcd261ad-cd5a-458f-a749-e27e8e0033dc</text:p>
          </table:table-cell>
          <table:table-cell office:value-type="string" table:style-name="ce1">
            <text:p>RF_EyeofSkyandSea</text:p>
          </table:table-cell>
          <table:table-cell office:value-type="string" table:style-name="ce1">
            <text:p>Eye of Sky and Sea</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 Eye -- React: Tack this Crew when a Crew in this sea tacks to produce Cannon. That Crew produces no Cannon</text:p>
          </table:table-cell>
          <table:table-cell table:number-columns-repeated="16361"/>
        </table:table-row>
        <table:table-row table:style-name="ro1">
          <table:table-cell office:value-type="string" office:string-value="  &lt;card id=~cf41f02e-c88f-47b4-82d4-4769ee83b948~ name=~Fair Skies~&gt;&lt;property name=~Rarity~ value=~R~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During the Draw Cards Phase this turn, any player in target Sea may draw 2 extra cards from their deck.~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cf41f02e-c88f-47b4-82d4-4769ee83b948~ name=~Fair Skies~&gt;&lt;property name=~Rarity~ value=~R~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During the Draw Cards Phase this turn, any player in target Sea may draw 2 extra cards from their deck.~ /&gt;&lt;/card&gt;</text:p>
          </table:table-cell>
          <table:table-cell office:value-type="string" office:string-value=" &lt;Relationship Target=~/cards/RF_FairSkies.jpg~ Id=~Ccf41f02e-c88f-47b4-82d4-4769ee83b948~ Type=~http://schemas.octgn.org/picture~/&gt;" table:formula="of:=CONCATENATE(&quot; &lt;Relationship Target=~/cards/&quot;;[.D28];&quot;.jpg~ Id=~C&quot;;[.C28];&quot;~ Type=~http://schemas.octgn.org/picture~/&gt;&quot;)" table:style-name="ce1">
            <text:p><text:s/>&lt;Relationship Target=~/cards/RF_FairSkies.jpg~ Id=~Ccf41f02e-c88f-47b4-82d4-4769ee83b948~ Type=~http://schemas.octgn.org/picture~/&gt;</text:p>
          </table:table-cell>
          <table:table-cell office:value-type="string" table:style-name="ce1">
            <text:p>cf41f02e-c88f-47b4-82d4-4769ee83b948</text:p>
          </table:table-cell>
          <table:table-cell office:value-type="string" table:style-name="ce1">
            <text:p>RF_FairSkies</text:p>
          </table:table-cell>
          <table:table-cell office:value-type="string" table:style-name="ce1">
            <text:p>Fair Skies</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Target a Sea. During the Draw Cards Phase this turn, any player in target Sea may draw 2 extra cards from their deck.</text:p>
          </table:table-cell>
          <table:table-cell table:number-columns-repeated="16361"/>
        </table:table-row>
        <table:table-row table:style-name="ro1">
          <table:table-cell office:value-type="string" office:string-value="  &lt;card id=~c44ea219-a3cf-4d14-bf16-b00b4e8dba8c~ name=~Fair Warning~&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Item -- The skill costs to discard or sink your Ally cards are increased by 1. React: Discard Fair Warning when a player takes an action that results in one of your Ally cards being discarded. That action is cancelled.~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c44ea219-a3cf-4d14-bf16-b00b4e8dba8c~ name=~Fair Warning~&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Item -- The skill costs to discard or sink your Ally cards are increased by 1. React: Discard Fair Warning when a player takes an action that results in one of your Ally cards being discarded. That action is cancelled.~ /&gt;&lt;/card&gt;</text:p>
          </table:table-cell>
          <table:table-cell office:value-type="string" office:string-value=" &lt;Relationship Target=~/cards/RF_FairWarning.jpg~ Id=~Cc44ea219-a3cf-4d14-bf16-b00b4e8dba8c~ Type=~http://schemas.octgn.org/picture~/&gt;" table:formula="of:=CONCATENATE(&quot; &lt;Relationship Target=~/cards/&quot;;[.D29];&quot;.jpg~ Id=~C&quot;;[.C29];&quot;~ Type=~http://schemas.octgn.org/picture~/&gt;&quot;)" table:style-name="ce1">
            <text:p><text:s/>&lt;Relationship Target=~/cards/RF_FairWarning.jpg~ Id=~Cc44ea219-a3cf-4d14-bf16-b00b4e8dba8c~ Type=~http://schemas.octgn.org/picture~/&gt;</text:p>
          </table:table-cell>
          <table:table-cell office:value-type="string" table:style-name="ce1">
            <text:p>c44ea219-a3cf-4d14-bf16-b00b4e8dba8c</text:p>
          </table:table-cell>
          <table:table-cell office:value-type="string" table:style-name="ce1">
            <text:p>RF_FairWarning</text:p>
          </table:table-cell>
          <table:table-cell office:value-type="string" table:style-name="ce1">
            <text:p>Fair Warning</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 Item -- The skill costs to discard or sink your Ally cards are increased by 1. React: Discard Fair Warning when a player takes an action that results in one of your Ally cards being discarded. That action is cancelled.</text:p>
          </table:table-cell>
          <table:table-cell table:number-columns-repeated="16361"/>
        </table:table-row>
        <table:table-row table:style-name="ro1">
          <table:table-cell office:value-type="string" office:string-value="  &lt;card id=~bb22fbec-0d64-40f8-a9a7-016fe0d6837d~ name=~Fate's Reveng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are entering a Boarding as the Defender to untack all of your non-Captain crew. The attacker may also untack all of their non-Captain crew.~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bb22fbec-0d64-40f8-a9a7-016fe0d6837d~ name=~Fate's Reveng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are entering a Boarding as the Defender to untack all of your non-Captain crew. The attacker may also untack all of their non-Captain crew.~ /&gt;&lt;/card&gt;</text:p>
          </table:table-cell>
          <table:table-cell office:value-type="string" office:string-value=" &lt;Relationship Target=~/cards/RF_FatesRevenge.jpg~ Id=~Cbb22fbec-0d64-40f8-a9a7-016fe0d6837d~ Type=~http://schemas.octgn.org/picture~/&gt;" table:formula="of:=CONCATENATE(&quot; &lt;Relationship Target=~/cards/&quot;;[.D30];&quot;.jpg~ Id=~C&quot;;[.C30];&quot;~ Type=~http://schemas.octgn.org/picture~/&gt;&quot;)" table:style-name="ce1">
            <text:p><text:s/>&lt;Relationship Target=~/cards/RF_FatesRevenge.jpg~ Id=~Cbb22fbec-0d64-40f8-a9a7-016fe0d6837d~ Type=~http://schemas.octgn.org/picture~/&gt;</text:p>
          </table:table-cell>
          <table:table-cell office:value-type="string" table:style-name="ce1">
            <text:p>bb22fbec-0d64-40f8-a9a7-016fe0d6837d</text:p>
          </table:table-cell>
          <table:table-cell office:value-type="string" table:style-name="ce1">
            <text:p>RF_FatesRevenge</text:p>
          </table:table-cell>
          <table:table-cell office:value-type="string" table:style-name="ce1">
            <text:p>Fate's Reveng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your Captain when you are entering a Boarding as the Defender to untack all of your non-Captain crew. The attacker may also untack all of their non-Captain crew.</text:p>
          </table:table-cell>
          <table:table-cell table:number-columns-repeated="16361"/>
        </table:table-row>
        <table:table-row table:style-name="ro1">
          <table:table-cell office:value-type="string" office:string-value="  &lt;card id=~366b7885-83f8-451a-bddc-64573af16381~ name=~Felipe Jose de Granjer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3~ /&gt;&lt;property name=~Swashbuckling~ value=~3~ /&gt;&lt;property name=~Crew Max.~ value=~~ /&gt;&lt;property name=~Move Cost~ value=~~ /&gt;&lt;property name=~Faction~ value=~Castille~ /&gt;&lt;property name=~Text~ value=~Experienced • Unique • Loyal • Swordsman +3 • Act: Discard Felipe to target a Ship two or more Seas away. Move that Ship 1 Sea towards your Ship.~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366b7885-83f8-451a-bddc-64573af16381~ name=~Felipe Jose de Granjer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3~ /&gt;&lt;property name=~Swashbuckling~ value=~3~ /&gt;&lt;property name=~Crew Max.~ value=~~ /&gt;&lt;property name=~Move Cost~ value=~~ /&gt;&lt;property name=~Faction~ value=~Castille~ /&gt;&lt;property name=~Text~ value=~Experienced • Unique • Loyal • Swordsman +3 • Act: Discard Felipe to target a Ship two or more Seas away. Move that Ship 1 Sea towards your Ship.~ /&gt;&lt;/card&gt;</text:p>
          </table:table-cell>
          <table:table-cell office:value-type="string" office:string-value=" &lt;Relationship Target=~/cards/RF_FelipeJosedeGranjero.jpg~ Id=~C366b7885-83f8-451a-bddc-64573af16381~ Type=~http://schemas.octgn.org/picture~/&gt;" table:formula="of:=CONCATENATE(&quot; &lt;Relationship Target=~/cards/&quot;;[.D31];&quot;.jpg~ Id=~C&quot;;[.C31];&quot;~ Type=~http://schemas.octgn.org/picture~/&gt;&quot;)" table:style-name="ce1">
            <text:p><text:s/>&lt;Relationship Target=~/cards/RF_FelipeJosedeGranjero.jpg~ Id=~C366b7885-83f8-451a-bddc-64573af16381~ Type=~http://schemas.octgn.org/picture~/&gt;</text:p>
          </table:table-cell>
          <table:table-cell office:value-type="string" table:style-name="ce1">
            <text:p>366b7885-83f8-451a-bddc-64573af16381</text:p>
          </table:table-cell>
          <table:table-cell office:value-type="string" table:style-name="ce1">
            <text:p>RF_FelipeJosedeGranjero</text:p>
          </table:table-cell>
          <table:table-cell office:value-type="string" table:style-name="ce1">
            <text:p>Felipe Jose de Granjer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Experienced • Unique • Loyal • Swordsman +3 • Act: Discard Felipe to target a Ship two or more Seas away. Move that Ship 1 Sea towards your Ship.</text:p>
          </table:table-cell>
          <table:table-cell table:number-columns-repeated="16361"/>
        </table:table-row>
        <table:table-row table:style-name="ro1">
          <table:table-cell office:value-type="string" office:string-value="  &lt;card id=~066d51a4-4279-4c27-b746-0c0aa34a49ac~ name=~The Fif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2 Seas Away • Unique -- To complete: Pay 3 Adventuring, then suffer 2 Hits. Item • Captain Attachment: Act: Sink this card. All Ships suffer a number of Hits equal to twice the number of Sea Attachments they control.~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066d51a4-4279-4c27-b746-0c0aa34a49ac~ name=~The Fif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2 Seas Away • Unique -- To complete: Pay 3 Adventuring, then suffer 2 Hits. Item • Captain Attachment: Act: Sink this card. All Ships suffer a number of Hits equal to twice the number of Sea Attachments they control.~ /&gt;&lt;/card&gt;</text:p>
          </table:table-cell>
          <table:table-cell office:value-type="string" office:string-value=" &lt;Relationship Target=~/cards/RF_TheFifthSwitch.jpg~ Id=~C066d51a4-4279-4c27-b746-0c0aa34a49ac~ Type=~http://schemas.octgn.org/picture~/&gt;" table:formula="of:=CONCATENATE(&quot; &lt;Relationship Target=~/cards/&quot;;[.D32];&quot;.jpg~ Id=~C&quot;;[.C32];&quot;~ Type=~http://schemas.octgn.org/picture~/&gt;&quot;)" table:style-name="ce1">
            <text:p><text:s/>&lt;Relationship Target=~/cards/RF_TheFifthSwitch.jpg~ Id=~C066d51a4-4279-4c27-b746-0c0aa34a49ac~ Type=~http://schemas.octgn.org/picture~/&gt;</text:p>
          </table:table-cell>
          <table:table-cell office:value-type="string" table:style-name="ce1">
            <text:p>066d51a4-4279-4c27-b746-0c0aa34a49ac</text:p>
          </table:table-cell>
          <table:table-cell office:value-type="string" table:style-name="ce1">
            <text:p>RF_TheFifthSwitch</text:p>
          </table:table-cell>
          <table:table-cell office:value-type="string" table:style-name="ce1">
            <text:p>The Fif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Prize • 2 Seas Away • Unique -- To complete: Pay 3 Adventuring, then suffer 2 Hits. Item • Captain Attachment: Act: Sink this card. All Ships suffer a number of Hits equal to twice the number of Sea Attachments they control.</text:p>
          </table:table-cell>
          <table:table-cell table:number-columns-repeated="16361"/>
        </table:table-row>
        <table:table-row table:style-name="ro1">
          <table:table-cell office:value-type="string" office:string-value="  &lt;card id=~a64e5584-d2d8-4046-8d0a-62fbe16df933~ name=~First Tide~&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sinking three cards from their hand as an action. Crew with the Topman trait have +3 Sailing.~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a64e5584-d2d8-4046-8d0a-62fbe16df933~ name=~First Tide~&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sinking three cards from their hand as an action. Crew with the Topman trait have +3 Sailing.~ /&gt;&lt;/card&gt;</text:p>
          </table:table-cell>
          <table:table-cell office:value-type="string" office:string-value=" &lt;Relationship Target=~/cards/RF_FirstTide.jpg~ Id=~Ca64e5584-d2d8-4046-8d0a-62fbe16df933~ Type=~http://schemas.octgn.org/picture~/&gt;" table:formula="of:=CONCATENATE(&quot; &lt;Relationship Target=~/cards/&quot;;[.D33];&quot;.jpg~ Id=~C&quot;;[.C33];&quot;~ Type=~http://schemas.octgn.org/picture~/&gt;&quot;)" table:style-name="ce1">
            <text:p><text:s/>&lt;Relationship Target=~/cards/RF_FirstTide.jpg~ Id=~Ca64e5584-d2d8-4046-8d0a-62fbe16df933~ Type=~http://schemas.octgn.org/picture~/&gt;</text:p>
          </table:table-cell>
          <table:table-cell office:value-type="string" table:style-name="ce1">
            <text:p>a64e5584-d2d8-4046-8d0a-62fbe16df933</text:p>
          </table:table-cell>
          <table:table-cell office:value-type="string" table:style-name="ce1">
            <text:p>RF_FirstTide</text:p>
          </table:table-cell>
          <table:table-cell office:value-type="string" table:style-name="ce1">
            <text:p>First Tid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sinking three cards from their hand as an action. Crew with the Topman trait have +3 Sailing.</text:p>
          </table:table-cell>
          <table:table-cell table:number-columns-repeated="16361"/>
        </table:table-row>
        <table:table-row table:style-name="ro1">
          <table:table-cell office:value-type="string" office:string-value="  &lt;card id=~7e760ab2-7b1f-47be-8476-3b66175bb0fe~ name=~For the Greater Goo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Loyal Crew with the No Attachments trait. Target Crew gains +2 swashbuckling and +1 to each of their other skills until the end of the turn. Discard that Crew at the end of the Untack Phase this turn.~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7e760ab2-7b1f-47be-8476-3b66175bb0fe~ name=~For the Greater Goo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Loyal Crew with the No Attachments trait. Target Crew gains +2 swashbuckling and +1 to each of their other skills until the end of the turn. Discard that Crew at the end of the Untack Phase this turn.~ /&gt;&lt;/card&gt;</text:p>
          </table:table-cell>
          <table:table-cell office:value-type="string" office:string-value=" &lt;Relationship Target=~/cards/RF_FortheGreaterGood.jpg~ Id=~C7e760ab2-7b1f-47be-8476-3b66175bb0fe~ Type=~http://schemas.octgn.org/picture~/&gt;" table:formula="of:=CONCATENATE(&quot; &lt;Relationship Target=~/cards/&quot;;[.D34];&quot;.jpg~ Id=~C&quot;;[.C34];&quot;~ Type=~http://schemas.octgn.org/picture~/&gt;&quot;)" table:style-name="ce1">
            <text:p><text:s/>&lt;Relationship Target=~/cards/RF_FortheGreaterGood.jpg~ Id=~C7e760ab2-7b1f-47be-8476-3b66175bb0fe~ Type=~http://schemas.octgn.org/picture~/&gt;</text:p>
          </table:table-cell>
          <table:table-cell office:value-type="string" table:style-name="ce1">
            <text:p>7e760ab2-7b1f-47be-8476-3b66175bb0fe</text:p>
          </table:table-cell>
          <table:table-cell office:value-type="string" table:style-name="ce1">
            <text:p>RF_FortheGreaterGood</text:p>
          </table:table-cell>
          <table:table-cell office:value-type="string" table:style-name="ce1">
            <text:p>For the Greater Good</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of your Loyal Crew with the No Attachments trait. Target Crew gains +2 swashbuckling and +1 to each of their other skills until the end of the turn. Discard that Crew at the end of the Untack Phase this turn.</text:p>
          </table:table-cell>
          <table:table-cell table:number-columns-repeated="16361"/>
        </table:table-row>
        <table:table-row table:style-name="ro1">
          <table:table-cell office:value-type="string" office:string-value="  &lt;card id=~4f30ffff-9007-49d8-8e1e-6748ccacde81~ name=~Foul Weather Ahead~&gt;&lt;property name=~Rarity~ value=~R~ /&gt;&lt;property name=~Type~ value=~Actions~ /&gt;&lt;property name=~Cost~ value=~2~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Until the end of the turn, Ships suffering Hits in that Sea, suffer 2 extra Hit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4f30ffff-9007-49d8-8e1e-6748ccacde81~ name=~Foul Weather Ahead~&gt;&lt;property name=~Rarity~ value=~R~ /&gt;&lt;property name=~Type~ value=~Actions~ /&gt;&lt;property name=~Cost~ value=~2~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Until the end of the turn, Ships suffering Hits in that Sea, suffer 2 extra Hits.~ /&gt;&lt;/card&gt;</text:p>
          </table:table-cell>
          <table:table-cell office:value-type="string" office:string-value=" &lt;Relationship Target=~/cards/RF_FoulWeatherAhead.jpg~ Id=~C4f30ffff-9007-49d8-8e1e-6748ccacde81~ Type=~http://schemas.octgn.org/picture~/&gt;" table:formula="of:=CONCATENATE(&quot; &lt;Relationship Target=~/cards/&quot;;[.D35];&quot;.jpg~ Id=~C&quot;;[.C35];&quot;~ Type=~http://schemas.octgn.org/picture~/&gt;&quot;)" table:style-name="ce1">
            <text:p><text:s/>&lt;Relationship Target=~/cards/RF_FoulWeatherAhead.jpg~ Id=~C4f30ffff-9007-49d8-8e1e-6748ccacde81~ Type=~http://schemas.octgn.org/picture~/&gt;</text:p>
          </table:table-cell>
          <table:table-cell office:value-type="string" table:style-name="ce1">
            <text:p>4f30ffff-9007-49d8-8e1e-6748ccacde81</text:p>
          </table:table-cell>
          <table:table-cell office:value-type="string" table:style-name="ce1">
            <text:p>RF_FoulWeatherAhead</text:p>
          </table:table-cell>
          <table:table-cell office:value-type="string" table:style-name="ce1">
            <text:p>Foul Weather Ahead</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 Target a Sea. Until the end of the turn, Ships suffering Hits in that Sea, suffer 2 extra Hits.</text:p>
          </table:table-cell>
          <table:table-cell table:number-columns-repeated="16361"/>
        </table:table-row>
        <table:table-row table:style-name="ro1">
          <table:table-cell office:value-type="string" office:string-value="  &lt;card id=~f61746ac-2707-40e6-9bb9-abc275a6b698~ name=~Fyddych O'Bann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Castille~ /&gt;&lt;property name=~Text~ value=~Loyal • Glamour 1~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f61746ac-2707-40e6-9bb9-abc275a6b698~ name=~Fyddych O'Bann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Castille~ /&gt;&lt;property name=~Text~ value=~Loyal • Glamour 1~ /&gt;&lt;/card&gt;</text:p>
          </table:table-cell>
          <table:table-cell office:value-type="string" office:string-value=" &lt;Relationship Target=~/cards/RF_FyddychOBannon.jpg~ Id=~Cf61746ac-2707-40e6-9bb9-abc275a6b698~ Type=~http://schemas.octgn.org/picture~/&gt;" table:formula="of:=CONCATENATE(&quot; &lt;Relationship Target=~/cards/&quot;;[.D36];&quot;.jpg~ Id=~C&quot;;[.C36];&quot;~ Type=~http://schemas.octgn.org/picture~/&gt;&quot;)" table:style-name="ce1">
            <text:p><text:s/>&lt;Relationship Target=~/cards/RF_FyddychOBannon.jpg~ Id=~Cf61746ac-2707-40e6-9bb9-abc275a6b698~ Type=~http://schemas.octgn.org/picture~/&gt;</text:p>
          </table:table-cell>
          <table:table-cell office:value-type="string" table:style-name="ce1">
            <text:p>f61746ac-2707-40e6-9bb9-abc275a6b698</text:p>
          </table:table-cell>
          <table:table-cell office:value-type="string" table:style-name="ce1">
            <text:p>RF_FyddychOBannon</text:p>
          </table:table-cell>
          <table:table-cell office:value-type="string" table:style-name="ce1">
            <text:p>Fyddych O'Bann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Loyal • Glamour 1</text:p>
          </table:table-cell>
          <table:table-cell table:number-columns-repeated="16361"/>
        </table:table-row>
        <table:table-row table:style-name="ro1">
          <table:table-cell office:value-type="string" office:string-value="  &lt;card id=~f990b888-dc65-423f-afde-770e19c8275c~ name=~Gespucci Bernoulli~&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f990b888-dc65-423f-afde-770e19c8275c~ name=~Gespucci Bernoulli~&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 /&gt;&lt;/card&gt;</text:p>
          </table:table-cell>
          <table:table-cell office:value-type="string" office:string-value=" &lt;Relationship Target=~/cards/RF_GespucciBernoulli.jpg~ Id=~Cf990b888-dc65-423f-afde-770e19c8275c~ Type=~http://schemas.octgn.org/picture~/&gt;" table:formula="of:=CONCATENATE(&quot; &lt;Relationship Target=~/cards/&quot;;[.D37];&quot;.jpg~ Id=~C&quot;;[.C37];&quot;~ Type=~http://schemas.octgn.org/picture~/&gt;&quot;)" table:style-name="ce1">
            <text:p><text:s/>&lt;Relationship Target=~/cards/RF_GespucciBernoulli.jpg~ Id=~Cf990b888-dc65-423f-afde-770e19c8275c~ Type=~http://schemas.octgn.org/picture~/&gt;</text:p>
          </table:table-cell>
          <table:table-cell office:value-type="string" table:style-name="ce1">
            <text:p>f990b888-dc65-423f-afde-770e19c8275c</text:p>
          </table:table-cell>
          <table:table-cell office:value-type="string" table:style-name="ce1">
            <text:p>RF_GespucciBernoulli</text:p>
          </table:table-cell>
          <table:table-cell office:value-type="string" table:style-name="ce1">
            <text:p>Gespucci Bernoulli</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text:p>
          </table:table-cell>
          <table:table-cell table:number-columns-repeated="16361"/>
        </table:table-row>
        <table:table-row table:style-name="ro1">
          <table:table-cell office:value-type="string" office:string-value="  &lt;card id=~3dd89a93-723a-47c4-9c1c-9245885a5e2a~ name=~Gina “the Jack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unaligned~ /&gt;&lt;property name=~Text~ value=~Unique • No Attachments • Act: Once per turn, target an Item Attachment on one of your Crew. Attach the Item to another of your Crew.~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3dd89a93-723a-47c4-9c1c-9245885a5e2a~ name=~Gina “the Jack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unaligned~ /&gt;&lt;property name=~Text~ value=~Unique • No Attachments • Act: Once per turn, target an Item Attachment on one of your Crew. Attach the Item to another of your Crew.~ /&gt;&lt;/card&gt;</text:p>
          </table:table-cell>
          <table:table-cell office:value-type="string" office:string-value=" &lt;Relationship Target=~/cards/RF_GinatheJackal.jpg~ Id=~C3dd89a93-723a-47c4-9c1c-9245885a5e2a~ Type=~http://schemas.octgn.org/picture~/&gt;" table:formula="of:=CONCATENATE(&quot; &lt;Relationship Target=~/cards/&quot;;[.D38];&quot;.jpg~ Id=~C&quot;;[.C38];&quot;~ Type=~http://schemas.octgn.org/picture~/&gt;&quot;)" table:style-name="ce1">
            <text:p><text:s/>&lt;Relationship Target=~/cards/RF_GinatheJackal.jpg~ Id=~C3dd89a93-723a-47c4-9c1c-9245885a5e2a~ Type=~http://schemas.octgn.org/picture~/&gt;</text:p>
          </table:table-cell>
          <table:table-cell office:value-type="string" table:style-name="ce1">
            <text:p>3dd89a93-723a-47c4-9c1c-9245885a5e2a</text:p>
          </table:table-cell>
          <table:table-cell office:value-type="string" table:style-name="ce1">
            <text:p>RF_GinatheJackal</text:p>
          </table:table-cell>
          <table:table-cell office:value-type="string" table:style-name="ce1">
            <text:p>Gina “the Jackal“</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No Attachments • Act: Once per turn, target an Item Attachment on one of your Crew. Attach the Item to another of your Crew.</text:p>
          </table:table-cell>
          <table:table-cell table:number-columns-repeated="16361"/>
        </table:table-row>
        <table:table-row table:style-name="ro1">
          <table:table-cell office:value-type="string" office:string-value="  &lt;card id=~2d422774-833d-4cc0-90e3-0b55f2a13d2b~ name=~Gosse'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Gosse Captain on Board. Inflict 4 hits on that ship. Act: Tack one of your Crew to draw 1 card from your Deck.~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2d422774-833d-4cc0-90e3-0b55f2a13d2b~ name=~Gosse'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Gosse Captain on Board. Inflict 4 hits on that ship. Act: Tack one of your Crew to draw 1 card from your Deck.~ /&gt;&lt;/card&gt;</text:p>
          </table:table-cell>
          <table:table-cell office:value-type="string" office:string-value=" &lt;Relationship Target=~/cards/RF_GossesFolly.jpg~ Id=~C2d422774-833d-4cc0-90e3-0b55f2a13d2b~ Type=~http://schemas.octgn.org/picture~/&gt;" table:formula="of:=CONCATENATE(&quot; &lt;Relationship Target=~/cards/&quot;;[.D39];&quot;.jpg~ Id=~C&quot;;[.C39];&quot;~ Type=~http://schemas.octgn.org/picture~/&gt;&quot;)" table:style-name="ce1">
            <text:p><text:s/>&lt;Relationship Target=~/cards/RF_GossesFolly.jpg~ Id=~C2d422774-833d-4cc0-90e3-0b55f2a13d2b~ Type=~http://schemas.octgn.org/picture~/&gt;</text:p>
          </table:table-cell>
          <table:table-cell office:value-type="string" table:style-name="ce1">
            <text:p>2d422774-833d-4cc0-90e3-0b55f2a13d2b</text:p>
          </table:table-cell>
          <table:table-cell office:value-type="string" table:style-name="ce1">
            <text:p>RF_GossesFolly</text:p>
          </table:table-cell>
          <table:table-cell office:value-type="string" table:style-name="ce1">
            <text:p>Gosse'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Gosse Captain on Board. Inflict 4 hits on that ship. Act: Tack one of your Crew to draw 1 card from your Deck.</text:p>
          </table:table-cell>
          <table:table-cell table:number-columns-repeated="16361"/>
        </table:table-row>
        <table:table-row table:style-name="ro1">
          <table:table-cell office:value-type="string" office:string-value="  &lt;card id=~3433506b-1c12-449e-ac41-ddde54f36067~ name=~Grenade~&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React: Discard this Attachment instead of performing a Boarding Attack. The opposing player in the Boarding suffers 4 Hits, then you suffer 1 Hit.~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3433506b-1c12-449e-ac41-ddde54f36067~ name=~Grenade~&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React: Discard this Attachment instead of performing a Boarding Attack. The opposing player in the Boarding suffers 4 Hits, then you suffer 1 Hit.~ /&gt;&lt;/card&gt;</text:p>
          </table:table-cell>
          <table:table-cell office:value-type="string" office:string-value=" &lt;Relationship Target=~/cards/RF_Grenade.jpg~ Id=~C3433506b-1c12-449e-ac41-ddde54f36067~ Type=~http://schemas.octgn.org/picture~/&gt;" table:formula="of:=CONCATENATE(&quot; &lt;Relationship Target=~/cards/&quot;;[.D40];&quot;.jpg~ Id=~C&quot;;[.C40];&quot;~ Type=~http://schemas.octgn.org/picture~/&gt;&quot;)" table:style-name="ce1">
            <text:p><text:s/>&lt;Relationship Target=~/cards/RF_Grenade.jpg~ Id=~C3433506b-1c12-449e-ac41-ddde54f36067~ Type=~http://schemas.octgn.org/picture~/&gt;</text:p>
          </table:table-cell>
          <table:table-cell office:value-type="string" table:style-name="ce1">
            <text:p>3433506b-1c12-449e-ac41-ddde54f36067</text:p>
          </table:table-cell>
          <table:table-cell office:value-type="string" table:style-name="ce1">
            <text:p>RF_Grenade</text:p>
          </table:table-cell>
          <table:table-cell office:value-type="string" table:style-name="ce1">
            <text:p>Grenade</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React: Discard this Attachment instead of performing a Boarding Attack. The opposing player in the Boarding suffers 4 Hits, then you suffer 1 Hit.</text:p>
          </table:table-cell>
          <table:table-cell table:number-columns-repeated="16361"/>
        </table:table-row>
        <table:table-row table:style-name="ro1">
          <table:table-cell office:value-type="string" office:string-value="  &lt;card id=~42a372db-7d45-450d-9913-c45df5b9de73~ name=~Grigorii Popvich~&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Brotherhood~ /&gt;&lt;property name=~Text~ value=~Gunner • Loyal • Pyeryem 1 • When Grigori tacks to absorb Hits, he absorbs 2 extra Hits. React: Tack Grigori when you are entering a Boarding as the Attacker to inflict 2 Hits on the other Ship in the Boarding.~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42a372db-7d45-450d-9913-c45df5b9de73~ name=~Grigorii Popvich~&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Brotherhood~ /&gt;&lt;property name=~Text~ value=~Gunner • Loyal • Pyeryem 1 • When Grigori tacks to absorb Hits, he absorbs 2 extra Hits. React: Tack Grigori when you are entering a Boarding as the Attacker to inflict 2 Hits on the other Ship in the Boarding.~ /&gt;&lt;/card&gt;</text:p>
          </table:table-cell>
          <table:table-cell office:value-type="string" office:string-value=" &lt;Relationship Target=~/cards/RF_GrigoriiPopvich.jpg~ Id=~C42a372db-7d45-450d-9913-c45df5b9de73~ Type=~http://schemas.octgn.org/picture~/&gt;" table:formula="of:=CONCATENATE(&quot; &lt;Relationship Target=~/cards/&quot;;[.D41];&quot;.jpg~ Id=~C&quot;;[.C41];&quot;~ Type=~http://schemas.octgn.org/picture~/&gt;&quot;)" table:style-name="ce1">
            <text:p><text:s/>&lt;Relationship Target=~/cards/RF_GrigoriiPopvich.jpg~ Id=~C42a372db-7d45-450d-9913-c45df5b9de73~ Type=~http://schemas.octgn.org/picture~/&gt;</text:p>
          </table:table-cell>
          <table:table-cell office:value-type="string" table:style-name="ce1">
            <text:p>42a372db-7d45-450d-9913-c45df5b9de73</text:p>
          </table:table-cell>
          <table:table-cell office:value-type="string" table:style-name="ce1">
            <text:p>RF_GrigoriiPopvich</text:p>
          </table:table-cell>
          <table:table-cell office:value-type="string" table:style-name="ce1">
            <text:p>Grigorii Popvich</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Gunner • Loyal • Pyeryem 1 • When Grigori tacks to absorb Hits, he absorbs 2 extra Hits. React: Tack Grigori when you are entering a Boarding as the Attacker to inflict 2 Hits on the other Ship in the Boarding.</text:p>
          </table:table-cell>
          <table:table-cell table:number-columns-repeated="16361"/>
        </table:table-row>
        <table:table-row table:style-name="ro1">
          <table:table-cell office:value-type="string" office:string-value="  &lt;card id=~a8079426-cd30-4857-b240-16d369c185d5~ name=~Gris Hallisdotti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Vesten~ /&gt;&lt;property name=~Text~ value=~Experienced • Unique • Loyal • Laerdom 2 • React: Discard Gris when a player attempts a Boarding with your Ship to cancel that Boarding attempt.~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8079426-cd30-4857-b240-16d369c185d5~ name=~Gris Hallisdotti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Vesten~ /&gt;&lt;property name=~Text~ value=~Experienced • Unique • Loyal • Laerdom 2 • React: Discard Gris when a player attempts a Boarding with your Ship to cancel that Boarding attempt.~ /&gt;&lt;/card&gt;</text:p>
          </table:table-cell>
          <table:table-cell office:value-type="string" office:string-value=" &lt;Relationship Target=~/cards/RF_GrisHallisdottir.jpg~ Id=~Ca8079426-cd30-4857-b240-16d369c185d5~ Type=~http://schemas.octgn.org/picture~/&gt;" table:formula="of:=CONCATENATE(&quot; &lt;Relationship Target=~/cards/&quot;;[.D42];&quot;.jpg~ Id=~C&quot;;[.C42];&quot;~ Type=~http://schemas.octgn.org/picture~/&gt;&quot;)" table:style-name="ce1">
            <text:p><text:s/>&lt;Relationship Target=~/cards/RF_GrisHallisdottir.jpg~ Id=~Ca8079426-cd30-4857-b240-16d369c185d5~ Type=~http://schemas.octgn.org/picture~/&gt;</text:p>
          </table:table-cell>
          <table:table-cell office:value-type="string" table:style-name="ce1">
            <text:p>a8079426-cd30-4857-b240-16d369c185d5</text:p>
          </table:table-cell>
          <table:table-cell office:value-type="string" table:style-name="ce1">
            <text:p>RF_GrisHallisdottir</text:p>
          </table:table-cell>
          <table:table-cell office:value-type="string" table:style-name="ce1">
            <text:p>Gris Hallisdottir</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Experienced • Unique • Loyal • Laerdom 2 • React: Discard Gris when a player attempts a Boarding with your Ship to cancel that Boarding attempt.</text:p>
          </table:table-cell>
          <table:table-cell table:number-columns-repeated="16361"/>
        </table:table-row>
        <table:table-row table:style-name="ro1">
          <table:table-cell office:value-type="string" office:string-value="  &lt;card id=~1035fb6c-35d0-4211-b11e-0ecfa8e3dd4d~ name=~Gustolph Hirs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2~ /&gt;&lt;property name=~Crew Max.~ value=~~ /&gt;&lt;property name=~Move Cost~ value=~~ /&gt;&lt;property name=~Faction~ value=~Corsairs~ /&gt;&lt;property name=~Text~ value=~Experienced • Unique • Loyal • Villainous • When Gustolph tacks to produce Influence to hire a Captive Crew, he produces 3 extra Influence. React: Tack Gustolph immediately after you tack a Captive Crew to untack that Crew.~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1035fb6c-35d0-4211-b11e-0ecfa8e3dd4d~ name=~Gustolph Hirs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2~ /&gt;&lt;property name=~Crew Max.~ value=~~ /&gt;&lt;property name=~Move Cost~ value=~~ /&gt;&lt;property name=~Faction~ value=~Corsairs~ /&gt;&lt;property name=~Text~ value=~Experienced • Unique • Loyal • Villainous • When Gustolph tacks to produce Influence to hire a Captive Crew, he produces 3 extra Influence. React: Tack Gustolph immediately after you tack a Captive Crew to untack that Crew.~ /&gt;&lt;/card&gt;</text:p>
          </table:table-cell>
          <table:table-cell office:value-type="string" office:string-value=" &lt;Relationship Target=~/cards/RF_GustolphHirsch.jpg~ Id=~C1035fb6c-35d0-4211-b11e-0ecfa8e3dd4d~ Type=~http://schemas.octgn.org/picture~/&gt;" table:formula="of:=CONCATENATE(&quot; &lt;Relationship Target=~/cards/&quot;;[.D43];&quot;.jpg~ Id=~C&quot;;[.C43];&quot;~ Type=~http://schemas.octgn.org/picture~/&gt;&quot;)" table:style-name="ce1">
            <text:p><text:s/>&lt;Relationship Target=~/cards/RF_GustolphHirsch.jpg~ Id=~C1035fb6c-35d0-4211-b11e-0ecfa8e3dd4d~ Type=~http://schemas.octgn.org/picture~/&gt;</text:p>
          </table:table-cell>
          <table:table-cell office:value-type="string" table:style-name="ce1">
            <text:p>1035fb6c-35d0-4211-b11e-0ecfa8e3dd4d</text:p>
          </table:table-cell>
          <table:table-cell office:value-type="string" table:style-name="ce1">
            <text:p>RF_GustolphHirsch</text:p>
          </table:table-cell>
          <table:table-cell office:value-type="string" table:style-name="ce1">
            <text:p>Gustolph Hirsch</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Experienced • Unique • Loyal • Villainous • When Gustolph tacks to produce Influence to hire a Captive Crew, he produces 3 extra Influence. React: Tack Gustolph immediately after you tack a Captive Crew to untack that Crew.</text:p>
          </table:table-cell>
          <table:table-cell table:number-columns-repeated="16361"/>
        </table:table-row>
        <table:table-row table:style-name="ro1">
          <table:table-cell office:value-type="string" office:string-value="  &lt;card id=~d888a5e6-6c7c-494d-91a4-b763b61696d3~ name=~A Hearty Individua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5 Adventuring (4 if completed in the Forbidden Sea). Crew Attachment: +1 Swashbuckling. This Crew absorbs 2 extra Hits when tacking to absorb Hits.~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d888a5e6-6c7c-494d-91a4-b763b61696d3~ name=~A Hearty Individua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5 Adventuring (4 if completed in the Forbidden Sea). Crew Attachment: +1 Swashbuckling. This Crew absorbs 2 extra Hits when tacking to absorb Hits.~ /&gt;&lt;/card&gt;</text:p>
          </table:table-cell>
          <table:table-cell office:value-type="string" office:string-value=" &lt;Relationship Target=~/cards/RF_AHeartyIndividual.jpg~ Id=~Cd888a5e6-6c7c-494d-91a4-b763b61696d3~ Type=~http://schemas.octgn.org/picture~/&gt;" table:formula="of:=CONCATENATE(&quot; &lt;Relationship Target=~/cards/&quot;;[.D44];&quot;.jpg~ Id=~C&quot;;[.C44];&quot;~ Type=~http://schemas.octgn.org/picture~/&gt;&quot;)" table:style-name="ce1">
            <text:p><text:s/>&lt;Relationship Target=~/cards/RF_AHeartyIndividual.jpg~ Id=~Cd888a5e6-6c7c-494d-91a4-b763b61696d3~ Type=~http://schemas.octgn.org/picture~/&gt;</text:p>
          </table:table-cell>
          <table:table-cell office:value-type="string" table:style-name="ce1">
            <text:p>d888a5e6-6c7c-494d-91a4-b763b61696d3</text:p>
          </table:table-cell>
          <table:table-cell office:value-type="string" table:style-name="ce1">
            <text:p>RF_AHeartyIndividual</text:p>
          </table:table-cell>
          <table:table-cell office:value-type="string" table:style-name="ce1">
            <text:p>A Hearty Individual</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5 Adventuring (4 if completed in the Forbidden Sea). Crew Attachment: +1 Swashbuckling. This Crew absorbs 2 extra Hits when tacking to absorb Hits.</text:p>
          </table:table-cell>
          <table:table-cell table:number-columns-repeated="16361"/>
        </table:table-row>
        <table:table-row table:style-name="ro1">
          <table:table-cell office:value-type="string" office:string-value="  &lt;card id=~3832d58d-83a5-48fa-8958-c5c6afb54086~ name=~Henry the Clockmaker~&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4~ /&gt;&lt;property name=~Influence~ value=~0~ /&gt;&lt;property name=~Swashbuckling~ value=~1~ /&gt;&lt;property name=~Crew Max.~ value=~~ /&gt;&lt;property name=~Move Cost~ value=~~ /&gt;&lt;property name=~Faction~ value=~unaligned~ /&gt;&lt;property name=~Text~ value=~When hiring Henry you may pay 4 Adventuring to reduce Henry’s Influence cost to 0.~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3832d58d-83a5-48fa-8958-c5c6afb54086~ name=~Henry the Clockmaker~&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4~ /&gt;&lt;property name=~Influence~ value=~0~ /&gt;&lt;property name=~Swashbuckling~ value=~1~ /&gt;&lt;property name=~Crew Max.~ value=~~ /&gt;&lt;property name=~Move Cost~ value=~~ /&gt;&lt;property name=~Faction~ value=~unaligned~ /&gt;&lt;property name=~Text~ value=~When hiring Henry you may pay 4 Adventuring to reduce Henry’s Influence cost to 0.~ /&gt;&lt;/card&gt;</text:p>
          </table:table-cell>
          <table:table-cell office:value-type="string" office:string-value=" &lt;Relationship Target=~/cards/RF_HenrytheClockmaker.jpg~ Id=~C3832d58d-83a5-48fa-8958-c5c6afb54086~ Type=~http://schemas.octgn.org/picture~/&gt;" table:formula="of:=CONCATENATE(&quot; &lt;Relationship Target=~/cards/&quot;;[.D45];&quot;.jpg~ Id=~C&quot;;[.C45];&quot;~ Type=~http://schemas.octgn.org/picture~/&gt;&quot;)" table:style-name="ce1">
            <text:p><text:s/>&lt;Relationship Target=~/cards/RF_HenrytheClockmaker.jpg~ Id=~C3832d58d-83a5-48fa-8958-c5c6afb54086~ Type=~http://schemas.octgn.org/picture~/&gt;</text:p>
          </table:table-cell>
          <table:table-cell office:value-type="string" table:style-name="ce1">
            <text:p>3832d58d-83a5-48fa-8958-c5c6afb54086</text:p>
          </table:table-cell>
          <table:table-cell office:value-type="string" table:style-name="ce1">
            <text:p>RF_HenrytheClockmaker</text:p>
          </table:table-cell>
          <table:table-cell office:value-type="string" table:style-name="ce1">
            <text:p>Henry the Clockmaker</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When hiring Henry you may pay 4 Adventuring to reduce Henry’s Influence cost to 0.</text:p>
          </table:table-cell>
          <table:table-cell table:number-columns-repeated="16361"/>
        </table:table-row>
        <table:table-row table:style-name="ro1">
          <table:table-cell office:value-type="string" office:string-value="  &lt;card id=~eda24653-e475-45ee-98a7-86a9f208dd31~ name=~Hidden Talents~&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1 to each of their skills.~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eda24653-e475-45ee-98a7-86a9f208dd31~ name=~Hidden Talents~&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1 to each of their skills.~ /&gt;&lt;/card&gt;</text:p>
          </table:table-cell>
          <table:table-cell office:value-type="string" office:string-value=" &lt;Relationship Target=~/cards/RF_HiddenTalents.jpg~ Id=~Ceda24653-e475-45ee-98a7-86a9f208dd31~ Type=~http://schemas.octgn.org/picture~/&gt;" table:formula="of:=CONCATENATE(&quot; &lt;Relationship Target=~/cards/&quot;;[.D46];&quot;.jpg~ Id=~C&quot;;[.C46];&quot;~ Type=~http://schemas.octgn.org/picture~/&gt;&quot;)" table:style-name="ce1">
            <text:p><text:s/>&lt;Relationship Target=~/cards/RF_HiddenTalents.jpg~ Id=~Ceda24653-e475-45ee-98a7-86a9f208dd31~ Type=~http://schemas.octgn.org/picture~/&gt;</text:p>
          </table:table-cell>
          <table:table-cell office:value-type="string" table:style-name="ce1">
            <text:p>eda24653-e475-45ee-98a7-86a9f208dd31</text:p>
          </table:table-cell>
          <table:table-cell office:value-type="string" table:style-name="ce1">
            <text:p>RF_HiddenTalents</text:p>
          </table:table-cell>
          <table:table-cell office:value-type="string" table:style-name="ce1">
            <text:p>Hidden Talents</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ll Captains have +1 to each of their skills.</text:p>
          </table:table-cell>
          <table:table-cell table:number-columns-repeated="16361"/>
        </table:table-row>
        <table:table-row table:style-name="ro1">
          <table:table-cell office:value-type="string" office:string-value="  &lt;card id=~c2eaeaac-d067-4b9b-b6a2-45589dec2510~ name=~High King Asbjornsson~&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3 Influence while in their Starting Sea.~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c2eaeaac-d067-4b9b-b6a2-45589dec2510~ name=~High King Asbjornsson~&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3 Influence while in their Starting Sea.~ /&gt;&lt;/card&gt;</text:p>
          </table:table-cell>
          <table:table-cell office:value-type="string" office:string-value=" &lt;Relationship Target=~/cards/RF_HighKingAsbjornsson.jpg~ Id=~Cc2eaeaac-d067-4b9b-b6a2-45589dec2510~ Type=~http://schemas.octgn.org/picture~/&gt;" table:formula="of:=CONCATENATE(&quot; &lt;Relationship Target=~/cards/&quot;;[.D47];&quot;.jpg~ Id=~C&quot;;[.C47];&quot;~ Type=~http://schemas.octgn.org/picture~/&gt;&quot;)" table:style-name="ce1">
            <text:p><text:s/>&lt;Relationship Target=~/cards/RF_HighKingAsbjornsson.jpg~ Id=~Cc2eaeaac-d067-4b9b-b6a2-45589dec2510~ Type=~http://schemas.octgn.org/picture~/&gt;</text:p>
          </table:table-cell>
          <table:table-cell office:value-type="string" table:style-name="ce1">
            <text:p>c2eaeaac-d067-4b9b-b6a2-45589dec2510</text:p>
          </table:table-cell>
          <table:table-cell office:value-type="string" table:style-name="ce1">
            <text:p>RF_HighKingAsbjornsson</text:p>
          </table:table-cell>
          <table:table-cell office:value-type="string" table:style-name="ce1">
            <text:p>High King Asbjornsson</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ll Captains have +3 Influence while in their Starting Sea.</text:p>
          </table:table-cell>
          <table:table-cell table:number-columns-repeated="16361"/>
        </table:table-row>
        <table:table-row table:style-name="ro1">
          <table:table-cell office:value-type="string" office:string-value="  &lt;card id=~0390d131-3282-429e-a5cf-986078418394~ name=~Hired Saboteurs~&gt;&lt;property name=~Rarity~ value=~C~ /&gt;&lt;property name=~Type~ value=~Actions~ /&gt;&lt;property name=~Cost~ value=~3~ /&gt;&lt;property name=~Cost Type~ value=~In~ /&gt;&lt;property name=~Cancel~ value=~5~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with more than 2 Ship attachments. Target Ship’s controller must discard one of their ship attachments.~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0390d131-3282-429e-a5cf-986078418394~ name=~Hired Saboteurs~&gt;&lt;property name=~Rarity~ value=~C~ /&gt;&lt;property name=~Type~ value=~Actions~ /&gt;&lt;property name=~Cost~ value=~3~ /&gt;&lt;property name=~Cost Type~ value=~In~ /&gt;&lt;property name=~Cancel~ value=~5~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with more than 2 Ship attachments. Target Ship’s controller must discard one of their ship attachments.~ /&gt;&lt;/card&gt;</text:p>
          </table:table-cell>
          <table:table-cell office:value-type="string" office:string-value=" &lt;Relationship Target=~/cards/RF_HiredSaboteurs.jpg~ Id=~C0390d131-3282-429e-a5cf-986078418394~ Type=~http://schemas.octgn.org/picture~/&gt;" table:formula="of:=CONCATENATE(&quot; &lt;Relationship Target=~/cards/&quot;;[.D48];&quot;.jpg~ Id=~C&quot;;[.C48];&quot;~ Type=~http://schemas.octgn.org/picture~/&gt;&quot;)" table:style-name="ce1">
            <text:p><text:s/>&lt;Relationship Target=~/cards/RF_HiredSaboteurs.jpg~ Id=~C0390d131-3282-429e-a5cf-986078418394~ Type=~http://schemas.octgn.org/picture~/&gt;</text:p>
          </table:table-cell>
          <table:table-cell office:value-type="string" table:style-name="ce1">
            <text:p>0390d131-3282-429e-a5cf-986078418394</text:p>
          </table:table-cell>
          <table:table-cell office:value-type="string" table:style-name="ce1">
            <text:p>RF_HiredSaboteurs</text:p>
          </table:table-cell>
          <table:table-cell office:value-type="string" table:style-name="ce1">
            <text:p>Hired Saboteur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5" table:style-name="ce1">
            <text:p>5</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with more than 2 Ship attachments. Target Ship’s controller must discard one of their ship attachments.</text:p>
          </table:table-cell>
          <table:table-cell table:number-columns-repeated="16361"/>
        </table:table-row>
        <table:table-row table:style-name="ro1">
          <table:table-cell office:value-type="string" office:string-value="  &lt;card id=~9103e3de-e57c-4e41-ae63-716b8d4a2183~ name=~Hit to the Captain's Quarter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9103e3de-e57c-4e41-ae63-716b8d4a2183~ name=~Hit to the Captain's Quarter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 /&gt;&lt;/card&gt;</text:p>
          </table:table-cell>
          <table:table-cell office:value-type="string" office:string-value=" &lt;Relationship Target=~/cards/RF_HittotheCaptainsQuarters.jpg~ Id=~C9103e3de-e57c-4e41-ae63-716b8d4a2183~ Type=~http://schemas.octgn.org/picture~/&gt;" table:formula="of:=CONCATENATE(&quot; &lt;Relationship Target=~/cards/&quot;;[.D49];&quot;.jpg~ Id=~C&quot;;[.C49];&quot;~ Type=~http://schemas.octgn.org/picture~/&gt;&quot;)" table:style-name="ce1">
            <text:p><text:s/>&lt;Relationship Target=~/cards/RF_HittotheCaptainsQuarters.jpg~ Id=~C9103e3de-e57c-4e41-ae63-716b8d4a2183~ Type=~http://schemas.octgn.org/picture~/&gt;</text:p>
          </table:table-cell>
          <table:table-cell office:value-type="string" table:style-name="ce1">
            <text:p>9103e3de-e57c-4e41-ae63-716b8d4a2183</text:p>
          </table:table-cell>
          <table:table-cell office:value-type="string" table:style-name="ce1">
            <text:p>RF_HittotheCaptainsQuarters</text:p>
          </table:table-cell>
          <table:table-cell office:value-type="string" table:style-name="ce1">
            <text:p>Hit to the Captain's Quarter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text:p>
          </table:table-cell>
          <table:table-cell table:number-columns-repeated="16361"/>
        </table:table-row>
        <table:table-row table:style-name="ro1">
          <table:table-cell office:value-type="string" office:string-value="  &lt;card id=~ad5245d3-155e-42fd-b31c-2c282bdcabc4~ name=~Hit to the Galle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ad5245d3-155e-42fd-b31c-2c282bdcabc4~ name=~Hit to the Galle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 /&gt;&lt;/card&gt;</text:p>
          </table:table-cell>
          <table:table-cell office:value-type="string" office:string-value=" &lt;Relationship Target=~/cards/RF_HittotheGalley.jpg~ Id=~Cad5245d3-155e-42fd-b31c-2c282bdcabc4~ Type=~http://schemas.octgn.org/picture~/&gt;" table:formula="of:=CONCATENATE(&quot; &lt;Relationship Target=~/cards/&quot;;[.D50];&quot;.jpg~ Id=~C&quot;;[.C50];&quot;~ Type=~http://schemas.octgn.org/picture~/&gt;&quot;)" table:style-name="ce1">
            <text:p><text:s/>&lt;Relationship Target=~/cards/RF_HittotheGalley.jpg~ Id=~Cad5245d3-155e-42fd-b31c-2c282bdcabc4~ Type=~http://schemas.octgn.org/picture~/&gt;</text:p>
          </table:table-cell>
          <table:table-cell office:value-type="string" table:style-name="ce1">
            <text:p>ad5245d3-155e-42fd-b31c-2c282bdcabc4</text:p>
          </table:table-cell>
          <table:table-cell office:value-type="string" table:style-name="ce1">
            <text:p>RF_HittotheGalley</text:p>
          </table:table-cell>
          <table:table-cell office:value-type="string" table:style-name="ce1">
            <text:p>Hit to the Galley</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text:p>
          </table:table-cell>
          <table:table-cell table:number-columns-repeated="16361"/>
        </table:table-row>
        <table:table-row table:style-name="ro1">
          <table:table-cell office:value-type="string" office:string-value="  &lt;card id=~50b3eb93-2617-45bd-bbdb-2bb578063dcb~ name=~Hit to the Main Mas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50b3eb93-2617-45bd-bbdb-2bb578063dcb~ name=~Hit to the Main Mas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 /&gt;&lt;/card&gt;</text:p>
          </table:table-cell>
          <table:table-cell office:value-type="string" office:string-value=" &lt;Relationship Target=~/cards/RF_HittotheMainMast.jpg~ Id=~C50b3eb93-2617-45bd-bbdb-2bb578063dcb~ Type=~http://schemas.octgn.org/picture~/&gt;" table:formula="of:=CONCATENATE(&quot; &lt;Relationship Target=~/cards/&quot;;[.D51];&quot;.jpg~ Id=~C&quot;;[.C51];&quot;~ Type=~http://schemas.octgn.org/picture~/&gt;&quot;)" table:style-name="ce1">
            <text:p><text:s/>&lt;Relationship Target=~/cards/RF_HittotheMainMast.jpg~ Id=~C50b3eb93-2617-45bd-bbdb-2bb578063dcb~ Type=~http://schemas.octgn.org/picture~/&gt;</text:p>
          </table:table-cell>
          <table:table-cell office:value-type="string" table:style-name="ce1">
            <text:p>50b3eb93-2617-45bd-bbdb-2bb578063dcb</text:p>
          </table:table-cell>
          <table:table-cell office:value-type="string" table:style-name="ce1">
            <text:p>RF_HittotheMainMast</text:p>
          </table:table-cell>
          <table:table-cell office:value-type="string" table:style-name="ce1">
            <text:p>Hit to the Main Mast</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text:p>
          </table:table-cell>
          <table:table-cell table:number-columns-repeated="16361"/>
        </table:table-row>
        <table:table-row table:style-name="ro1">
          <table:table-cell office:value-type="string" office:string-value="  &lt;card id=~685cf58b-00b4-49e5-b46e-e05b75956ce9~ name=~Hit to the Powder Room~&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685cf58b-00b4-49e5-b46e-e05b75956ce9~ name=~Hit to the Powder Room~&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 /&gt;&lt;/card&gt;</text:p>
          </table:table-cell>
          <table:table-cell office:value-type="string" office:string-value=" &lt;Relationship Target=~/cards/RF_HittothePowderRoom.jpg~ Id=~C685cf58b-00b4-49e5-b46e-e05b75956ce9~ Type=~http://schemas.octgn.org/picture~/&gt;" table:formula="of:=CONCATENATE(&quot; &lt;Relationship Target=~/cards/&quot;;[.D52];&quot;.jpg~ Id=~C&quot;;[.C52];&quot;~ Type=~http://schemas.octgn.org/picture~/&gt;&quot;)" table:style-name="ce1">
            <text:p><text:s/>&lt;Relationship Target=~/cards/RF_HittothePowderRoom.jpg~ Id=~C685cf58b-00b4-49e5-b46e-e05b75956ce9~ Type=~http://schemas.octgn.org/picture~/&gt;</text:p>
          </table:table-cell>
          <table:table-cell office:value-type="string" table:style-name="ce1">
            <text:p>685cf58b-00b4-49e5-b46e-e05b75956ce9</text:p>
          </table:table-cell>
          <table:table-cell office:value-type="string" table:style-name="ce1">
            <text:p>RF_HittothePowderRoom</text:p>
          </table:table-cell>
          <table:table-cell office:value-type="string" table:style-name="ce1">
            <text:p>Hit to the Powder Room</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text:p>
          </table:table-cell>
          <table:table-cell table:number-columns-repeated="16361"/>
        </table:table-row>
        <table:table-row table:style-name="ro1">
          <table:table-cell office:value-type="string" office:string-value="  &lt;card id=~aa42367f-eb44-4836-a441-0a03f8e89244~ name=~Hold Your Ground~&gt;&lt;property name=~Rarity~ value=~C~ /&gt;&lt;property name=~Type~ value=~Actions~ /&gt;&lt;property name=~Cost~ value=~~ /&gt;&lt;property name=~Cost Type~ value=~~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instead of performing a Boarding Attack. Until the end of the Boarding , Boarding Attacks inflict 1 fewer Hit (minimum 0).~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a42367f-eb44-4836-a441-0a03f8e89244~ name=~Hold Your Ground~&gt;&lt;property name=~Rarity~ value=~C~ /&gt;&lt;property name=~Type~ value=~Actions~ /&gt;&lt;property name=~Cost~ value=~~ /&gt;&lt;property name=~Cost Type~ value=~~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instead of performing a Boarding Attack. Until the end of the Boarding , Boarding Attacks inflict 1 fewer Hit (minimum 0).~ /&gt;&lt;/card&gt;</text:p>
          </table:table-cell>
          <table:table-cell office:value-type="string" office:string-value=" &lt;Relationship Target=~/cards/RF_HoldYourGround.jpg~ Id=~Caa42367f-eb44-4836-a441-0a03f8e89244~ Type=~http://schemas.octgn.org/picture~/&gt;" table:formula="of:=CONCATENATE(&quot; &lt;Relationship Target=~/cards/&quot;;[.D53];&quot;.jpg~ Id=~C&quot;;[.C53];&quot;~ Type=~http://schemas.octgn.org/picture~/&gt;&quot;)" table:style-name="ce1">
            <text:p><text:s/>&lt;Relationship Target=~/cards/RF_HoldYourGround.jpg~ Id=~Caa42367f-eb44-4836-a441-0a03f8e89244~ Type=~http://schemas.octgn.org/picture~/&gt;</text:p>
          </table:table-cell>
          <table:table-cell office:value-type="string" table:style-name="ce1">
            <text:p>aa42367f-eb44-4836-a441-0a03f8e89244</text:p>
          </table:table-cell>
          <table:table-cell office:value-type="string" table:style-name="ce1">
            <text:p>RF_HoldYourGround</text:p>
          </table:table-cell>
          <table:table-cell office:value-type="string" table:style-name="ce1">
            <text:p>Hold Your Ground</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3" table:style-name="ce1">
            <text:p>3</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he other Ship in the Boarding may pay the cancel cost of this card. React: Play instead of performing a Boarding Attack. Until the end of the Boarding , Boarding Attacks inflict 1 fewer Hit (minimum 0).</text:p>
          </table:table-cell>
          <table:table-cell table:number-columns-repeated="16361"/>
        </table:table-row>
        <table:table-row table:style-name="ro1">
          <table:table-cell office:value-type="string" office:string-value="  &lt;card id=~c5c328b8-be08-4917-8187-0e5ea5675ccc~ name=~Inquisitor Bascalle~&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5~ /&gt;&lt;property name=~Swashbuckling~ value=~2~ /&gt;&lt;property name=~Crew Max.~ value=~~ /&gt;&lt;property name=~Move Cost~ value=~~ /&gt;&lt;property name=~Faction~ value=~Castille~ /&gt;&lt;property name=~Text~ value=~Experienced • Unique • Loyal • First Mate • Holy • Villainous • Act: Tack Bascalle to give all of your other Holy Crew in play +2 to all of their skills that are greater than 0, until the end of the turn.~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c5c328b8-be08-4917-8187-0e5ea5675ccc~ name=~Inquisitor Bascalle~&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5~ /&gt;&lt;property name=~Swashbuckling~ value=~2~ /&gt;&lt;property name=~Crew Max.~ value=~~ /&gt;&lt;property name=~Move Cost~ value=~~ /&gt;&lt;property name=~Faction~ value=~Castille~ /&gt;&lt;property name=~Text~ value=~Experienced • Unique • Loyal • First Mate • Holy • Villainous • Act: Tack Bascalle to give all of your other Holy Crew in play +2 to all of their skills that are greater than 0, until the end of the turn.~ /&gt;&lt;/card&gt;</text:p>
          </table:table-cell>
          <table:table-cell office:value-type="string" office:string-value=" &lt;Relationship Target=~/cards/RF_InquisitorBascalle.jpg~ Id=~Cc5c328b8-be08-4917-8187-0e5ea5675ccc~ Type=~http://schemas.octgn.org/picture~/&gt;" table:formula="of:=CONCATENATE(&quot; &lt;Relationship Target=~/cards/&quot;;[.D54];&quot;.jpg~ Id=~C&quot;;[.C54];&quot;~ Type=~http://schemas.octgn.org/picture~/&gt;&quot;)" table:style-name="ce1">
            <text:p><text:s/>&lt;Relationship Target=~/cards/RF_InquisitorBascalle.jpg~ Id=~Cc5c328b8-be08-4917-8187-0e5ea5675ccc~ Type=~http://schemas.octgn.org/picture~/&gt;</text:p>
          </table:table-cell>
          <table:table-cell office:value-type="string" table:style-name="ce1">
            <text:p>c5c328b8-be08-4917-8187-0e5ea5675ccc</text:p>
          </table:table-cell>
          <table:table-cell office:value-type="string" table:style-name="ce1">
            <text:p>RF_InquisitorBascalle</text:p>
          </table:table-cell>
          <table:table-cell office:value-type="string" table:style-name="ce1">
            <text:p>Inquisitor Bascalle</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Experienced • Unique • Loyal • First Mate • Holy • Villainous • Act: Tack Bascalle to give all of your other Holy Crew in play +2 to all of their skills that are greater than 0, until the end of the turn.</text:p>
          </table:table-cell>
          <table:table-cell table:number-columns-repeated="16361"/>
        </table:table-row>
        <table:table-row table:style-name="ro1">
          <table:table-cell office:value-type="string" office:string-value="  &lt;card id=~5d76822e-ca1b-4a83-a761-07a473d301cd~ name=~Isabeau Dubois du Arren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3~ /&gt;&lt;property name=~Influence~ value=~2~ /&gt;&lt;property name=~Swashbuckling~ value=~2~ /&gt;&lt;property name=~Crew Max.~ value=~~ /&gt;&lt;property name=~Move Cost~ value=~~ /&gt;&lt;property name=~Faction~ value=~Montaigne~ /&gt;&lt;property name=~Text~ value=~Experienced • Unique • Loyal • React: Once per turn, discard a card from your hand instead of performing a Boarding Attack to inflict 2 Hits on the other Ship in the Boarding.~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5d76822e-ca1b-4a83-a761-07a473d301cd~ name=~Isabeau Dubois du Arren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3~ /&gt;&lt;property name=~Influence~ value=~2~ /&gt;&lt;property name=~Swashbuckling~ value=~2~ /&gt;&lt;property name=~Crew Max.~ value=~~ /&gt;&lt;property name=~Move Cost~ value=~~ /&gt;&lt;property name=~Faction~ value=~Montaigne~ /&gt;&lt;property name=~Text~ value=~Experienced • Unique • Loyal • React: Once per turn, discard a card from your hand instead of performing a Boarding Attack to inflict 2 Hits on the other Ship in the Boarding.~ /&gt;&lt;/card&gt;</text:p>
          </table:table-cell>
          <table:table-cell office:value-type="string" office:string-value=" &lt;Relationship Target=~/cards/RF_IsabeauDuboisduArrent.jpg~ Id=~C5d76822e-ca1b-4a83-a761-07a473d301cd~ Type=~http://schemas.octgn.org/picture~/&gt;" table:formula="of:=CONCATENATE(&quot; &lt;Relationship Target=~/cards/&quot;;[.D55];&quot;.jpg~ Id=~C&quot;;[.C55];&quot;~ Type=~http://schemas.octgn.org/picture~/&gt;&quot;)" table:style-name="ce1">
            <text:p><text:s/>&lt;Relationship Target=~/cards/RF_IsabeauDuboisduArrent.jpg~ Id=~C5d76822e-ca1b-4a83-a761-07a473d301cd~ Type=~http://schemas.octgn.org/picture~/&gt;</text:p>
          </table:table-cell>
          <table:table-cell office:value-type="string" table:style-name="ce1">
            <text:p>5d76822e-ca1b-4a83-a761-07a473d301cd</text:p>
          </table:table-cell>
          <table:table-cell office:value-type="string" table:style-name="ce1">
            <text:p>RF_IsabeauDuboisduArrent</text:p>
          </table:table-cell>
          <table:table-cell office:value-type="string" table:style-name="ce1">
            <text:p>Isabeau Dubois du Arrent</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Loyal • React: Once per turn, discard a card from your hand instead of performing a Boarding Attack to inflict 2 Hits on the other Ship in the Boarding.</text:p>
          </table:table-cell>
          <table:table-cell table:number-columns-repeated="16361"/>
        </table:table-row>
        <table:table-row table:style-name="ro1">
          <table:table-cell office:value-type="string" office:string-value="  &lt;card id=~881207fe-f12f-41af-b0ab-2ed4e0894408~ name=~The Island~&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Captain as an action. Players may not play Chantey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881207fe-f12f-41af-b0ab-2ed4e0894408~ name=~The Island~&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Captain as an action. Players may not play Chanteys.~ /&gt;&lt;/card&gt;</text:p>
          </table:table-cell>
          <table:table-cell office:value-type="string" office:string-value=" &lt;Relationship Target=~/cards/RF_TheIsland.jpg~ Id=~C881207fe-f12f-41af-b0ab-2ed4e0894408~ Type=~http://schemas.octgn.org/picture~/&gt;" table:formula="of:=CONCATENATE(&quot; &lt;Relationship Target=~/cards/&quot;;[.D56];&quot;.jpg~ Id=~C&quot;;[.C56];&quot;~ Type=~http://schemas.octgn.org/picture~/&gt;&quot;)" table:style-name="ce1">
            <text:p><text:s/>&lt;Relationship Target=~/cards/RF_TheIsland.jpg~ Id=~C881207fe-f12f-41af-b0ab-2ed4e0894408~ Type=~http://schemas.octgn.org/picture~/&gt;</text:p>
          </table:table-cell>
          <table:table-cell office:value-type="string" table:style-name="ce1">
            <text:p>881207fe-f12f-41af-b0ab-2ed4e0894408</text:p>
          </table:table-cell>
          <table:table-cell office:value-type="string" table:style-name="ce1">
            <text:p>RF_TheIsland</text:p>
          </table:table-cell>
          <table:table-cell office:value-type="string" table:style-name="ce1">
            <text:p>The Island</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may sink this Chantey by tacking their Captain as an action. Players may not play Chanteys.</text:p>
          </table:table-cell>
          <table:table-cell table:number-columns-repeated="16361"/>
        </table:table-row>
        <table:table-row table:style-name="ro1">
          <table:table-cell office:value-type="string" office:string-value="  &lt;card id=~bbbfe4be-0bda-421e-9766-8d76b4e0619f~ name=~It Doesn't Matter~&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Boarding ends. The players involved with that Boarding must discard their hands and draw 7 new cards~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bbbfe4be-0bda-421e-9766-8d76b4e0619f~ name=~It Doesn't Matter~&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Boarding ends. The players involved with that Boarding must discard their hands and draw 7 new cards~ /&gt;&lt;/card&gt;</text:p>
          </table:table-cell>
          <table:table-cell office:value-type="string" office:string-value=" &lt;Relationship Target=~/cards/RF_ItDoesntMatter.jpg~ Id=~Cbbbfe4be-0bda-421e-9766-8d76b4e0619f~ Type=~http://schemas.octgn.org/picture~/&gt;" table:formula="of:=CONCATENATE(&quot; &lt;Relationship Target=~/cards/&quot;;[.D57];&quot;.jpg~ Id=~C&quot;;[.C57];&quot;~ Type=~http://schemas.octgn.org/picture~/&gt;&quot;)" table:style-name="ce1">
            <text:p><text:s/>&lt;Relationship Target=~/cards/RF_ItDoesntMatter.jpg~ Id=~Cbbbfe4be-0bda-421e-9766-8d76b4e0619f~ Type=~http://schemas.octgn.org/picture~/&gt;</text:p>
          </table:table-cell>
          <table:table-cell office:value-type="string" table:style-name="ce1">
            <text:p>bbbfe4be-0bda-421e-9766-8d76b4e0619f</text:p>
          </table:table-cell>
          <table:table-cell office:value-type="string" table:style-name="ce1">
            <text:p>RF_ItDoesntMatter</text:p>
          </table:table-cell>
          <table:table-cell office:value-type="string" table:style-name="ce1">
            <text:p>It Doesn't Matter</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Boarding ends. The players involved with that Boarding must discard their hands and draw 7 new cards</text:p>
          </table:table-cell>
          <table:table-cell table:number-columns-repeated="16361"/>
        </table:table-row>
        <table:table-row table:style-name="ro1">
          <table:table-cell office:value-type="string" office:string-value="  &lt;card id=~6c03dd18-fa49-4a8c-b4cb-0f1cd0b4d629~ name=~Jacob Fau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Loyal • Heroic • Swordsman +1 • Act: Target one of your Adventures in an adjacent Sea and discard Jacob to move your Ship to that Sea. The Adventuring cost to complete the target Adventure is reduced by 4 (minimum 0) until the end of the turn.~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6c03dd18-fa49-4a8c-b4cb-0f1cd0b4d629~ name=~Jacob Fau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Loyal • Heroic • Swordsman +1 • Act: Target one of your Adventures in an adjacent Sea and discard Jacob to move your Ship to that Sea. The Adventuring cost to complete the target Adventure is reduced by 4 (minimum 0) until the end of the turn.~ /&gt;&lt;/card&gt;</text:p>
          </table:table-cell>
          <table:table-cell office:value-type="string" office:string-value=" &lt;Relationship Target=~/cards/RF_JacobFaust.jpg~ Id=~C6c03dd18-fa49-4a8c-b4cb-0f1cd0b4d629~ Type=~http://schemas.octgn.org/picture~/&gt;" table:formula="of:=CONCATENATE(&quot; &lt;Relationship Target=~/cards/&quot;;[.D58];&quot;.jpg~ Id=~C&quot;;[.C58];&quot;~ Type=~http://schemas.octgn.org/picture~/&gt;&quot;)" table:style-name="ce1">
            <text:p><text:s/>&lt;Relationship Target=~/cards/RF_JacobFaust.jpg~ Id=~C6c03dd18-fa49-4a8c-b4cb-0f1cd0b4d629~ Type=~http://schemas.octgn.org/picture~/&gt;</text:p>
          </table:table-cell>
          <table:table-cell office:value-type="string" table:style-name="ce1">
            <text:p>6c03dd18-fa49-4a8c-b4cb-0f1cd0b4d629</text:p>
          </table:table-cell>
          <table:table-cell office:value-type="string" table:style-name="ce1">
            <text:p>RF_JacobFaust</text:p>
          </table:table-cell>
          <table:table-cell office:value-type="string" table:style-name="ce1">
            <text:p>Jacob Faus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 Heroic • Swordsman +1 • Act: Target one of your Adventures in an adjacent Sea and discard Jacob to move your Ship to that Sea. The Adventuring cost to complete the target Adventure is reduced by 4 (minimum 0) until the end of the turn.</text:p>
          </table:table-cell>
          <table:table-cell table:number-columns-repeated="16361"/>
        </table:table-row>
        <table:table-row table:style-name="ro1">
          <table:table-cell office:value-type="string" office:string-value="  &lt;card id=~eda5f839-9930-46f8-b474-c5bf479e5cb5~ name=~Jamie Sices du Sic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Corsairs~ /&gt;&lt;property name=~Text~ value=~Captive • Rower • No Attachments • React: Tack and sink Jaime when you are being targeted with an action that will begin a Boarding with your Ship to cancel that action. The player that attempted the action must sink two cards from their hand.~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eda5f839-9930-46f8-b474-c5bf479e5cb5~ name=~Jamie Sices du Sic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Corsairs~ /&gt;&lt;property name=~Text~ value=~Captive • Rower • No Attachments • React: Tack and sink Jaime when you are being targeted with an action that will begin a Boarding with your Ship to cancel that action. The player that attempted the action must sink two cards from their hand.~ /&gt;&lt;/card&gt;</text:p>
          </table:table-cell>
          <table:table-cell office:value-type="string" office:string-value=" &lt;Relationship Target=~/cards/RF_JamieSicesduSices.jpg~ Id=~Ceda5f839-9930-46f8-b474-c5bf479e5cb5~ Type=~http://schemas.octgn.org/picture~/&gt;" table:formula="of:=CONCATENATE(&quot; &lt;Relationship Target=~/cards/&quot;;[.D59];&quot;.jpg~ Id=~C&quot;;[.C59];&quot;~ Type=~http://schemas.octgn.org/picture~/&gt;&quot;)" table:style-name="ce1">
            <text:p><text:s/>&lt;Relationship Target=~/cards/RF_JamieSicesduSices.jpg~ Id=~Ceda5f839-9930-46f8-b474-c5bf479e5cb5~ Type=~http://schemas.octgn.org/picture~/&gt;</text:p>
          </table:table-cell>
          <table:table-cell office:value-type="string" table:style-name="ce1">
            <text:p>eda5f839-9930-46f8-b474-c5bf479e5cb5</text:p>
          </table:table-cell>
          <table:table-cell office:value-type="string" table:style-name="ce1">
            <text:p>RF_JamieSicesduSices</text:p>
          </table:table-cell>
          <table:table-cell office:value-type="string" table:style-name="ce1">
            <text:p>Jamie Sices du Sice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Captive • Rower • No Attachments • React: Tack and sink Jaime when you are being targeted with an action that will begin a Boarding with your Ship to cancel that action. The player that attempted the action must sink two cards from their hand.</text:p>
          </table:table-cell>
          <table:table-cell table:number-columns-repeated="16361"/>
        </table:table-row>
        <table:table-row table:style-name="ro1">
          <table:table-cell office:value-type="string" office:string-value="  &lt;card id=~040cec64-cb6f-4cf9-ab8c-76e46d647c8e~ name=~Javier's Mistak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React: Sink a Crew aligned to your Captain’s Faction when you are paying an Adventuring cost to produce 3 Adventuring.~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040cec64-cb6f-4cf9-ab8c-76e46d647c8e~ name=~Javier's Mistak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React: Sink a Crew aligned to your Captain’s Faction when you are paying an Adventuring cost to produce 3 Adventuring.~ /&gt;&lt;/card&gt;</text:p>
          </table:table-cell>
          <table:table-cell office:value-type="string" office:string-value=" &lt;Relationship Target=~/cards/RF_JaviersMistake.jpg~ Id=~C040cec64-cb6f-4cf9-ab8c-76e46d647c8e~ Type=~http://schemas.octgn.org/picture~/&gt;" table:formula="of:=CONCATENATE(&quot; &lt;Relationship Target=~/cards/&quot;;[.D60];&quot;.jpg~ Id=~C&quot;;[.C60];&quot;~ Type=~http://schemas.octgn.org/picture~/&gt;&quot;)" table:style-name="ce1">
            <text:p><text:s/>&lt;Relationship Target=~/cards/RF_JaviersMistake.jpg~ Id=~C040cec64-cb6f-4cf9-ab8c-76e46d647c8e~ Type=~http://schemas.octgn.org/picture~/&gt;</text:p>
          </table:table-cell>
          <table:table-cell office:value-type="string" table:style-name="ce1">
            <text:p>040cec64-cb6f-4cf9-ab8c-76e46d647c8e</text:p>
          </table:table-cell>
          <table:table-cell office:value-type="string" table:style-name="ce1">
            <text:p>RF_JaviersMistake</text:p>
          </table:table-cell>
          <table:table-cell office:value-type="string" table:style-name="ce1">
            <text:p>Javier's Mistak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Villainous Captain. React: Sink a Crew aligned to your Captain’s Faction when you are paying an Adventuring cost to produce 3 Adventuring.</text:p>
          </table:table-cell>
          <table:table-cell table:number-columns-repeated="16361"/>
        </table:table-row>
        <table:table-row table:style-name="ro1">
          <table:table-cell office:value-type="string" office:string-value="  &lt;card id=~0883efc6-05f3-4064-a8d3-0292969b72da~ name=~Joris Hartig~&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Joris produces 2 extra Influence when paying Influence to hire an Unaligned Crew.~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0883efc6-05f3-4064-a8d3-0292969b72da~ name=~Joris Hartig~&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Joris produces 2 extra Influence when paying Influence to hire an Unaligned Crew.~ /&gt;&lt;/card&gt;</text:p>
          </table:table-cell>
          <table:table-cell office:value-type="string" office:string-value=" &lt;Relationship Target=~/cards/RF_JorisHartig.jpg~ Id=~C0883efc6-05f3-4064-a8d3-0292969b72da~ Type=~http://schemas.octgn.org/picture~/&gt;" table:formula="of:=CONCATENATE(&quot; &lt;Relationship Target=~/cards/&quot;;[.D61];&quot;.jpg~ Id=~C&quot;;[.C61];&quot;~ Type=~http://schemas.octgn.org/picture~/&gt;&quot;)" table:style-name="ce1">
            <text:p><text:s/>&lt;Relationship Target=~/cards/RF_JorisHartig.jpg~ Id=~C0883efc6-05f3-4064-a8d3-0292969b72da~ Type=~http://schemas.octgn.org/picture~/&gt;</text:p>
          </table:table-cell>
          <table:table-cell office:value-type="string" table:style-name="ce1">
            <text:p>0883efc6-05f3-4064-a8d3-0292969b72da</text:p>
          </table:table-cell>
          <table:table-cell office:value-type="string" table:style-name="ce1">
            <text:p>RF_JorisHartig</text:p>
          </table:table-cell>
          <table:table-cell office:value-type="string" table:style-name="ce1">
            <text:p>Joris Hartig</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Joris produces 2 extra Influence when paying Influence to hire an Unaligned Crew.</text:p>
          </table:table-cell>
          <table:table-cell table:number-columns-repeated="16361"/>
        </table:table-row>
        <table:table-row table:style-name="ro1">
          <table:table-cell office:value-type="string" office:string-value="  &lt;card id=~6e5e7c49-39de-45e6-8610-9fa0fbb8e61c~ name=~A Killer Reveal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ith both a Heroic and Villainous Crew on Board. That ship suffers 7 hits. Target Ship’s player may cancel this Action by discarding a Villainous Crew.~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e5e7c49-39de-45e6-8610-9fa0fbb8e61c~ name=~A Killer Reveal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ith both a Heroic and Villainous Crew on Board. That ship suffers 7 hits. Target Ship’s player may cancel this Action by discarding a Villainous Crew.~ /&gt;&lt;/card&gt;</text:p>
          </table:table-cell>
          <table:table-cell office:value-type="string" office:string-value=" &lt;Relationship Target=~/cards/RF_AKillerRevealed.jpg~ Id=~C6e5e7c49-39de-45e6-8610-9fa0fbb8e61c~ Type=~http://schemas.octgn.org/picture~/&gt;" table:formula="of:=CONCATENATE(&quot; &lt;Relationship Target=~/cards/&quot;;[.D62];&quot;.jpg~ Id=~C&quot;;[.C62];&quot;~ Type=~http://schemas.octgn.org/picture~/&gt;&quot;)" table:style-name="ce1">
            <text:p><text:s/>&lt;Relationship Target=~/cards/RF_AKillerRevealed.jpg~ Id=~C6e5e7c49-39de-45e6-8610-9fa0fbb8e61c~ Type=~http://schemas.octgn.org/picture~/&gt;</text:p>
          </table:table-cell>
          <table:table-cell office:value-type="string" table:style-name="ce1">
            <text:p>6e5e7c49-39de-45e6-8610-9fa0fbb8e61c</text:p>
          </table:table-cell>
          <table:table-cell office:value-type="string" table:style-name="ce1">
            <text:p>RF_AKillerRevealed</text:p>
          </table:table-cell>
          <table:table-cell office:value-type="string" table:style-name="ce1">
            <text:p>A Killer Revealed</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with both a Heroic and Villainous Crew on Board. That ship suffers 7 hits. Target Ship’s player may cancel this Action by discarding a Villainous Crew.</text:p>
          </table:table-cell>
          <table:table-cell table:number-columns-repeated="16361"/>
        </table:table-row>
        <table:table-row table:style-name="ro1">
          <table:table-cell office:value-type="string" office:string-value="  &lt;card id=~5829c9b8-a959-447a-9129-225b4cb2dfbf~ name=~The Kire's Pe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putting a Chantey into play. That Chantey does not enter play and is discarded. Any Chantey already in play remains in play.~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5829c9b8-a959-447a-9129-225b4cb2dfbf~ name=~The Kire's Pe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putting a Chantey into play. That Chantey does not enter play and is discarded. Any Chantey already in play remains in play.~ /&gt;&lt;/card&gt;</text:p>
          </table:table-cell>
          <table:table-cell office:value-type="string" office:string-value=" &lt;Relationship Target=~/cards/RF_TheKiresPen.jpg~ Id=~C5829c9b8-a959-447a-9129-225b4cb2dfbf~ Type=~http://schemas.octgn.org/picture~/&gt;" table:formula="of:=CONCATENATE(&quot; &lt;Relationship Target=~/cards/&quot;;[.D63];&quot;.jpg~ Id=~C&quot;;[.C63];&quot;~ Type=~http://schemas.octgn.org/picture~/&gt;&quot;)" table:style-name="ce1">
            <text:p><text:s/>&lt;Relationship Target=~/cards/RF_TheKiresPen.jpg~ Id=~C5829c9b8-a959-447a-9129-225b4cb2dfbf~ Type=~http://schemas.octgn.org/picture~/&gt;</text:p>
          </table:table-cell>
          <table:table-cell office:value-type="string" table:style-name="ce1">
            <text:p>5829c9b8-a959-447a-9129-225b4cb2dfbf</text:p>
          </table:table-cell>
          <table:table-cell office:value-type="string" table:style-name="ce1">
            <text:p>RF_TheKiresPen</text:p>
          </table:table-cell>
          <table:table-cell office:value-type="string" table:style-name="ce1">
            <text:p>The Kire's Pen</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other player is putting a Chantey into play. That Chantey does not enter play and is discarded. Any Chantey already in play remains in play.</text:p>
          </table:table-cell>
          <table:table-cell table:number-columns-repeated="16361"/>
        </table:table-row>
        <table:table-row table:style-name="ro1">
          <table:table-cell office:value-type="string" office:string-value="  &lt;card id=~5233d920-beca-464c-af41-57fa7bf0dfb1~ name=~“The Lightbringer is Ours!“~&gt;&lt;property name=~Rarity~ value=~U~ /&gt;&lt;property name=~Type~ value=~Chanteys~ /&gt;&lt;property name=~Cost~ value=~~ /&gt;&lt;property name=~Cost Type~ value=~~ /&gt;&lt;property name=~Cancel~ value=~4~ /&gt;&lt;property name=~Cancel Type~ value=~In~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roducing 7 Influence as an action. All Captains have the following ability: React: Once per turn, discard one of your Crew aligned to your Captain’s faction when you are paying an Influence cost to produce 2 Influence.~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5233d920-beca-464c-af41-57fa7bf0dfb1~ name=~“The Lightbringer is Ours!“~&gt;&lt;property name=~Rarity~ value=~U~ /&gt;&lt;property name=~Type~ value=~Chanteys~ /&gt;&lt;property name=~Cost~ value=~~ /&gt;&lt;property name=~Cost Type~ value=~~ /&gt;&lt;property name=~Cancel~ value=~4~ /&gt;&lt;property name=~Cancel Type~ value=~In~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roducing 7 Influence as an action. All Captains have the following ability: React: Once per turn, discard one of your Crew aligned to your Captain’s faction when you are paying an Influence cost to produce 2 Influence.~ /&gt;&lt;/card&gt;</text:p>
          </table:table-cell>
          <table:table-cell office:value-type="string" office:string-value=" &lt;Relationship Target=~/cards/RF_TheLightbringerisOurs.jpg~ Id=~C5233d920-beca-464c-af41-57fa7bf0dfb1~ Type=~http://schemas.octgn.org/picture~/&gt;" table:formula="of:=CONCATENATE(&quot; &lt;Relationship Target=~/cards/&quot;;[.D64];&quot;.jpg~ Id=~C&quot;;[.C64];&quot;~ Type=~http://schemas.octgn.org/picture~/&gt;&quot;)" table:style-name="ce1">
            <text:p><text:s/>&lt;Relationship Target=~/cards/RF_TheLightbringerisOurs.jpg~ Id=~C5233d920-beca-464c-af41-57fa7bf0dfb1~ Type=~http://schemas.octgn.org/picture~/&gt;</text:p>
          </table:table-cell>
          <table:table-cell office:value-type="string" table:style-name="ce1">
            <text:p>5233d920-beca-464c-af41-57fa7bf0dfb1</text:p>
          </table:table-cell>
          <table:table-cell office:value-type="string" table:style-name="ce1">
            <text:p>RF_TheLightbringerisOurs</text:p>
          </table:table-cell>
          <table:table-cell office:value-type="string" table:style-name="ce1">
            <text:p>“The Lightbringer is Ours!“</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hantey by producing 7 Influence as an action. All Captains have the following ability: React: Once per turn, discard one of your Crew aligned to your Captain’s faction when you are paying an Influence cost to produce 2 Influence.</text:p>
          </table:table-cell>
          <table:table-cell table:number-columns-repeated="16361"/>
        </table:table-row>
        <table:table-row table:style-name="ro1">
          <table:table-cell office:value-type="string" office:string-value="  &lt;card id=~813c26f2-ac5b-4228-bacc-04ef04da72bc~ name=~“Long Tall” Harry~&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2~ /&gt;&lt;property name=~Crew Max.~ value=~~ /&gt;&lt;property name=~Move Cost~ value=~~ /&gt;&lt;property name=~Faction~ value=~Sea Dogs~ /&gt;&lt;property name=~Text~ value=~Experienced • Unique • Loyal • Topman • React: Once per turn, sink up to three cards from your hand when your Ship attempts to start a Boarding; the cancel cost of the boarding is increased by 2 for each card sunk.~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813c26f2-ac5b-4228-bacc-04ef04da72bc~ name=~“Long Tall” Harry~&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2~ /&gt;&lt;property name=~Crew Max.~ value=~~ /&gt;&lt;property name=~Move Cost~ value=~~ /&gt;&lt;property name=~Faction~ value=~Sea Dogs~ /&gt;&lt;property name=~Text~ value=~Experienced • Unique • Loyal • Topman • React: Once per turn, sink up to three cards from your hand when your Ship attempts to start a Boarding; the cancel cost of the boarding is increased by 2 for each card sunk.~ /&gt;&lt;/card&gt;</text:p>
          </table:table-cell>
          <table:table-cell office:value-type="string" office:string-value=" &lt;Relationship Target=~/cards/RF_LongTallHarry.jpg~ Id=~C813c26f2-ac5b-4228-bacc-04ef04da72bc~ Type=~http://schemas.octgn.org/picture~/&gt;" table:formula="of:=CONCATENATE(&quot; &lt;Relationship Target=~/cards/&quot;;[.D65];&quot;.jpg~ Id=~C&quot;;[.C65];&quot;~ Type=~http://schemas.octgn.org/picture~/&gt;&quot;)" table:style-name="ce1">
            <text:p><text:s/>&lt;Relationship Target=~/cards/RF_LongTallHarry.jpg~ Id=~C813c26f2-ac5b-4228-bacc-04ef04da72bc~ Type=~http://schemas.octgn.org/picture~/&gt;</text:p>
          </table:table-cell>
          <table:table-cell office:value-type="string" table:style-name="ce1">
            <text:p>813c26f2-ac5b-4228-bacc-04ef04da72bc</text:p>
          </table:table-cell>
          <table:table-cell office:value-type="string" table:style-name="ce1">
            <text:p>RF_LongTallHarry</text:p>
          </table:table-cell>
          <table:table-cell office:value-type="string" table:style-name="ce1">
            <text:p>“Long Tall” Harry</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Experienced • Unique • Loyal • Topman • React: Once per turn, sink up to three cards from your hand when your Ship attempts to start a Boarding; the cancel cost of the boarding is increased by 2 for each card sunk.</text:p>
          </table:table-cell>
          <table:table-cell table:number-columns-repeated="16361"/>
        </table:table-row>
        <table:table-row table:style-name="ro1">
          <table:table-cell office:value-type="string" office:string-value="  &lt;card id=~904f9c56-c4d7-4884-b76c-01a76c8fa1dc~ name=~“Look Lively, Me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faction gain +1 influence until the end of the turn.~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904f9c56-c4d7-4884-b76c-01a76c8fa1dc~ name=~“Look Lively, Me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faction gain +1 influence until the end of the turn.~ /&gt;&lt;/card&gt;</text:p>
          </table:table-cell>
          <table:table-cell office:value-type="string" office:string-value=" &lt;Relationship Target=~/cards/RF_LookLivelyMen.jpg~ Id=~C904f9c56-c4d7-4884-b76c-01a76c8fa1dc~ Type=~http://schemas.octgn.org/picture~/&gt;" table:formula="of:=CONCATENATE(&quot; &lt;Relationship Target=~/cards/&quot;;[.D66];&quot;.jpg~ Id=~C&quot;;[.C66];&quot;~ Type=~http://schemas.octgn.org/picture~/&gt;&quot;)" table:style-name="ce1">
            <text:p><text:s/>&lt;Relationship Target=~/cards/RF_LookLivelyMen.jpg~ Id=~C904f9c56-c4d7-4884-b76c-01a76c8fa1dc~ Type=~http://schemas.octgn.org/picture~/&gt;</text:p>
          </table:table-cell>
          <table:table-cell office:value-type="string" table:style-name="ce1">
            <text:p>904f9c56-c4d7-4884-b76c-01a76c8fa1dc</text:p>
          </table:table-cell>
          <table:table-cell office:value-type="string" table:style-name="ce1">
            <text:p>RF_LookLivelyMen</text:p>
          </table:table-cell>
          <table:table-cell office:value-type="string" table:style-name="ce1">
            <text:p>“Look Lively, Men!“</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your Captain or one of your Crew with the First Mate trait to play this card. All of your Crew aligned to your faction gain +1 influence until the end of the turn.</text:p>
          </table:table-cell>
          <table:table-cell table:number-columns-repeated="16361"/>
        </table:table-row>
        <table:table-row table:style-name="ro1">
          <table:table-cell office:value-type="string" office:string-value="  &lt;card id=~3270f549-bf32-481e-88d4-6cc06c7f9a93~ name=~“Man the Top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gain +2 Sailing, until the end of the turn.~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3270f549-bf32-481e-88d4-6cc06c7f9a93~ name=~“Man the Top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gain +2 Sailing, until the end of the turn.~ /&gt;&lt;/card&gt;</text:p>
          </table:table-cell>
          <table:table-cell office:value-type="string" office:string-value=" &lt;Relationship Target=~/cards/RF_MantheTops.jpg~ Id=~C3270f549-bf32-481e-88d4-6cc06c7f9a93~ Type=~http://schemas.octgn.org/picture~/&gt;" table:formula="of:=CONCATENATE(&quot; &lt;Relationship Target=~/cards/&quot;;[.D67];&quot;.jpg~ Id=~C&quot;;[.C67];&quot;~ Type=~http://schemas.octgn.org/picture~/&gt;&quot;)" table:style-name="ce1">
            <text:p><text:s/>&lt;Relationship Target=~/cards/RF_MantheTops.jpg~ Id=~C3270f549-bf32-481e-88d4-6cc06c7f9a93~ Type=~http://schemas.octgn.org/picture~/&gt;</text:p>
          </table:table-cell>
          <table:table-cell office:value-type="string" table:style-name="ce1">
            <text:p>3270f549-bf32-481e-88d4-6cc06c7f9a93</text:p>
          </table:table-cell>
          <table:table-cell office:value-type="string" table:style-name="ce1">
            <text:p>RF_MantheTops</text:p>
          </table:table-cell>
          <table:table-cell office:value-type="string" table:style-name="ce1">
            <text:p>“Man the Top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Until the end of the turn, all of your Crew aligned to your Captain’s faction gain +2 Sailing, until the end of the turn.</text:p>
          </table:table-cell>
          <table:table-cell table:number-columns-repeated="16361"/>
        </table:table-row>
        <table:table-row table:style-name="ro1">
          <table:table-cell office:value-type="string" office:string-value="  &lt;card id=~44d35850-b797-4c12-866a-e84084296362~ name=~Matushka's Blessing~&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Knack -- +1 Pyeryem~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44d35850-b797-4c12-866a-e84084296362~ name=~Matushka's Blessing~&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Knack -- +1 Pyeryem~ /&gt;&lt;/card&gt;</text:p>
          </table:table-cell>
          <table:table-cell office:value-type="string" office:string-value=" &lt;Relationship Target=~/cards/RF_MatushkasBlessing.jpg~ Id=~C44d35850-b797-4c12-866a-e84084296362~ Type=~http://schemas.octgn.org/picture~/&gt;" table:formula="of:=CONCATENATE(&quot; &lt;Relationship Target=~/cards/&quot;;[.D68];&quot;.jpg~ Id=~C&quot;;[.C68];&quot;~ Type=~http://schemas.octgn.org/picture~/&gt;&quot;)" table:style-name="ce1">
            <text:p><text:s/>&lt;Relationship Target=~/cards/RF_MatushkasBlessing.jpg~ Id=~C44d35850-b797-4c12-866a-e84084296362~ Type=~http://schemas.octgn.org/picture~/&gt;</text:p>
          </table:table-cell>
          <table:table-cell office:value-type="string" table:style-name="ce1">
            <text:p>44d35850-b797-4c12-866a-e84084296362</text:p>
          </table:table-cell>
          <table:table-cell office:value-type="string" table:style-name="ce1">
            <text:p>RF_MatushkasBlessing</text:p>
          </table:table-cell>
          <table:table-cell office:value-type="string" table:style-name="ce1">
            <text:p>Matushka's Blessing</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yeryem Knack -- +1 Pyeryem</text:p>
          </table:table-cell>
          <table:table-cell table:number-columns-repeated="16361"/>
        </table:table-row>
        <table:table-row table:style-name="ro1">
          <table:table-cell office:value-type="string" office:string-value="  &lt;card id=~4ca9fac0-fc9b-4a05-8911-7fb3d609714b~ name=~Message from Margarett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La Boca). Item • Crew Attachment: This Crew absorbs 2 extra Hits when tacking to absorb Hits.~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ca9fac0-fc9b-4a05-8911-7fb3d609714b~ name=~Message from Margarett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La Boca). Item • Crew Attachment: This Crew absorbs 2 extra Hits when tacking to absorb Hits.~ /&gt;&lt;/card&gt;</text:p>
          </table:table-cell>
          <table:table-cell office:value-type="string" office:string-value=" &lt;Relationship Target=~/cards/RF_MessagefromMargaretta.jpg~ Id=~C4ca9fac0-fc9b-4a05-8911-7fb3d609714b~ Type=~http://schemas.octgn.org/picture~/&gt;" table:formula="of:=CONCATENATE(&quot; &lt;Relationship Target=~/cards/&quot;;[.D69];&quot;.jpg~ Id=~C&quot;;[.C69];&quot;~ Type=~http://schemas.octgn.org/picture~/&gt;&quot;)" table:style-name="ce1">
            <text:p><text:s/>&lt;Relationship Target=~/cards/RF_MessagefromMargaretta.jpg~ Id=~C4ca9fac0-fc9b-4a05-8911-7fb3d609714b~ Type=~http://schemas.octgn.org/picture~/&gt;</text:p>
          </table:table-cell>
          <table:table-cell office:value-type="string" table:style-name="ce1">
            <text:p>4ca9fac0-fc9b-4a05-8911-7fb3d609714b</text:p>
          </table:table-cell>
          <table:table-cell office:value-type="string" table:style-name="ce1">
            <text:p>RF_MessagefromMargaretta</text:p>
          </table:table-cell>
          <table:table-cell office:value-type="string" table:style-name="ce1">
            <text:p>Message from Margaretta</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3 Adventuring (2 if completed in La Boca). Item • Crew Attachment: This Crew absorbs 2 extra Hits when tacking to absorb Hits.</text:p>
          </table:table-cell>
          <table:table-cell table:number-columns-repeated="16361"/>
        </table:table-row>
        <table:table-row table:style-name="ro1">
          <table:table-cell office:value-type="string" office:string-value="  &lt;card id=~147563dc-ff71-401d-be93-d514b75e590e~ name=~Miguel Sandoval de Castillo~&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0~ /&gt;&lt;property name=~Swashbuckling~ value=~3~ /&gt;&lt;property name=~Crew Max.~ value=~~ /&gt;&lt;property name=~Move Cost~ value=~~ /&gt;&lt;property name=~Faction~ value=~Castille~ /&gt;&lt;property name=~Text~ value=~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147563dc-ff71-401d-be93-d514b75e590e~ name=~Miguel Sandoval de Castillo~&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0~ /&gt;&lt;property name=~Swashbuckling~ value=~3~ /&gt;&lt;property name=~Crew Max.~ value=~~ /&gt;&lt;property name=~Move Cost~ value=~~ /&gt;&lt;property name=~Faction~ value=~Castille~ /&gt;&lt;property name=~Text~ value=~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 /&gt;&lt;/card&gt;</text:p>
          </table:table-cell>
          <table:table-cell office:value-type="string" office:string-value=" &lt;Relationship Target=~/cards/RF_MiguelSandovaldeCastillo.jpg~ Id=~C147563dc-ff71-401d-be93-d514b75e590e~ Type=~http://schemas.octgn.org/picture~/&gt;" table:formula="of:=CONCATENATE(&quot; &lt;Relationship Target=~/cards/&quot;;[.D70];&quot;.jpg~ Id=~C&quot;;[.C70];&quot;~ Type=~http://schemas.octgn.org/picture~/&gt;&quot;)" table:style-name="ce1">
            <text:p><text:s/>&lt;Relationship Target=~/cards/RF_MiguelSandovaldeCastillo.jpg~ Id=~C147563dc-ff71-401d-be93-d514b75e590e~ Type=~http://schemas.octgn.org/picture~/&gt;</text:p>
          </table:table-cell>
          <table:table-cell office:value-type="string" table:style-name="ce1">
            <text:p>147563dc-ff71-401d-be93-d514b75e590e</text:p>
          </table:table-cell>
          <table:table-cell office:value-type="string" table:style-name="ce1">
            <text:p>RF_MiguelSandovaldeCastillo</text:p>
          </table:table-cell>
          <table:table-cell office:value-type="string" table:style-name="ce1">
            <text:p>Miguel Sandoval de Castillo</text:p>
          </table:table-cell>
          <table:table-cell office:value-type="string" table:style-name="ce1">
            <text:p>U</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text:p>
          </table:table-cell>
          <table:table-cell table:number-columns-repeated="16361"/>
        </table:table-row>
        <table:table-row table:style-name="ro1">
          <table:table-cell office:value-type="string" office:string-value="  &lt;card id=~7bdcb13c-6de2-45bf-86e1-df471b624a83~ name=~Neither Asked Nor Given~&gt;&lt;property name=~Rarity~ value=~C~ /&gt;&lt;property name=~Type~ value=~Chanteys~ /&gt;&lt;property name=~Cost~ value=~2~ /&gt;&lt;property name=~Cost Type~ value=~Ad~ /&gt;&lt;property name=~Cancel~ value=~2~ /&gt;&lt;property name=~Cancel Type~ value=~Ad~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ers draw 2 fewer cards after each round of a Boarding (minimum 1).~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7bdcb13c-6de2-45bf-86e1-df471b624a83~ name=~Neither Asked Nor Given~&gt;&lt;property name=~Rarity~ value=~C~ /&gt;&lt;property name=~Type~ value=~Chanteys~ /&gt;&lt;property name=~Cost~ value=~2~ /&gt;&lt;property name=~Cost Type~ value=~Ad~ /&gt;&lt;property name=~Cancel~ value=~2~ /&gt;&lt;property name=~Cancel Type~ value=~Ad~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ers draw 2 fewer cards after each round of a Boarding (minimum 1).~ /&gt;&lt;/card&gt;</text:p>
          </table:table-cell>
          <table:table-cell office:value-type="string" office:string-value=" &lt;Relationship Target=~/cards/RF_NeitherAskedNorGiven.jpg~ Id=~C7bdcb13c-6de2-45bf-86e1-df471b624a83~ Type=~http://schemas.octgn.org/picture~/&gt;" table:formula="of:=CONCATENATE(&quot; &lt;Relationship Target=~/cards/&quot;;[.D71];&quot;.jpg~ Id=~C&quot;;[.C71];&quot;~ Type=~http://schemas.octgn.org/picture~/&gt;&quot;)" table:style-name="ce1">
            <text:p><text:s/>&lt;Relationship Target=~/cards/RF_NeitherAskedNorGiven.jpg~ Id=~C7bdcb13c-6de2-45bf-86e1-df471b624a83~ Type=~http://schemas.octgn.org/picture~/&gt;</text:p>
          </table:table-cell>
          <table:table-cell office:value-type="string" table:style-name="ce1">
            <text:p>7bdcb13c-6de2-45bf-86e1-df471b624a83</text:p>
          </table:table-cell>
          <table:table-cell office:value-type="string" table:style-name="ce1">
            <text:p>RF_NeitherAskedNorGiven</text:p>
          </table:table-cell>
          <table:table-cell office:value-type="string" table:style-name="ce1">
            <text:p>Neither Asked Nor Given</text:p>
          </table:table-cell>
          <table:table-cell office:value-type="string" table:style-name="ce1">
            <text:p>C</text:p>
          </table:table-cell>
          <table:table-cell office:value-type="string" table:style-name="ce1">
            <text:p>Chanteys</text:p>
          </table:table-cell>
          <table:table-cell office:value-type="float" office:value="2" table:style-name="ce1">
            <text:p>2</text:p>
          </table:table-cell>
          <table:table-cell office:value-type="string" table:style-name="ce1">
            <text:p>Ad</text:p>
          </table:table-cell>
          <table:table-cell office:value-type="float" office:value="2" table:style-name="ce1">
            <text:p>2</text:p>
          </table:table-cell>
          <table:table-cell office:value-type="string" table:style-name="ce1">
            <text:p>Ad</text:p>
          </table:table-cell>
          <table:table-cell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Players draw 2 fewer cards after each round of a Boarding (minimum 1).</text:p>
          </table:table-cell>
          <table:table-cell table:number-columns-repeated="16361"/>
        </table:table-row>
        <table:table-row table:style-name="ro1">
          <table:table-cell office:value-type="string" office:string-value="  &lt;card id=~50bba88c-32f5-45e1-9821-39d647e6c537~ name=~One Fell Swoop~&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the Forbidden Sea). Crew Attachment: Act: Tack this Crew to discard a Chantey in play.~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50bba88c-32f5-45e1-9821-39d647e6c537~ name=~One Fell Swoop~&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the Forbidden Sea). Crew Attachment: Act: Tack this Crew to discard a Chantey in play.~ /&gt;&lt;/card&gt;</text:p>
          </table:table-cell>
          <table:table-cell office:value-type="string" office:string-value=" &lt;Relationship Target=~/cards/RF_OneFellSwoop.jpg~ Id=~C50bba88c-32f5-45e1-9821-39d647e6c537~ Type=~http://schemas.octgn.org/picture~/&gt;" table:formula="of:=CONCATENATE(&quot; &lt;Relationship Target=~/cards/&quot;;[.D72];&quot;.jpg~ Id=~C&quot;;[.C72];&quot;~ Type=~http://schemas.octgn.org/picture~/&gt;&quot;)" table:style-name="ce1">
            <text:p><text:s/>&lt;Relationship Target=~/cards/RF_OneFellSwoop.jpg~ Id=~C50bba88c-32f5-45e1-9821-39d647e6c537~ Type=~http://schemas.octgn.org/picture~/&gt;</text:p>
          </table:table-cell>
          <table:table-cell office:value-type="string" table:style-name="ce1">
            <text:p>50bba88c-32f5-45e1-9821-39d647e6c537</text:p>
          </table:table-cell>
          <table:table-cell office:value-type="string" table:style-name="ce1">
            <text:p>RF_OneFellSwoop</text:p>
          </table:table-cell>
          <table:table-cell office:value-type="string" table:style-name="ce1">
            <text:p>One Fell Swoop</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3 Adventuring (2 if completed in the Forbidden Sea). Crew Attachment: Act: Tack this Crew to discard a Chantey in play.</text:p>
          </table:table-cell>
          <table:table-cell table:number-columns-repeated="16361"/>
        </table:table-row>
        <table:table-row table:style-name="ro1">
          <table:table-cell office:value-type="string" office:string-value="  &lt;card id=~04612e6f-b1ef-4495-a509-287c1a106bb5~ name=~Orduno'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astillian Captain on Board. Inflict 4 Hits on that Ship. Act: Tack one of your Crew to draw 1 card from your Deck.~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04612e6f-b1ef-4495-a509-287c1a106bb5~ name=~Orduno'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astillian Captain on Board. Inflict 4 Hits on that Ship. Act: Tack one of your Crew to draw 1 card from your Deck.~ /&gt;&lt;/card&gt;</text:p>
          </table:table-cell>
          <table:table-cell office:value-type="string" office:string-value=" &lt;Relationship Target=~/cards/RF_OrdunosFolly.jpg~ Id=~C04612e6f-b1ef-4495-a509-287c1a106bb5~ Type=~http://schemas.octgn.org/picture~/&gt;" table:formula="of:=CONCATENATE(&quot; &lt;Relationship Target=~/cards/&quot;;[.D73];&quot;.jpg~ Id=~C&quot;;[.C73];&quot;~ Type=~http://schemas.octgn.org/picture~/&gt;&quot;)" table:style-name="ce1">
            <text:p><text:s/>&lt;Relationship Target=~/cards/RF_OrdunosFolly.jpg~ Id=~C04612e6f-b1ef-4495-a509-287c1a106bb5~ Type=~http://schemas.octgn.org/picture~/&gt;</text:p>
          </table:table-cell>
          <table:table-cell office:value-type="string" table:style-name="ce1">
            <text:p>04612e6f-b1ef-4495-a509-287c1a106bb5</text:p>
          </table:table-cell>
          <table:table-cell office:value-type="string" table:style-name="ce1">
            <text:p>RF_OrdunosFolly</text:p>
          </table:table-cell>
          <table:table-cell office:value-type="string" table:style-name="ce1">
            <text:p>Orduno'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Castillian Captain on Board. Inflict 4 Hits on that Ship. Act: Tack one of your Crew to draw 1 card from your Deck.</text:p>
          </table:table-cell>
          <table:table-cell table:number-columns-repeated="16361"/>
        </table:table-row>
        <table:table-row table:style-name="ro1">
          <table:table-cell office:value-type="string" office:string-value="  &lt;card id=~d4e6a2ca-2292-4fb5-8b1b-bd38c2918e4f~ name=~Orf Helfir~&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2~ /&gt;&lt;property name=~Swashbuckling~ value=~3~ /&gt;&lt;property name=~Crew Max.~ value=~~ /&gt;&lt;property name=~Move Cost~ value=~~ /&gt;&lt;property name=~Faction~ value=~Vesten~ /&gt;&lt;property name=~Text~ value=~Experienced • Unique • Loyal • First Mate • Villainous • Swordsman +2 • React: Tack Orf when a player in this Sea hires a Crew. Play a card from your hand as a Boarding Attack to begin a Duel between Orf and that Crew.~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d4e6a2ca-2292-4fb5-8b1b-bd38c2918e4f~ name=~Orf Helfir~&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2~ /&gt;&lt;property name=~Swashbuckling~ value=~3~ /&gt;&lt;property name=~Crew Max.~ value=~~ /&gt;&lt;property name=~Move Cost~ value=~~ /&gt;&lt;property name=~Faction~ value=~Vesten~ /&gt;&lt;property name=~Text~ value=~Experienced • Unique • Loyal • First Mate • Villainous • Swordsman +2 • React: Tack Orf when a player in this Sea hires a Crew. Play a card from your hand as a Boarding Attack to begin a Duel between Orf and that Crew.~ /&gt;&lt;/card&gt;</text:p>
          </table:table-cell>
          <table:table-cell office:value-type="string" office:string-value=" &lt;Relationship Target=~/cards/RF_OrfHelfir.jpg~ Id=~Cd4e6a2ca-2292-4fb5-8b1b-bd38c2918e4f~ Type=~http://schemas.octgn.org/picture~/&gt;" table:formula="of:=CONCATENATE(&quot; &lt;Relationship Target=~/cards/&quot;;[.D74];&quot;.jpg~ Id=~C&quot;;[.C74];&quot;~ Type=~http://schemas.octgn.org/picture~/&gt;&quot;)" table:style-name="ce1">
            <text:p><text:s/>&lt;Relationship Target=~/cards/RF_OrfHelfir.jpg~ Id=~Cd4e6a2ca-2292-4fb5-8b1b-bd38c2918e4f~ Type=~http://schemas.octgn.org/picture~/&gt;</text:p>
          </table:table-cell>
          <table:table-cell office:value-type="string" table:style-name="ce1">
            <text:p>d4e6a2ca-2292-4fb5-8b1b-bd38c2918e4f</text:p>
          </table:table-cell>
          <table:table-cell office:value-type="string" table:style-name="ce1">
            <text:p>RF_OrfHelfir</text:p>
          </table:table-cell>
          <table:table-cell office:value-type="string" table:style-name="ce1">
            <text:p>Orf Helfir</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Experienced • Unique • Loyal • First Mate • Villainous • Swordsman +2 • React: Tack Orf when a player in this Sea hires a Crew. Play a card from your hand as a Boarding Attack to begin a Duel between Orf and that Crew.</text:p>
          </table:table-cell>
          <table:table-cell table:number-columns-repeated="16361"/>
        </table:table-row>
        <table:table-row table:style-name="ro1">
          <table:table-cell office:value-type="string" office:string-value="  &lt;card id=~170cf28b-ae03-4112-99b9-74c6d3dec584~ name=~Padre Alfons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3~ /&gt;&lt;property name=~Crew Max.~ value=~~ /&gt;&lt;property name=~Move Cost~ value=~~ /&gt;&lt;property name=~Faction~ value=~Castille~ /&gt;&lt;property name=~Text~ value=~Experienced • Unique • Loyal • Holy • Villainous • React: Tack Alfonso when another Ship in this Sea is suffering Hits. When Crew on that Ship tack to absorb these Hits, they only absorb an amount of Hits equal to their printed Swashbuckling.~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170cf28b-ae03-4112-99b9-74c6d3dec584~ name=~Padre Alfons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3~ /&gt;&lt;property name=~Crew Max.~ value=~~ /&gt;&lt;property name=~Move Cost~ value=~~ /&gt;&lt;property name=~Faction~ value=~Castille~ /&gt;&lt;property name=~Text~ value=~Experienced • Unique • Loyal • Holy • Villainous • React: Tack Alfonso when another Ship in this Sea is suffering Hits. When Crew on that Ship tack to absorb these Hits, they only absorb an amount of Hits equal to their printed Swashbuckling.~ /&gt;&lt;/card&gt;</text:p>
          </table:table-cell>
          <table:table-cell office:value-type="string" office:string-value=" &lt;Relationship Target=~/cards/RF_PadreAlfonso.jpg~ Id=~C170cf28b-ae03-4112-99b9-74c6d3dec584~ Type=~http://schemas.octgn.org/picture~/&gt;" table:formula="of:=CONCATENATE(&quot; &lt;Relationship Target=~/cards/&quot;;[.D75];&quot;.jpg~ Id=~C&quot;;[.C75];&quot;~ Type=~http://schemas.octgn.org/picture~/&gt;&quot;)" table:style-name="ce1">
            <text:p><text:s/>&lt;Relationship Target=~/cards/RF_PadreAlfonso.jpg~ Id=~C170cf28b-ae03-4112-99b9-74c6d3dec584~ Type=~http://schemas.octgn.org/picture~/&gt;</text:p>
          </table:table-cell>
          <table:table-cell office:value-type="string" table:style-name="ce1">
            <text:p>170cf28b-ae03-4112-99b9-74c6d3dec584</text:p>
          </table:table-cell>
          <table:table-cell office:value-type="string" table:style-name="ce1">
            <text:p>RF_PadreAlfonso</text:p>
          </table:table-cell>
          <table:table-cell office:value-type="string" table:style-name="ce1">
            <text:p>Padre Alfonso</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Experienced • Unique • Loyal • Holy • Villainous • React: Tack Alfonso when another Ship in this Sea is suffering Hits. When Crew on that Ship tack to absorb these Hits, they only absorb an amount of Hits equal to their printed Swashbuckling.</text:p>
          </table:table-cell>
          <table:table-cell table:number-columns-repeated="16361"/>
        </table:table-row>
        <table:table-row table:style-name="ro1">
          <table:table-cell office:value-type="string" office:string-value="  &lt;card id=~ab506f89-eaf7-4a3e-a24d-255acb5f2397~ name=~Pound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2~ /&gt;&lt;property name=~Crew Max.~ value=~~ /&gt;&lt;property name=~Move Cost~ value=~~ /&gt;&lt;property name=~Faction~ value=~Corsairs~ /&gt;&lt;property name=~Text~ value=~No Attachments • Captive • Heroic~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ab506f89-eaf7-4a3e-a24d-255acb5f2397~ name=~Pound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2~ /&gt;&lt;property name=~Crew Max.~ value=~~ /&gt;&lt;property name=~Move Cost~ value=~~ /&gt;&lt;property name=~Faction~ value=~Corsairs~ /&gt;&lt;property name=~Text~ value=~No Attachments • Captive • Heroic~ /&gt;&lt;/card&gt;</text:p>
          </table:table-cell>
          <table:table-cell office:value-type="string" office:string-value=" &lt;Relationship Target=~/cards/RF_Pounder.jpg~ Id=~Cab506f89-eaf7-4a3e-a24d-255acb5f2397~ Type=~http://schemas.octgn.org/picture~/&gt;" table:formula="of:=CONCATENATE(&quot; &lt;Relationship Target=~/cards/&quot;;[.D76];&quot;.jpg~ Id=~C&quot;;[.C76];&quot;~ Type=~http://schemas.octgn.org/picture~/&gt;&quot;)" table:style-name="ce1">
            <text:p><text:s/>&lt;Relationship Target=~/cards/RF_Pounder.jpg~ Id=~Cab506f89-eaf7-4a3e-a24d-255acb5f2397~ Type=~http://schemas.octgn.org/picture~/&gt;</text:p>
          </table:table-cell>
          <table:table-cell office:value-type="string" table:style-name="ce1">
            <text:p>ab506f89-eaf7-4a3e-a24d-255acb5f2397</text:p>
          </table:table-cell>
          <table:table-cell office:value-type="string" table:style-name="ce1">
            <text:p>RF_Pounder</text:p>
          </table:table-cell>
          <table:table-cell office:value-type="string" table:style-name="ce1">
            <text:p>Pounder</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No Attachments • Captive • Heroic</text:p>
          </table:table-cell>
          <table:table-cell table:number-columns-repeated="16361"/>
        </table:table-row>
        <table:table-row table:style-name="ro1">
          <table:table-cell office:value-type="string" office:string-value="  &lt;card id=~af478927-258a-41f3-958e-fb3d0cf8a097~ name=~The Sea Dog'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Sea Dogs captain on board. Inflict 4 hits on that ship. Act: Tack one of your Crew to draw 1 card from your Deck.~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af478927-258a-41f3-958e-fb3d0cf8a097~ name=~The Sea Dog'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Sea Dogs captain on board. Inflict 4 hits on that ship. Act: Tack one of your Crew to draw 1 card from your Deck.~ /&gt;&lt;/card&gt;</text:p>
          </table:table-cell>
          <table:table-cell office:value-type="string" office:string-value=" &lt;Relationship Target=~/cards/RF_TheSeaDogsFolly.jpg~ Id=~Caf478927-258a-41f3-958e-fb3d0cf8a097~ Type=~http://schemas.octgn.org/picture~/&gt;" table:formula="of:=CONCATENATE(&quot; &lt;Relationship Target=~/cards/&quot;;[.D77];&quot;.jpg~ Id=~C&quot;;[.C77];&quot;~ Type=~http://schemas.octgn.org/picture~/&gt;&quot;)" table:style-name="ce1">
            <text:p><text:s/>&lt;Relationship Target=~/cards/RF_TheSeaDogsFolly.jpg~ Id=~Caf478927-258a-41f3-958e-fb3d0cf8a097~ Type=~http://schemas.octgn.org/picture~/&gt;</text:p>
          </table:table-cell>
          <table:table-cell office:value-type="string" table:style-name="ce1">
            <text:p>af478927-258a-41f3-958e-fb3d0cf8a097</text:p>
          </table:table-cell>
          <table:table-cell office:value-type="string" table:style-name="ce1">
            <text:p>RF_TheSeaDogsFolly</text:p>
          </table:table-cell>
          <table:table-cell office:value-type="string" table:style-name="ce1">
            <text:p>The Sea Dog'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Sea Dogs captain on board. Inflict 4 hits on that ship. Act: Tack one of your Crew to draw 1 card from your Deck.</text:p>
          </table:table-cell>
          <table:table-cell table:number-columns-repeated="16361"/>
        </table:table-row>
        <table:table-row table:style-name="ro1">
          <table:table-cell office:value-type="string" office:string-value="  &lt;card id=~0ce055d2-65b6-4cc7-877f-65b9c37dd73e~ name=~The Seal of the Thalusai~&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4 Adventuring (2 if completed in La Boca). Artifact • Crew Attachment: React: Tack the Seal of the Thalusai when another play uses a Sorcery Knack. After the effects of that Knack have resolved, sink that Knack.~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0ce055d2-65b6-4cc7-877f-65b9c37dd73e~ name=~The Seal of the Thalusai~&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4 Adventuring (2 if completed in La Boca). Artifact • Crew Attachment: React: Tack the Seal of the Thalusai when another play uses a Sorcery Knack. After the effects of that Knack have resolved, sink that Knack.~ /&gt;&lt;/card&gt;</text:p>
          </table:table-cell>
          <table:table-cell office:value-type="string" office:string-value=" &lt;Relationship Target=~/cards/RF_TheSealoftheThalusai.jpg~ Id=~C0ce055d2-65b6-4cc7-877f-65b9c37dd73e~ Type=~http://schemas.octgn.org/picture~/&gt;" table:formula="of:=CONCATENATE(&quot; &lt;Relationship Target=~/cards/&quot;;[.D78];&quot;.jpg~ Id=~C&quot;;[.C78];&quot;~ Type=~http://schemas.octgn.org/picture~/&gt;&quot;)" table:style-name="ce1">
            <text:p><text:s/>&lt;Relationship Target=~/cards/RF_TheSealoftheThalusai.jpg~ Id=~C0ce055d2-65b6-4cc7-877f-65b9c37dd73e~ Type=~http://schemas.octgn.org/picture~/&gt;</text:p>
          </table:table-cell>
          <table:table-cell office:value-type="string" table:style-name="ce1">
            <text:p>0ce055d2-65b6-4cc7-877f-65b9c37dd73e</text:p>
          </table:table-cell>
          <table:table-cell office:value-type="string" table:style-name="ce1">
            <text:p>RF_TheSealoftheThalusai</text:p>
          </table:table-cell>
          <table:table-cell office:value-type="string" table:style-name="ce1">
            <text:p>The Seal of the Thalusai</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4 Adventuring (2 if completed in La Boca). Artifact • Crew Attachment: React: Tack the Seal of the Thalusai when another play uses a Sorcery Knack. After the effects of that Knack have resolved, sink that Knack.</text:p>
          </table:table-cell>
          <table:table-cell table:number-columns-repeated="16361"/>
        </table:table-row>
        <table:table-row table:style-name="ro1">
          <table:table-cell office:value-type="string" office:string-value="  &lt;card id=~09359c79-048e-43ef-b4fb-540a1f67d251~ name=~Sebastiano Scogn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2~ /&gt;&lt;property name=~Influence~ value=~4~ /&gt;&lt;property name=~Swashbuckling~ value=~4~ /&gt;&lt;property name=~Crew Max.~ value=~~ /&gt;&lt;property name=~Move Cost~ value=~~ /&gt;&lt;property name=~Faction~ value=~unaligned~ /&gt;&lt;property name=~Text~ value=~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09359c79-048e-43ef-b4fb-540a1f67d251~ name=~Sebastiano Scogn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2~ /&gt;&lt;property name=~Influence~ value=~4~ /&gt;&lt;property name=~Swashbuckling~ value=~4~ /&gt;&lt;property name=~Crew Max.~ value=~~ /&gt;&lt;property name=~Move Cost~ value=~~ /&gt;&lt;property name=~Faction~ value=~unaligned~ /&gt;&lt;property name=~Text~ value=~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 /&gt;&lt;/card&gt;</text:p>
          </table:table-cell>
          <table:table-cell office:value-type="string" office:string-value=" &lt;Relationship Target=~/cards/RF_SebastianoScogna.jpg~ Id=~C09359c79-048e-43ef-b4fb-540a1f67d251~ Type=~http://schemas.octgn.org/picture~/&gt;" table:formula="of:=CONCATENATE(&quot; &lt;Relationship Target=~/cards/&quot;;[.D79];&quot;.jpg~ Id=~C&quot;;[.C79];&quot;~ Type=~http://schemas.octgn.org/picture~/&gt;&quot;)" table:style-name="ce1">
            <text:p><text:s/>&lt;Relationship Target=~/cards/RF_SebastianoScogna.jpg~ Id=~C09359c79-048e-43ef-b4fb-540a1f67d251~ Type=~http://schemas.octgn.org/picture~/&gt;</text:p>
          </table:table-cell>
          <table:table-cell office:value-type="string" table:style-name="ce1">
            <text:p>09359c79-048e-43ef-b4fb-540a1f67d251</text:p>
          </table:table-cell>
          <table:table-cell office:value-type="string" table:style-name="ce1">
            <text:p>RF_SebastianoScogna</text:p>
          </table:table-cell>
          <table:table-cell office:value-type="string" table:style-name="ce1">
            <text:p>Sebastiano Scogna</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text:p>
          </table:table-cell>
          <table:table-cell table:number-columns-repeated="16361"/>
        </table:table-row>
        <table:table-row table:style-name="ro1">
          <table:table-cell office:value-type="string" office:string-value="  &lt;card id=~c5610b43-8229-4f89-ba15-56eb6297e987~ name=~Sharing a C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irst Mate Attachment -- This crew counts as one less toward your Ship’s crew maximum (minimum 0).~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c5610b43-8229-4f89-ba15-56eb6297e987~ name=~Sharing a C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irst Mate Attachment -- This crew counts as one less toward your Ship’s crew maximum (minimum 0).~ /&gt;&lt;/card&gt;</text:p>
          </table:table-cell>
          <table:table-cell office:value-type="string" office:string-value=" &lt;Relationship Target=~/cards/RF_SharingaCot.jpg~ Id=~Cc5610b43-8229-4f89-ba15-56eb6297e987~ Type=~http://schemas.octgn.org/picture~/&gt;" table:formula="of:=CONCATENATE(&quot; &lt;Relationship Target=~/cards/&quot;;[.D80];&quot;.jpg~ Id=~C&quot;;[.C80];&quot;~ Type=~http://schemas.octgn.org/picture~/&gt;&quot;)" table:style-name="ce1">
            <text:p><text:s/>&lt;Relationship Target=~/cards/RF_SharingaCot.jpg~ Id=~Cc5610b43-8229-4f89-ba15-56eb6297e987~ Type=~http://schemas.octgn.org/picture~/&gt;</text:p>
          </table:table-cell>
          <table:table-cell office:value-type="string" table:style-name="ce1">
            <text:p>c5610b43-8229-4f89-ba15-56eb6297e987</text:p>
          </table:table-cell>
          <table:table-cell office:value-type="string" table:style-name="ce1">
            <text:p>RF_SharingaCot</text:p>
          </table:table-cell>
          <table:table-cell office:value-type="string" table:style-name="ce1">
            <text:p>Sharing a Co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irst Mate Attachment -- This crew counts as one less toward your Ship’s crew maximum (minimum 0).</text:p>
          </table:table-cell>
          <table:table-cell table:number-columns-repeated="16361"/>
        </table:table-row>
        <table:table-row table:style-name="ro1">
          <table:table-cell office:value-type="string" office:string-value="  &lt;card id=~8c4bd663-9ad1-4a84-b1ce-e183fee2413d~ name=~The Shattered Spea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1 Sea Away • Unique -- To complete: Pay 3 Adventuring, then suffer 4 Hits. Item • Crew Attachment: React: Tack the Shattered Spear when paying an Influence cost to produce 3 Influence.~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8c4bd663-9ad1-4a84-b1ce-e183fee2413d~ name=~The Shattered Spea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1 Sea Away • Unique -- To complete: Pay 3 Adventuring, then suffer 4 Hits. Item • Crew Attachment: React: Tack the Shattered Spear when paying an Influence cost to produce 3 Influence.~ /&gt;&lt;/card&gt;</text:p>
          </table:table-cell>
          <table:table-cell office:value-type="string" office:string-value=" &lt;Relationship Target=~/cards/RF_TheShatteredSpear.jpg~ Id=~C8c4bd663-9ad1-4a84-b1ce-e183fee2413d~ Type=~http://schemas.octgn.org/picture~/&gt;" table:formula="of:=CONCATENATE(&quot; &lt;Relationship Target=~/cards/&quot;;[.D81];&quot;.jpg~ Id=~C&quot;;[.C81];&quot;~ Type=~http://schemas.octgn.org/picture~/&gt;&quot;)" table:style-name="ce1">
            <text:p><text:s/>&lt;Relationship Target=~/cards/RF_TheShatteredSpear.jpg~ Id=~C8c4bd663-9ad1-4a84-b1ce-e183fee2413d~ Type=~http://schemas.octgn.org/picture~/&gt;</text:p>
          </table:table-cell>
          <table:table-cell office:value-type="string" table:style-name="ce1">
            <text:p>8c4bd663-9ad1-4a84-b1ce-e183fee2413d</text:p>
          </table:table-cell>
          <table:table-cell office:value-type="string" table:style-name="ce1">
            <text:p>RF_TheShatteredSpear</text:p>
          </table:table-cell>
          <table:table-cell office:value-type="string" table:style-name="ce1">
            <text:p>The Shattered Spea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Prize • 1 Sea Away • Unique -- To complete: Pay 3 Adventuring, then suffer 4 Hits. Item • Crew Attachment: React: Tack the Shattered Spear when paying an Influence cost to produce 3 Influence.</text:p>
          </table:table-cell>
          <table:table-cell table:number-columns-repeated="16361"/>
        </table:table-row>
        <table:table-row table:style-name="ro1">
          <table:table-cell office:value-type="string" office:string-value="  &lt;card id=~9813761d-7b03-4779-b0ae-bce1d2009846~ name=~Sight 'Em Up~&gt;&lt;property name=~Rarity~ value=~C~ /&gt;&lt;property name=~Type~ value=~Attachments~ /&gt;&lt;property name=~Cost~ value=~4~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Cannon 4 Knack -- React: Discard this card when this Crew is producing Cannon to produce 3 extra Cannon.~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9813761d-7b03-4779-b0ae-bce1d2009846~ name=~Sight 'Em Up~&gt;&lt;property name=~Rarity~ value=~C~ /&gt;&lt;property name=~Type~ value=~Attachments~ /&gt;&lt;property name=~Cost~ value=~4~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Cannon 4 Knack -- React: Discard this card when this Crew is producing Cannon to produce 3 extra Cannon.~ /&gt;&lt;/card&gt;</text:p>
          </table:table-cell>
          <table:table-cell office:value-type="string" office:string-value=" &lt;Relationship Target=~/cards/RF_SightEmUp.jpg~ Id=~C9813761d-7b03-4779-b0ae-bce1d2009846~ Type=~http://schemas.octgn.org/picture~/&gt;" table:formula="of:=CONCATENATE(&quot; &lt;Relationship Target=~/cards/&quot;;[.D82];&quot;.jpg~ Id=~C&quot;;[.C82];&quot;~ Type=~http://schemas.octgn.org/picture~/&gt;&quot;)" table:style-name="ce1">
            <text:p><text:s/>&lt;Relationship Target=~/cards/RF_SightEmUp.jpg~ Id=~C9813761d-7b03-4779-b0ae-bce1d2009846~ Type=~http://schemas.octgn.org/picture~/&gt;</text:p>
          </table:table-cell>
          <table:table-cell office:value-type="string" table:style-name="ce1">
            <text:p>9813761d-7b03-4779-b0ae-bce1d2009846</text:p>
          </table:table-cell>
          <table:table-cell office:value-type="string" table:style-name="ce1">
            <text:p>RF_SightEmUp</text:p>
          </table:table-cell>
          <table:table-cell office:value-type="string" table:style-name="ce1">
            <text:p>Sight 'Em Up</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Cannon 4 Knack -- React: Discard this card when this Crew is producing Cannon to produce 3 extra Cannon.</text:p>
          </table:table-cell>
          <table:table-cell table:number-columns-repeated="16361"/>
        </table:table-row>
        <table:table-row table:style-name="ro1">
          <table:table-cell office:value-type="string" office:string-value="  &lt;card id=~8cbfda58-d863-41f5-bdc1-651a5fddd914~ name=~Starke~&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8cbfda58-d863-41f5-bdc1-651a5fddd914~ name=~Starke~&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 /&gt;&lt;/card&gt;</text:p>
          </table:table-cell>
          <table:table-cell office:value-type="string" office:string-value=" &lt;Relationship Target=~/cards/RF_Starke.jpg~ Id=~C8cbfda58-d863-41f5-bdc1-651a5fddd914~ Type=~http://schemas.octgn.org/picture~/&gt;" table:formula="of:=CONCATENATE(&quot; &lt;Relationship Target=~/cards/&quot;;[.D83];&quot;.jpg~ Id=~C&quot;;[.C83];&quot;~ Type=~http://schemas.octgn.org/picture~/&gt;&quot;)" table:style-name="ce1">
            <text:p><text:s/>&lt;Relationship Target=~/cards/RF_Starke.jpg~ Id=~C8cbfda58-d863-41f5-bdc1-651a5fddd914~ Type=~http://schemas.octgn.org/picture~/&gt;</text:p>
          </table:table-cell>
          <table:table-cell office:value-type="string" table:style-name="ce1">
            <text:p>8cbfda58-d863-41f5-bdc1-651a5fddd914</text:p>
          </table:table-cell>
          <table:table-cell office:value-type="string" table:style-name="ce1">
            <text:p>RF_Starke</text:p>
          </table:table-cell>
          <table:table-cell office:value-type="string" table:style-name="ce1">
            <text:p>Starke</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text:p>
          </table:table-cell>
          <table:table-cell table:number-columns-repeated="16361"/>
        </table:table-row>
        <table:table-row table:style-name="ro1">
          <table:table-cell office:value-type="string" office:string-value="  &lt;card id=~10ee8b64-583d-4ec0-9882-e2a43e03ff94~ name=~Tear their Sails~&gt;&lt;property name=~Rarity~ value=~R~ /&gt;&lt;property name=~Type~ value=~Actions~ /&gt;&lt;property name=~Cost~ value=~4~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10ee8b64-583d-4ec0-9882-e2a43e03ff94~ name=~Tear their Sails~&gt;&lt;property name=~Rarity~ value=~R~ /&gt;&lt;property name=~Type~ value=~Actions~ /&gt;&lt;property name=~Cost~ value=~4~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 /&gt;&lt;/card&gt;</text:p>
          </table:table-cell>
          <table:table-cell office:value-type="string" office:string-value=" &lt;Relationship Target=~/cards/RF_TeartheirSails.jpg~ Id=~C10ee8b64-583d-4ec0-9882-e2a43e03ff94~ Type=~http://schemas.octgn.org/picture~/&gt;" table:formula="of:=CONCATENATE(&quot; &lt;Relationship Target=~/cards/&quot;;[.D84];&quot;.jpg~ Id=~C&quot;;[.C84];&quot;~ Type=~http://schemas.octgn.org/picture~/&gt;&quot;)" table:style-name="ce1">
            <text:p><text:s/>&lt;Relationship Target=~/cards/RF_TeartheirSails.jpg~ Id=~C10ee8b64-583d-4ec0-9882-e2a43e03ff94~ Type=~http://schemas.octgn.org/picture~/&gt;</text:p>
          </table:table-cell>
          <table:table-cell office:value-type="string" table:style-name="ce1">
            <text:p>10ee8b64-583d-4ec0-9882-e2a43e03ff94</text:p>
          </table:table-cell>
          <table:table-cell office:value-type="string" table:style-name="ce1">
            <text:p>RF_TeartheirSails</text:p>
          </table:table-cell>
          <table:table-cell office:value-type="string" table:style-name="ce1">
            <text:p>Tear their Sails</text:p>
          </table:table-cell>
          <table:table-cell office:value-type="string" table:style-name="ce1">
            <text:p>R</text:p>
          </table:table-cell>
          <table:table-cell office:value-type="string" table:style-name="ce1">
            <text:p>Actions</text:p>
          </table:table-cell>
          <table:table-cell office:value-type="float" office:value="4" table:style-name="ce1">
            <text:p>4</text:p>
          </table:table-cell>
          <table:table-cell office:value-type="string" table:style-name="ce1">
            <text:p>Sw</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text:p>
          </table:table-cell>
          <table:table-cell table:number-columns-repeated="16361"/>
        </table:table-row>
        <table:table-row table:style-name="ro1">
          <table:table-cell office:value-type="string" office:string-value="  &lt;card id=~5a53fc69-267b-4e8f-a150-61414e589d4a~ name=~“To the Cannon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Cannon skill until end of the turn.~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5a53fc69-267b-4e8f-a150-61414e589d4a~ name=~“To the Cannon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Cannon skill until end of the turn.~ /&gt;&lt;/card&gt;</text:p>
          </table:table-cell>
          <table:table-cell office:value-type="string" office:string-value=" &lt;Relationship Target=~/cards/RF_TotheCannons.jpg~ Id=~C5a53fc69-267b-4e8f-a150-61414e589d4a~ Type=~http://schemas.octgn.org/picture~/&gt;" table:formula="of:=CONCATENATE(&quot; &lt;Relationship Target=~/cards/&quot;;[.D85];&quot;.jpg~ Id=~C&quot;;[.C85];&quot;~ Type=~http://schemas.octgn.org/picture~/&gt;&quot;)" table:style-name="ce1">
            <text:p><text:s/>&lt;Relationship Target=~/cards/RF_TotheCannons.jpg~ Id=~C5a53fc69-267b-4e8f-a150-61414e589d4a~ Type=~http://schemas.octgn.org/picture~/&gt;</text:p>
          </table:table-cell>
          <table:table-cell office:value-type="string" table:style-name="ce1">
            <text:p>5a53fc69-267b-4e8f-a150-61414e589d4a</text:p>
          </table:table-cell>
          <table:table-cell office:value-type="string" table:style-name="ce1">
            <text:p>RF_TotheCannons</text:p>
          </table:table-cell>
          <table:table-cell office:value-type="string" table:style-name="ce1">
            <text:p>“To the Cannon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All of your Crew aligned to your Captain’s faction gain +1 to their Cannon skill until end of the turn.</text:p>
          </table:table-cell>
          <table:table-cell table:number-columns-repeated="16361"/>
        </table:table-row>
        <table:table-row table:style-name="ro1">
          <table:table-cell office:value-type="string" office:string-value="  &lt;card id=~1391b133-7441-4ee9-bf93-b8a40a4183a5~ name=~Torvo Espada~&gt;&lt;property name=~Rarity~ value=~R~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5~ /&gt;&lt;property name=~Crew Max.~ value=~~ /&gt;&lt;property name=~Move Cost~ value=~~ /&gt;&lt;property name=~Faction~ value=~Gosse's Gentlemen~ /&gt;&lt;property name=~Text~ value=~Experienced • Unique • Loyal • Heroic • Swordsman +4 • Torvo may not have more than 1 copy of an Swordsman Knack attached. The Influence cost to attach Swordsman Knacks to Torvo is 2 less (minimum 0).~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1391b133-7441-4ee9-bf93-b8a40a4183a5~ name=~Torvo Espada~&gt;&lt;property name=~Rarity~ value=~R~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5~ /&gt;&lt;property name=~Crew Max.~ value=~~ /&gt;&lt;property name=~Move Cost~ value=~~ /&gt;&lt;property name=~Faction~ value=~Gosse's Gentlemen~ /&gt;&lt;property name=~Text~ value=~Experienced • Unique • Loyal • Heroic • Swordsman +4 • Torvo may not have more than 1 copy of an Swordsman Knack attached. The Influence cost to attach Swordsman Knacks to Torvo is 2 less (minimum 0).~ /&gt;&lt;/card&gt;</text:p>
          </table:table-cell>
          <table:table-cell office:value-type="string" office:string-value=" &lt;Relationship Target=~/cards/RF_TorvoEspada.jpg~ Id=~C1391b133-7441-4ee9-bf93-b8a40a4183a5~ Type=~http://schemas.octgn.org/picture~/&gt;" table:formula="of:=CONCATENATE(&quot; &lt;Relationship Target=~/cards/&quot;;[.D86];&quot;.jpg~ Id=~C&quot;;[.C86];&quot;~ Type=~http://schemas.octgn.org/picture~/&gt;&quot;)" table:style-name="ce1">
            <text:p><text:s/>&lt;Relationship Target=~/cards/RF_TorvoEspada.jpg~ Id=~C1391b133-7441-4ee9-bf93-b8a40a4183a5~ Type=~http://schemas.octgn.org/picture~/&gt;</text:p>
          </table:table-cell>
          <table:table-cell office:value-type="string" table:style-name="ce1">
            <text:p>1391b133-7441-4ee9-bf93-b8a40a4183a5</text:p>
          </table:table-cell>
          <table:table-cell office:value-type="string" table:style-name="ce1">
            <text:p>RF_TorvoEspada</text:p>
          </table:table-cell>
          <table:table-cell office:value-type="string" table:style-name="ce1">
            <text:p>Torvo Espada</text:p>
          </table:table-cell>
          <table:table-cell office:value-type="string" table:style-name="ce1">
            <text:p>R</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number-columns-repeated="2" table:style-name="ce1"/>
          <table:table-cell office:value-type="string" table:style-name="ce1">
            <text:p>Gosse's Gentlemen</text:p>
          </table:table-cell>
          <table:table-cell office:value-type="string" table:style-name="ce1">
            <text:p>Experienced • Unique • Loyal • Heroic • Swordsman +4 • Torvo may not have more than 1 copy of an Swordsman Knack attached. The Influence cost to attach Swordsman Knacks to Torvo is 2 less (minimum 0).</text:p>
          </table:table-cell>
          <table:table-cell table:number-columns-repeated="16361"/>
        </table:table-row>
        <table:table-row table:style-name="ro1">
          <table:table-cell office:value-type="string" office:string-value="  &lt;card id=~d72481c3-7b56-45da-b48c-5fae535e0286~ name=~The Trail of the Dead~&gt;&lt;property name=~Rarity~ value=~C~ /&gt;&lt;property name=~Type~ value=~Chanteys~ /&gt;&lt;property name=~Cost~ value=~~ /&gt;&lt;property name=~Cost Type~ value=~~ /&gt;&lt;property name=~Cancel~ value=~3~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rew tacking or sinking to absorb Hits, absorb 1 fewer Hit (minimum 1)~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d72481c3-7b56-45da-b48c-5fae535e0286~ name=~The Trail of the Dead~&gt;&lt;property name=~Rarity~ value=~C~ /&gt;&lt;property name=~Type~ value=~Chanteys~ /&gt;&lt;property name=~Cost~ value=~~ /&gt;&lt;property name=~Cost Type~ value=~~ /&gt;&lt;property name=~Cancel~ value=~3~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rew tacking or sinking to absorb Hits, absorb 1 fewer Hit (minimum 1)~ /&gt;&lt;/card&gt;</text:p>
          </table:table-cell>
          <table:table-cell office:value-type="string" office:string-value=" &lt;Relationship Target=~/cards/RF_TheTrailoftheDead.jpg~ Id=~Cd72481c3-7b56-45da-b48c-5fae535e0286~ Type=~http://schemas.octgn.org/picture~/&gt;" table:formula="of:=CONCATENATE(&quot; &lt;Relationship Target=~/cards/&quot;;[.D87];&quot;.jpg~ Id=~C&quot;;[.C87];&quot;~ Type=~http://schemas.octgn.org/picture~/&gt;&quot;)" table:style-name="ce1">
            <text:p><text:s/>&lt;Relationship Target=~/cards/RF_TheTrailoftheDead.jpg~ Id=~Cd72481c3-7b56-45da-b48c-5fae535e0286~ Type=~http://schemas.octgn.org/picture~/&gt;</text:p>
          </table:table-cell>
          <table:table-cell office:value-type="string" table:style-name="ce1">
            <text:p>d72481c3-7b56-45da-b48c-5fae535e0286</text:p>
          </table:table-cell>
          <table:table-cell office:value-type="string" table:style-name="ce1">
            <text:p>RF_TheTrailoftheDead</text:p>
          </table:table-cell>
          <table:table-cell office:value-type="string" table:style-name="ce1">
            <text:p>The Trail of the Dead</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3" table:style-name="ce1">
            <text:p>3</text:p>
          </table:table-cell>
          <table:table-cell office:value-type="string" table:style-name="ce1">
            <text:p>Sw</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rew tacking or sinking to absorb Hits, absorb 1 fewer Hit (minimum 1)</text:p>
          </table:table-cell>
          <table:table-cell table:number-columns-repeated="16361"/>
        </table:table-row>
        <table:table-row table:style-name="ro1">
          <table:table-cell office:value-type="string" office:string-value="  &lt;card id=~26cf8286-4f9f-419a-8117-f9e99874b0c9~ name=~The Trial of Orduno~&gt;&lt;property name=~Rarity~ value=~U~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discarding any two of their untacked Crew as an action. All captains have the following ability: Act: Tack your Captain and your Ship to move to your Starting Sea.~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26cf8286-4f9f-419a-8117-f9e99874b0c9~ name=~The Trial of Orduno~&gt;&lt;property name=~Rarity~ value=~U~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discarding any two of their untacked Crew as an action. All captains have the following ability: Act: Tack your Captain and your Ship to move to your Starting Sea.~ /&gt;&lt;/card&gt;</text:p>
          </table:table-cell>
          <table:table-cell office:value-type="string" office:string-value=" &lt;Relationship Target=~/cards/RF_TheTrialofOrduno.jpg~ Id=~C26cf8286-4f9f-419a-8117-f9e99874b0c9~ Type=~http://schemas.octgn.org/picture~/&gt;" table:formula="of:=CONCATENATE(&quot; &lt;Relationship Target=~/cards/&quot;;[.D88];&quot;.jpg~ Id=~C&quot;;[.C88];&quot;~ Type=~http://schemas.octgn.org/picture~/&gt;&quot;)" table:style-name="ce1">
            <text:p><text:s/>&lt;Relationship Target=~/cards/RF_TheTrialofOrduno.jpg~ Id=~C26cf8286-4f9f-419a-8117-f9e99874b0c9~ Type=~http://schemas.octgn.org/picture~/&gt;</text:p>
          </table:table-cell>
          <table:table-cell office:value-type="string" table:style-name="ce1">
            <text:p>26cf8286-4f9f-419a-8117-f9e99874b0c9</text:p>
          </table:table-cell>
          <table:table-cell office:value-type="string" table:style-name="ce1">
            <text:p>RF_TheTrialofOrduno</text:p>
          </table:table-cell>
          <table:table-cell office:value-type="string" table:style-name="ce1">
            <text:p>The Trial of Orduno</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may sink this Chantey by discarding any two of their untacked Crew as an action. All captains have the following ability: Act: Tack your Captain and your Ship to move to your Starting Sea.</text:p>
          </table:table-cell>
          <table:table-cell table:number-columns-repeated="16361"/>
        </table:table-row>
        <table:table-row table:style-name="ro1">
          <table:table-cell office:value-type="string" office:string-value="  &lt;card id=~e4f73436-91d9-45b8-ac26-4925d58b088f~ name=~The Undiscovered Por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 To complete: Pay 3 adventuring (2 if completed in the Mirror). Port • Sea Attachment: Act: Tack to untack one of your Ally cards in this Sea. Act: If your Ship is in this Sea, tack to untack your Ship.~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e4f73436-91d9-45b8-ac26-4925d58b088f~ name=~The Undiscovered Por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 To complete: Pay 3 adventuring (2 if completed in the Mirror). Port • Sea Attachment: Act: Tack to untack one of your Ally cards in this Sea. Act: If your Ship is in this Sea, tack to untack your Ship.~ /&gt;&lt;/card&gt;</text:p>
          </table:table-cell>
          <table:table-cell office:value-type="string" office:string-value=" &lt;Relationship Target=~/cards/RF_TheUndiscoveredPort.jpg~ Id=~Ce4f73436-91d9-45b8-ac26-4925d58b088f~ Type=~http://schemas.octgn.org/picture~/&gt;" table:formula="of:=CONCATENATE(&quot; &lt;Relationship Target=~/cards/&quot;;[.D89];&quot;.jpg~ Id=~C&quot;;[.C89];&quot;~ Type=~http://schemas.octgn.org/picture~/&gt;&quot;)" table:style-name="ce1">
            <text:p><text:s/>&lt;Relationship Target=~/cards/RF_TheUndiscoveredPort.jpg~ Id=~Ce4f73436-91d9-45b8-ac26-4925d58b088f~ Type=~http://schemas.octgn.org/picture~/&gt;</text:p>
          </table:table-cell>
          <table:table-cell office:value-type="string" table:style-name="ce1">
            <text:p>e4f73436-91d9-45b8-ac26-4925d58b088f</text:p>
          </table:table-cell>
          <table:table-cell office:value-type="string" table:style-name="ce1">
            <text:p>RF_TheUndiscoveredPort</text:p>
          </table:table-cell>
          <table:table-cell office:value-type="string" table:style-name="ce1">
            <text:p>The Undiscovered Port</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 To complete: Pay 3 adventuring (2 if completed in the Mirror). Port • Sea Attachment: Act: Tack to untack one of your Ally cards in this Sea. Act: If your Ship is in this Sea, tack to untack your Ship.</text:p>
          </table:table-cell>
          <table:table-cell table:number-columns-repeated="16361"/>
        </table:table-row>
        <table:table-row table:style-name="ro1">
          <table:table-cell office:value-type="string" office:string-value="  &lt;card id=~e71fa821-353c-4717-b3bf-95dd1f5d78c4~ name=~The Unrelenting Depths~&gt;&lt;property name=~Rarity~ value=~C~ /&gt;&lt;property name=~Type~ value=~Actions~ /&gt;&lt;property name=~Cost~ value=~4~ /&gt;&lt;property name=~Cost Type~ value=~Ad~ /&gt;&lt;property name=~Cancel~ value=~3~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Any player may pay the cancel cost of this card. Untack one of your Sea Attachments.~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e71fa821-353c-4717-b3bf-95dd1f5d78c4~ name=~The Unrelenting Depths~&gt;&lt;property name=~Rarity~ value=~C~ /&gt;&lt;property name=~Type~ value=~Actions~ /&gt;&lt;property name=~Cost~ value=~4~ /&gt;&lt;property name=~Cost Type~ value=~Ad~ /&gt;&lt;property name=~Cancel~ value=~3~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Any player may pay the cancel cost of this card. Untack one of your Sea Attachments.~ /&gt;&lt;/card&gt;</text:p>
          </table:table-cell>
          <table:table-cell office:value-type="string" office:string-value=" &lt;Relationship Target=~/cards/RF_TheUnrelentingDepths.jpg~ Id=~Ce71fa821-353c-4717-b3bf-95dd1f5d78c4~ Type=~http://schemas.octgn.org/picture~/&gt;" table:formula="of:=CONCATENATE(&quot; &lt;Relationship Target=~/cards/&quot;;[.D90];&quot;.jpg~ Id=~C&quot;;[.C90];&quot;~ Type=~http://schemas.octgn.org/picture~/&gt;&quot;)" table:style-name="ce1">
            <text:p><text:s/>&lt;Relationship Target=~/cards/RF_TheUnrelentingDepths.jpg~ Id=~Ce71fa821-353c-4717-b3bf-95dd1f5d78c4~ Type=~http://schemas.octgn.org/picture~/&gt;</text:p>
          </table:table-cell>
          <table:table-cell office:value-type="string" table:style-name="ce1">
            <text:p>e71fa821-353c-4717-b3bf-95dd1f5d78c4</text:p>
          </table:table-cell>
          <table:table-cell office:value-type="string" table:style-name="ce1">
            <text:p>RF_TheUnrelentingDepths</text:p>
          </table:table-cell>
          <table:table-cell office:value-type="string" table:style-name="ce1">
            <text:p>The Unrelenting Depth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3" table:style-name="ce1">
            <text:p>3</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Any player may pay the cancel cost of this card. Untack one of your Sea Attachments.</text:p>
          </table:table-cell>
          <table:table-cell table:number-columns-repeated="16361"/>
        </table:table-row>
        <table:table-row table:style-name="ro1">
          <table:table-cell office:value-type="string" office:string-value="  &lt;card id=~e2909af7-d5ca-4b29-aa95-5d0503df205a~ name=~Valoix'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Montaigne captain on board. Inflict 4 hits on that ship. Act: Tack one of your Crew to draw 1 card from your Deck.~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e2909af7-d5ca-4b29-aa95-5d0503df205a~ name=~Valoix'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Montaigne captain on board. Inflict 4 hits on that ship. Act: Tack one of your Crew to draw 1 card from your Deck.~ /&gt;&lt;/card&gt;</text:p>
          </table:table-cell>
          <table:table-cell office:value-type="string" office:string-value=" &lt;Relationship Target=~/cards/RF_ValoixsFolly.jpg~ Id=~Ce2909af7-d5ca-4b29-aa95-5d0503df205a~ Type=~http://schemas.octgn.org/picture~/&gt;" table:formula="of:=CONCATENATE(&quot; &lt;Relationship Target=~/cards/&quot;;[.D91];&quot;.jpg~ Id=~C&quot;;[.C91];&quot;~ Type=~http://schemas.octgn.org/picture~/&gt;&quot;)" table:style-name="ce1">
            <text:p><text:s/>&lt;Relationship Target=~/cards/RF_ValoixsFolly.jpg~ Id=~Ce2909af7-d5ca-4b29-aa95-5d0503df205a~ Type=~http://schemas.octgn.org/picture~/&gt;</text:p>
          </table:table-cell>
          <table:table-cell office:value-type="string" table:style-name="ce1">
            <text:p>e2909af7-d5ca-4b29-aa95-5d0503df205a</text:p>
          </table:table-cell>
          <table:table-cell office:value-type="string" table:style-name="ce1">
            <text:p>RF_ValoixsFolly</text:p>
          </table:table-cell>
          <table:table-cell office:value-type="string" table:style-name="ce1">
            <text:p>Valoix'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Montaigne captain on board. Inflict 4 hits on that ship. Act: Tack one of your Crew to draw 1 card from your Deck.</text:p>
          </table:table-cell>
          <table:table-cell table:number-columns-repeated="16361"/>
        </table:table-row>
        <table:table-row table:style-name="ro1">
          <table:table-cell office:value-type="string" office:string-value="  &lt;card id=~3a73d452-cd6a-48c1-ae97-ff48ffa0bd16~ name=~The Vestenmannavnja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Vesten captain on board. Inflict 4 hits on that ship. Act: Tack one of your Crew to draw 1 card from your Deck.~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3a73d452-cd6a-48c1-ae97-ff48ffa0bd16~ name=~The Vestenmannavnja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Vesten captain on board. Inflict 4 hits on that ship. Act: Tack one of your Crew to draw 1 card from your Deck.~ /&gt;&lt;/card&gt;</text:p>
          </table:table-cell>
          <table:table-cell office:value-type="string" office:string-value=" &lt;Relationship Target=~/cards/RF_TheVestenmannavnjarsFolly.jpg~ Id=~C3a73d452-cd6a-48c1-ae97-ff48ffa0bd16~ Type=~http://schemas.octgn.org/picture~/&gt;" table:formula="of:=CONCATENATE(&quot; &lt;Relationship Target=~/cards/&quot;;[.D92];&quot;.jpg~ Id=~C&quot;;[.C92];&quot;~ Type=~http://schemas.octgn.org/picture~/&gt;&quot;)" table:style-name="ce1">
            <text:p><text:s/>&lt;Relationship Target=~/cards/RF_TheVestenmannavnjarsFolly.jpg~ Id=~C3a73d452-cd6a-48c1-ae97-ff48ffa0bd16~ Type=~http://schemas.octgn.org/picture~/&gt;</text:p>
          </table:table-cell>
          <table:table-cell office:value-type="string" table:style-name="ce1">
            <text:p>3a73d452-cd6a-48c1-ae97-ff48ffa0bd16</text:p>
          </table:table-cell>
          <table:table-cell office:value-type="string" table:style-name="ce1">
            <text:p>RF_TheVestenmannavnjarsFolly</text:p>
          </table:table-cell>
          <table:table-cell office:value-type="string" table:style-name="ce1">
            <text:p>The Vestenmannavnja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Vesten captain on board. Inflict 4 hits on that ship. Act: Tack one of your Crew to draw 1 card from your Deck.</text:p>
          </table:table-cell>
          <table:table-cell table:number-columns-repeated="16361"/>
        </table:table-row>
        <table:table-row table:style-name="ro1">
          <table:table-cell office:value-type="string" office:string-value="  &lt;card id=~edfab901-bd44-47d0-bc35-90d97925b5c3~ name=~Visions of the Isle~&gt;&lt;property name=~Rarity~ value=~U~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discard 4 cards from your hand to draw 3 cards from your Deck.~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edfab901-bd44-47d0-bc35-90d97925b5c3~ name=~Visions of the Isle~&gt;&lt;property name=~Rarity~ value=~U~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discard 4 cards from your hand to draw 3 cards from your Deck.~ /&gt;&lt;/card&gt;</text:p>
          </table:table-cell>
          <table:table-cell office:value-type="string" office:string-value=" &lt;Relationship Target=~/cards/RF_VisionsoftheIsle.jpg~ Id=~Cedfab901-bd44-47d0-bc35-90d97925b5c3~ Type=~http://schemas.octgn.org/picture~/&gt;" table:formula="of:=CONCATENATE(&quot; &lt;Relationship Target=~/cards/&quot;;[.D93];&quot;.jpg~ Id=~C&quot;;[.C93];&quot;~ Type=~http://schemas.octgn.org/picture~/&gt;&quot;)" table:style-name="ce1">
            <text:p><text:s/>&lt;Relationship Target=~/cards/RF_VisionsoftheIsle.jpg~ Id=~Cedfab901-bd44-47d0-bc35-90d97925b5c3~ Type=~http://schemas.octgn.org/picture~/&gt;</text:p>
          </table:table-cell>
          <table:table-cell office:value-type="string" table:style-name="ce1">
            <text:p>edfab901-bd44-47d0-bc35-90d97925b5c3</text:p>
          </table:table-cell>
          <table:table-cell office:value-type="string" table:style-name="ce1">
            <text:p>RF_VisionsoftheIsle</text:p>
          </table:table-cell>
          <table:table-cell office:value-type="string" table:style-name="ce1">
            <text:p>Visions of the Isle</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ll Captains have the following ability: Act: Once per turn, discard 4 cards from your hand to draw 3 cards from your Deck.</text:p>
          </table:table-cell>
          <table:table-cell table:number-columns-repeated="16361"/>
        </table:table-row>
        <table:table-row table:style-name="ro1">
          <table:table-cell office:value-type="string" office:string-value="  &lt;card id=~ec1e89c0-2df1-45f2-939e-039806e42a34~ name=~The Wayward Route~&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React: Untack this Ship after completing a Boarding where you were the Defender. React: Tack before performing an action, to move to an adjacent Sea.~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ec1e89c0-2df1-45f2-939e-039806e42a34~ name=~The Wayward Route~&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React: Untack this Ship after completing a Boarding where you were the Defender. React: Tack before performing an action, to move to an adjacent Sea.~ /&gt;&lt;/card&gt;</text:p>
          </table:table-cell>
          <table:table-cell office:value-type="string" office:string-value=" &lt;Relationship Target=~/cards/RF_TheWaywardRoute.jpg~ Id=~Cec1e89c0-2df1-45f2-939e-039806e42a34~ Type=~http://schemas.octgn.org/picture~/&gt;" table:formula="of:=CONCATENATE(&quot; &lt;Relationship Target=~/cards/&quot;;[.D94];&quot;.jpg~ Id=~C&quot;;[.C94];&quot;~ Type=~http://schemas.octgn.org/picture~/&gt;&quot;)" table:style-name="ce1">
            <text:p><text:s/>&lt;Relationship Target=~/cards/RF_TheWaywardRoute.jpg~ Id=~Cec1e89c0-2df1-45f2-939e-039806e42a34~ Type=~http://schemas.octgn.org/picture~/&gt;</text:p>
          </table:table-cell>
          <table:table-cell office:value-type="string" table:style-name="ce1">
            <text:p>ec1e89c0-2df1-45f2-939e-039806e42a34</text:p>
          </table:table-cell>
          <table:table-cell office:value-type="string" table:style-name="ce1">
            <text:p>RF_TheWaywardRoute</text:p>
          </table:table-cell>
          <table:table-cell office:value-type="string" table:style-name="ce1">
            <text:p>The Wayward Route</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9" table:style-name="ce1">
            <text:p>9</text:p>
          </table:table-cell>
          <table:table-cell office:value-type="float" office:value="3" table:style-name="ce1">
            <text:p>3</text:p>
          </table:table-cell>
          <table:table-cell office:value-type="string" table:style-name="ce1">
            <text:p>unaligned</text:p>
          </table:table-cell>
          <table:table-cell office:value-type="string" table:style-name="ce1">
            <text:p>React: Untack this Ship after completing a Boarding where you were the Defender. React: Tack before performing an action, to move to an adjacent Sea.</text:p>
          </table:table-cell>
          <table:table-cell table:number-columns-repeated="16361"/>
        </table:table-row>
        <table:table-row table:style-name="ro1">
          <table:table-cell office:value-type="string" office:string-value="  &lt;card id=~c60f8db4-c304-4591-9e6c-1b848847e7eb~ name=~Wenching Jim~&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Heroic • No Attachments • Swordsman +1 • Act: Tack Jim and pay 4 Influence to target a Ship in this Sea. That Ship’s controllermust target one of their Crew. Play a card from your hand as a Boarding Attack to begin a Duel between the target Crew and Jim.~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c60f8db4-c304-4591-9e6c-1b848847e7eb~ name=~Wenching Jim~&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Heroic • No Attachments • Swordsman +1 • Act: Tack Jim and pay 4 Influence to target a Ship in this Sea. That Ship’s controllermust target one of their Crew. Play a card from your hand as a Boarding Attack to begin a Duel between the target Crew and Jim.~ /&gt;&lt;/card&gt;</text:p>
          </table:table-cell>
          <table:table-cell office:value-type="string" office:string-value=" &lt;Relationship Target=~/cards/RF_WenchingJim.jpg~ Id=~Cc60f8db4-c304-4591-9e6c-1b848847e7eb~ Type=~http://schemas.octgn.org/picture~/&gt;" table:formula="of:=CONCATENATE(&quot; &lt;Relationship Target=~/cards/&quot;;[.D95];&quot;.jpg~ Id=~C&quot;;[.C95];&quot;~ Type=~http://schemas.octgn.org/picture~/&gt;&quot;)" table:style-name="ce1">
            <text:p><text:s/>&lt;Relationship Target=~/cards/RF_WenchingJim.jpg~ Id=~Cc60f8db4-c304-4591-9e6c-1b848847e7eb~ Type=~http://schemas.octgn.org/picture~/&gt;</text:p>
          </table:table-cell>
          <table:table-cell office:value-type="string" table:style-name="ce1">
            <text:p>c60f8db4-c304-4591-9e6c-1b848847e7eb</text:p>
          </table:table-cell>
          <table:table-cell office:value-type="string" table:style-name="ce1">
            <text:p>RF_WenchingJim</text:p>
          </table:table-cell>
          <table:table-cell office:value-type="string" table:style-name="ce1">
            <text:p>Wenching Jim</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Heroic • No Attachments • Swordsman +1 • Act: Tack Jim and pay 4 Influence to target a Ship in this Sea. That Ship’s controllermust target one of their Crew. Play a card from your hand as a Boarding Attack to begin a Duel between the target Crew and Jim.</text:p>
          </table:table-cell>
          <table:table-cell table:number-columns-repeated="16361"/>
        </table:table-row>
        <table:table-row table:style-name="ro1">
          <table:table-cell office:value-type="string" office:string-value="  &lt;card id=~848bbaf2-84d7-4469-9d10-937fcb46c9e2~ name=~Wilhelm Dun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4~ /&gt;&lt;property name=~Crew Max.~ value=~~ /&gt;&lt;property name=~Move Cost~ value=~~ /&gt;&lt;property name=~Faction~ value=~unaligned~ /&gt;&lt;property name=~Text~ value=~Experienced • Unique • Heroic • Holy • Swordsman +2 • React: Tack Wilhelm instead of performing a Boarding Attack to target a Sorcerer or Villainous Crew on the other Ship. That player must sink the target or suffer 6 Hits.~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848bbaf2-84d7-4469-9d10-937fcb46c9e2~ name=~Wilhelm Dun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4~ /&gt;&lt;property name=~Crew Max.~ value=~~ /&gt;&lt;property name=~Move Cost~ value=~~ /&gt;&lt;property name=~Faction~ value=~unaligned~ /&gt;&lt;property name=~Text~ value=~Experienced • Unique • Heroic • Holy • Swordsman +2 • React: Tack Wilhelm instead of performing a Boarding Attack to target a Sorcerer or Villainous Crew on the other Ship. That player must sink the target or suffer 6 Hits.~ /&gt;&lt;/card&gt;</text:p>
          </table:table-cell>
          <table:table-cell office:value-type="string" office:string-value=" &lt;Relationship Target=~/cards/RF_WilhelmDunst.jpg~ Id=~C848bbaf2-84d7-4469-9d10-937fcb46c9e2~ Type=~http://schemas.octgn.org/picture~/&gt;" table:formula="of:=CONCATENATE(&quot; &lt;Relationship Target=~/cards/&quot;;[.D96];&quot;.jpg~ Id=~C&quot;;[.C96];&quot;~ Type=~http://schemas.octgn.org/picture~/&gt;&quot;)" table:style-name="ce1">
            <text:p><text:s/>&lt;Relationship Target=~/cards/RF_WilhelmDunst.jpg~ Id=~C848bbaf2-84d7-4469-9d10-937fcb46c9e2~ Type=~http://schemas.octgn.org/picture~/&gt;</text:p>
          </table:table-cell>
          <table:table-cell office:value-type="string" table:style-name="ce1">
            <text:p>848bbaf2-84d7-4469-9d10-937fcb46c9e2</text:p>
          </table:table-cell>
          <table:table-cell office:value-type="string" table:style-name="ce1">
            <text:p>RF_WilhelmDunst</text:p>
          </table:table-cell>
          <table:table-cell office:value-type="string" table:style-name="ce1">
            <text:p>Wilhelm Duns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Experienced • Unique • Heroic • Holy • Swordsman +2 • React: Tack Wilhelm instead of performing a Boarding Attack to target a Sorcerer or Villainous Crew on the other Ship. That player must sink the target or suffer 6 Hits.</text:p>
          </table:table-cell>
          <table:table-cell table:number-columns-repeated="16361"/>
        </table:table-row>
        <table:table-row table:style-name="ro1">
          <table:table-cell office:value-type="string" office:string-value="  &lt;card id=~7f5fc32f-5128-4eb0-a4a7-a3869d659e8b~ name=~The Witches Return~&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 Chantey in play to draw 1 card from your deck.~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7f5fc32f-5128-4eb0-a4a7-a3869d659e8b~ name=~The Witches Return~&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 Chantey in play to draw 1 card from your deck.~ /&gt;&lt;/card&gt;</text:p>
          </table:table-cell>
          <table:table-cell office:value-type="string" office:string-value=" &lt;Relationship Target=~/cards/RF_TheWitchesReturn.jpg~ Id=~C7f5fc32f-5128-4eb0-a4a7-a3869d659e8b~ Type=~http://schemas.octgn.org/picture~/&gt;" table:formula="of:=CONCATENATE(&quot; &lt;Relationship Target=~/cards/&quot;;[.D97];&quot;.jpg~ Id=~C&quot;;[.C97];&quot;~ Type=~http://schemas.octgn.org/picture~/&gt;&quot;)" table:style-name="ce1">
            <text:p><text:s/>&lt;Relationship Target=~/cards/RF_TheWitchesReturn.jpg~ Id=~C7f5fc32f-5128-4eb0-a4a7-a3869d659e8b~ Type=~http://schemas.octgn.org/picture~/&gt;</text:p>
          </table:table-cell>
          <table:table-cell office:value-type="string" table:style-name="ce1">
            <text:p>7f5fc32f-5128-4eb0-a4a7-a3869d659e8b</text:p>
          </table:table-cell>
          <table:table-cell office:value-type="string" table:style-name="ce1">
            <text:p>RF_TheWitchesReturn</text:p>
          </table:table-cell>
          <table:table-cell office:value-type="string" table:style-name="ce1">
            <text:p>The Witches Return</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d sink a Chantey in play to draw 1 card from your deck.</text:p>
          </table:table-cell>
          <table:table-cell table:number-columns-repeated="16361"/>
        </table:table-row>
        <table:table-row table:style-name="ro1">
          <table:table-cell office:value-type="string" office:string-value="  &lt;card id=~41db8abf-79c1-434f-a427-e93a8d69e2c7~ name=~The Word of the Vagabond~&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The cost of this card is reduced by 2 if you have a Brotherhood Captain. React: Tack Word of the Vagabond after you put an Adventure into play to draw a card from your deck.~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41db8abf-79c1-434f-a427-e93a8d69e2c7~ name=~The Word of the Vagabond~&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The cost of this card is reduced by 2 if you have a Brotherhood Captain. React: Tack Word of the Vagabond after you put an Adventure into play to draw a card from your deck.~ /&gt;&lt;/card&gt;</text:p>
          </table:table-cell>
          <table:table-cell office:value-type="string" office:string-value=" &lt;Relationship Target=~/cards/RF_TheWordoftheVagabond.jpg~ Id=~C41db8abf-79c1-434f-a427-e93a8d69e2c7~ Type=~http://schemas.octgn.org/picture~/&gt;" table:formula="of:=CONCATENATE(&quot; &lt;Relationship Target=~/cards/&quot;;[.D98];&quot;.jpg~ Id=~C&quot;;[.C98];&quot;~ Type=~http://schemas.octgn.org/picture~/&gt;&quot;)" table:style-name="ce1">
            <text:p><text:s/>&lt;Relationship Target=~/cards/RF_TheWordoftheVagabond.jpg~ Id=~C41db8abf-79c1-434f-a427-e93a8d69e2c7~ Type=~http://schemas.octgn.org/picture~/&gt;</text:p>
          </table:table-cell>
          <table:table-cell office:value-type="string" table:style-name="ce1">
            <text:p>41db8abf-79c1-434f-a427-e93a8d69e2c7</text:p>
          </table:table-cell>
          <table:table-cell office:value-type="string" table:style-name="ce1">
            <text:p>RF_TheWordoftheVagabond</text:p>
          </table:table-cell>
          <table:table-cell office:value-type="string" table:style-name="ce1">
            <text:p>The Word of the Vagabond</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 The cost of this card is reduced by 2 if you have a Brotherhood Captain. React: Tack Word of the Vagabond after you put an Adventure into play to draw a card from your deck.</text:p>
          </table:table-cell>
          <table:table-cell table:number-columns-repeated="16361"/>
        </table:table-row>
        <table:table-row table:style-name="ro1">
          <table:table-cell office:value-type="string" office:string-value="  &lt;card id=~526f4945-a0b7-4c36-bc60-01160c4e9ee9~ name=~“Prepare for the Worst!“~&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Swashbuckling until the end of the turn.~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526f4945-a0b7-4c36-bc60-01160c4e9ee9~ name=~“Prepare for the Worst!“~&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Swashbuckling until the end of the turn.~ /&gt;&lt;/card&gt;</text:p>
          </table:table-cell>
          <table:table-cell office:value-type="string" office:string-value=" &lt;Relationship Target=~/cards/RF_PreparefortheWorst.jpg~ Id=~C526f4945-a0b7-4c36-bc60-01160c4e9ee9~ Type=~http://schemas.octgn.org/picture~/&gt;" table:formula="of:=CONCATENATE(&quot; &lt;Relationship Target=~/cards/&quot;;[.D99];&quot;.jpg~ Id=~C&quot;;[.C99];&quot;~ Type=~http://schemas.octgn.org/picture~/&gt;&quot;)" table:style-name="ce1">
            <text:p><text:s/>&lt;Relationship Target=~/cards/RF_PreparefortheWorst.jpg~ Id=~C526f4945-a0b7-4c36-bc60-01160c4e9ee9~ Type=~http://schemas.octgn.org/picture~/&gt;</text:p>
          </table:table-cell>
          <table:table-cell office:value-type="string" table:style-name="ce1">
            <text:p>526f4945-a0b7-4c36-bc60-01160c4e9ee9</text:p>
          </table:table-cell>
          <table:table-cell office:value-type="string" table:style-name="ce1">
            <text:p>RF_PreparefortheWorst</text:p>
          </table:table-cell>
          <table:table-cell office:value-type="string" table:style-name="ce1">
            <text:p>“Prepare for the Worst!“</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your Captain or one of your Crew with the First Mate trait to play this card. All of your Crew aligned to your Captain’s faction gain +1 to their Swashbuckling until the end of the turn.</text:p>
          </table:table-cell>
          <table:table-cell table:number-columns-repeated="16361"/>
        </table:table-row>
        <table:table-row table:style-name="ro1">
          <table:table-cell office:value-type="string" office:string-value="  &lt;card id=~b1927a1d-7177-47cf-bdeb-dd2b1e7cbc78~ name=~Prosperous Ventures~&gt;&lt;property name=~Rarity~ value=~R~ /&gt;&lt;property name=~Type~ value=~Action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of this card. Until the end of the turn, all Crew with one or more completed Adventures attached, gain +1 Influence.~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b1927a1d-7177-47cf-bdeb-dd2b1e7cbc78~ name=~Prosperous Ventures~&gt;&lt;property name=~Rarity~ value=~R~ /&gt;&lt;property name=~Type~ value=~Action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of this card. Until the end of the turn, all Crew with one or more completed Adventures attached, gain +1 Influence.~ /&gt;&lt;/card&gt;</text:p>
          </table:table-cell>
          <table:table-cell office:value-type="string" office:string-value=" &lt;Relationship Target=~/cards/RF_ProsperousVentures.jpg~ Id=~Cb1927a1d-7177-47cf-bdeb-dd2b1e7cbc78~ Type=~http://schemas.octgn.org/picture~/&gt;" table:formula="of:=CONCATENATE(&quot; &lt;Relationship Target=~/cards/&quot;;[.D100];&quot;.jpg~ Id=~C&quot;;[.C100];&quot;~ Type=~http://schemas.octgn.org/picture~/&gt;&quot;)" table:style-name="ce1">
            <text:p><text:s/>&lt;Relationship Target=~/cards/RF_ProsperousVentures.jpg~ Id=~Cb1927a1d-7177-47cf-bdeb-dd2b1e7cbc78~ Type=~http://schemas.octgn.org/picture~/&gt;</text:p>
          </table:table-cell>
          <table:table-cell office:value-type="string" table:style-name="ce1">
            <text:p>b1927a1d-7177-47cf-bdeb-dd2b1e7cbc78</text:p>
          </table:table-cell>
          <table:table-cell office:value-type="string" table:style-name="ce1">
            <text:p>RF_ProsperousVentures</text:p>
          </table:table-cell>
          <table:table-cell office:value-type="string" table:style-name="ce1">
            <text:p>Prosperous Ventures</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may pay the cancel cost of this card. Until the end of the turn, all Crew with one or more completed Adventures attached, gain +1 Influence.</text:p>
          </table:table-cell>
          <table:table-cell table:number-columns-repeated="16361"/>
        </table:table-row>
        <table:table-row table:style-name="ro1">
          <table:table-cell office:value-type="string" office:string-value="  &lt;card id=~519b3227-d5a4-4a05-9890-f103985bdb8a~ name=~Rabb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2 Knack -- React: Tack this card when you are paying an Adventuring cost to produce 3 adventuring.~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519b3227-d5a4-4a05-9890-f103985bdb8a~ name=~Rabb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2 Knack -- React: Tack this card when you are paying an Adventuring cost to produce 3 adventuring.~ /&gt;&lt;/card&gt;</text:p>
          </table:table-cell>
          <table:table-cell office:value-type="string" office:string-value=" &lt;Relationship Target=~/cards/RF_Rabbit.jpg~ Id=~C519b3227-d5a4-4a05-9890-f103985bdb8a~ Type=~http://schemas.octgn.org/picture~/&gt;" table:formula="of:=CONCATENATE(&quot; &lt;Relationship Target=~/cards/&quot;;[.D101];&quot;.jpg~ Id=~C&quot;;[.C101];&quot;~ Type=~http://schemas.octgn.org/picture~/&gt;&quot;)" table:style-name="ce1">
            <text:p><text:s/>&lt;Relationship Target=~/cards/RF_Rabbit.jpg~ Id=~C519b3227-d5a4-4a05-9890-f103985bdb8a~ Type=~http://schemas.octgn.org/picture~/&gt;</text:p>
          </table:table-cell>
          <table:table-cell office:value-type="string" table:style-name="ce1">
            <text:p>519b3227-d5a4-4a05-9890-f103985bdb8a</text:p>
          </table:table-cell>
          <table:table-cell office:value-type="string" table:style-name="ce1">
            <text:p>RF_Rabbit</text:p>
          </table:table-cell>
          <table:table-cell office:value-type="string" table:style-name="ce1">
            <text:p>Rabbi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yeryem 2 Knack -- React: Tack this card when you are paying an Adventuring cost to produce 3 adventuring.</text:p>
          </table:table-cell>
          <table:table-cell table:number-columns-repeated="16361"/>
        </table:table-row>
        <table:table-row table:style-name="ro1">
          <table:table-cell office:value-type="string" office:string-value="  &lt;card id=~a8be7ac7-f5a0-4b30-9ff1-4c698fc45c02~ name=~Reise (Journe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2 -- Act: Tack Reise to move your Ship to an adjacent Sea. You may not use this ability to move into or out of a Sea where another Ship is currently located.~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a8be7ac7-f5a0-4b30-9ff1-4c698fc45c02~ name=~Reise (Journe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2 -- Act: Tack Reise to move your Ship to an adjacent Sea. You may not use this ability to move into or out of a Sea where another Ship is currently located.~ /&gt;&lt;/card&gt;</text:p>
          </table:table-cell>
          <table:table-cell office:value-type="string" office:string-value=" &lt;Relationship Target=~/cards/RF_ReiseJourney.jpg~ Id=~Ca8be7ac7-f5a0-4b30-9ff1-4c698fc45c02~ Type=~http://schemas.octgn.org/picture~/&gt;" table:formula="of:=CONCATENATE(&quot; &lt;Relationship Target=~/cards/&quot;;[.D102];&quot;.jpg~ Id=~C&quot;;[.C102];&quot;~ Type=~http://schemas.octgn.org/picture~/&gt;&quot;)" table:style-name="ce1">
            <text:p><text:s/>&lt;Relationship Target=~/cards/RF_ReiseJourney.jpg~ Id=~Ca8be7ac7-f5a0-4b30-9ff1-4c698fc45c02~ Type=~http://schemas.octgn.org/picture~/&gt;</text:p>
          </table:table-cell>
          <table:table-cell office:value-type="string" table:style-name="ce1">
            <text:p>a8be7ac7-f5a0-4b30-9ff1-4c698fc45c02</text:p>
          </table:table-cell>
          <table:table-cell office:value-type="string" table:style-name="ce1">
            <text:p>RF_ReiseJourney</text:p>
          </table:table-cell>
          <table:table-cell office:value-type="string" table:style-name="ce1">
            <text:p>Reise (Journey)</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2 -- Act: Tack Reise to move your Ship to an adjacent Sea. You may not use this ability to move into or out of a Sea where another Ship is currently located.</text:p>
          </table:table-cell>
          <table:table-cell table:number-columns-repeated="16361"/>
        </table:table-row>
        <table:table-row table:style-name="ro1">
          <table:table-cell office:value-type="string" office:string-value="  &lt;card id=~8e26e872-22ed-42e9-9a28-185e83beb2d7~ name=~Renfeld Throckmorto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0~ /&gt;&lt;property name=~Influence~ value=~1~ /&gt;&lt;property name=~Swashbuckling~ value=~2~ /&gt;&lt;property name=~Crew Max.~ value=~~ /&gt;&lt;property name=~Move Cost~ value=~~ /&gt;&lt;property name=~Faction~ value=~unaligned~ /&gt;&lt;property name=~Text~ value=~Topman • Unique • Act: Tack Renfeld and another of your Crew to untack your Ship~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8e26e872-22ed-42e9-9a28-185e83beb2d7~ name=~Renfeld Throckmorto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0~ /&gt;&lt;property name=~Influence~ value=~1~ /&gt;&lt;property name=~Swashbuckling~ value=~2~ /&gt;&lt;property name=~Crew Max.~ value=~~ /&gt;&lt;property name=~Move Cost~ value=~~ /&gt;&lt;property name=~Faction~ value=~unaligned~ /&gt;&lt;property name=~Text~ value=~Topman • Unique • Act: Tack Renfeld and another of your Crew to untack your Ship~ /&gt;&lt;/card&gt;</text:p>
          </table:table-cell>
          <table:table-cell office:value-type="string" office:string-value=" &lt;Relationship Target=~/cards/RF_RenfeldThrockmorton.jpg~ Id=~C8e26e872-22ed-42e9-9a28-185e83beb2d7~ Type=~http://schemas.octgn.org/picture~/&gt;" table:formula="of:=CONCATENATE(&quot; &lt;Relationship Target=~/cards/&quot;;[.D103];&quot;.jpg~ Id=~C&quot;;[.C103];&quot;~ Type=~http://schemas.octgn.org/picture~/&gt;&quot;)" table:style-name="ce1">
            <text:p><text:s/>&lt;Relationship Target=~/cards/RF_RenfeldThrockmorton.jpg~ Id=~C8e26e872-22ed-42e9-9a28-185e83beb2d7~ Type=~http://schemas.octgn.org/picture~/&gt;</text:p>
          </table:table-cell>
          <table:table-cell office:value-type="string" table:style-name="ce1">
            <text:p>8e26e872-22ed-42e9-9a28-185e83beb2d7</text:p>
          </table:table-cell>
          <table:table-cell office:value-type="string" table:style-name="ce1">
            <text:p>RF_RenfeldThrockmorton</text:p>
          </table:table-cell>
          <table:table-cell office:value-type="string" table:style-name="ce1">
            <text:p>Renfeld Throckmorton</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Topman • Unique • Act: Tack Renfeld and another of your Crew to untack your Ship</text:p>
          </table:table-cell>
          <table:table-cell table:number-columns-repeated="16361"/>
        </table:table-row>
        <table:table-row table:style-name="ro1">
          <table:table-cell office:value-type="string" office:string-value="  &lt;card id=~97541312-4f30-471a-8803-28c1d493736f~ name=~The Revenge of the Damned~&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Ship and Captain as an action. The Ship(s) with the most Crew on board has its Move Cost increased by 2.~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7541312-4f30-471a-8803-28c1d493736f~ name=~The Revenge of the Damned~&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Ship and Captain as an action. The Ship(s) with the most Crew on board has its Move Cost increased by 2.~ /&gt;&lt;/card&gt;</text:p>
          </table:table-cell>
          <table:table-cell office:value-type="string" office:string-value=" &lt;Relationship Target=~/cards/RF_TheRevengeoftheDamned.jpg~ Id=~C97541312-4f30-471a-8803-28c1d493736f~ Type=~http://schemas.octgn.org/picture~/&gt;" table:formula="of:=CONCATENATE(&quot; &lt;Relationship Target=~/cards/&quot;;[.D104];&quot;.jpg~ Id=~C&quot;;[.C104];&quot;~ Type=~http://schemas.octgn.org/picture~/&gt;&quot;)" table:style-name="ce1">
            <text:p><text:s/>&lt;Relationship Target=~/cards/RF_TheRevengeoftheDamned.jpg~ Id=~C97541312-4f30-471a-8803-28c1d493736f~ Type=~http://schemas.octgn.org/picture~/&gt;</text:p>
          </table:table-cell>
          <table:table-cell office:value-type="string" table:style-name="ce1">
            <text:p>97541312-4f30-471a-8803-28c1d493736f</text:p>
          </table:table-cell>
          <table:table-cell office:value-type="string" table:style-name="ce1">
            <text:p>RF_TheRevengeoftheDamned</text:p>
          </table:table-cell>
          <table:table-cell office:value-type="string" table:style-name="ce1">
            <text:p>The Revenge of the Damned</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ny player may sink this Chantey by tacking their Ship and Captain as an action. The Ship(s) with the most Crew on board has its Move Cost increased by 2.</text:p>
          </table:table-cell>
          <table:table-cell table:number-columns-repeated="16361"/>
        </table:table-row>
        <table:table-row table:style-name="ro1">
          <table:table-cell office:value-type="string" office:string-value="  &lt;card id=~75a7dc58-1284-4900-9c48-3879b369d16c~ name=~Riant Gauche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2~ /&gt;&lt;property name=~Swashbuckling~ value=~3~ /&gt;&lt;property name=~Crew Max.~ value=~~ /&gt;&lt;property name=~Move Cost~ value=~~ /&gt;&lt;property name=~Faction~ value=~Crimson Rogers~ /&gt;&lt;property name=~Text~ value=~Experienced • Unique • Loyal • Villainous • Riant has +4 Influence while you have 3 or more Crew in your Sunk Pile.~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75a7dc58-1284-4900-9c48-3879b369d16c~ name=~Riant Gauche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2~ /&gt;&lt;property name=~Swashbuckling~ value=~3~ /&gt;&lt;property name=~Crew Max.~ value=~~ /&gt;&lt;property name=~Move Cost~ value=~~ /&gt;&lt;property name=~Faction~ value=~Crimson Rogers~ /&gt;&lt;property name=~Text~ value=~Experienced • Unique • Loyal • Villainous • Riant has +4 Influence while you have 3 or more Crew in your Sunk Pile.~ /&gt;&lt;/card&gt;</text:p>
          </table:table-cell>
          <table:table-cell office:value-type="string" office:string-value=" &lt;Relationship Target=~/cards/RF_RiantGaucher.jpg~ Id=~C75a7dc58-1284-4900-9c48-3879b369d16c~ Type=~http://schemas.octgn.org/picture~/&gt;" table:formula="of:=CONCATENATE(&quot; &lt;Relationship Target=~/cards/&quot;;[.D105];&quot;.jpg~ Id=~C&quot;;[.C105];&quot;~ Type=~http://schemas.octgn.org/picture~/&gt;&quot;)" table:style-name="ce1">
            <text:p><text:s/>&lt;Relationship Target=~/cards/RF_RiantGaucher.jpg~ Id=~C75a7dc58-1284-4900-9c48-3879b369d16c~ Type=~http://schemas.octgn.org/picture~/&gt;</text:p>
          </table:table-cell>
          <table:table-cell office:value-type="string" table:style-name="ce1">
            <text:p>75a7dc58-1284-4900-9c48-3879b369d16c</text:p>
          </table:table-cell>
          <table:table-cell office:value-type="string" table:style-name="ce1">
            <text:p>RF_RiantGaucher</text:p>
          </table:table-cell>
          <table:table-cell office:value-type="string" table:style-name="ce1">
            <text:p>Riant Gaucher</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1">
            <text:p>Experienced • Unique • Loyal • Villainous • Riant has +4 Influence while you have 3 or more Crew in your Sunk Pile.</text:p>
          </table:table-cell>
          <table:table-cell table:number-columns-repeated="16361"/>
        </table:table-row>
        <table:table-row table:style-name="ro1">
          <table:table-cell office:value-type="string" office:string-value="  &lt;card id=~4f8a41e3-651f-4a8d-aa4f-6e3a9c1fd050~ name=~Roberta Estrad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0~ /&gt;&lt;property name=~Swashbuckling~ value=~2~ /&gt;&lt;property name=~Crew Max.~ value=~~ /&gt;&lt;property name=~Move Cost~ value=~~ /&gt;&lt;property name=~Faction~ value=~Brotherhood~ /&gt;&lt;property name=~Text~ value=~Heroic • Unique • Loyal • React: Tack Roberta when a player in this Sea performs an Action that sinks one of their own Crew. That player must sink an additional Crew or that Action is canceled (and the first Crew remains sunk).~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4f8a41e3-651f-4a8d-aa4f-6e3a9c1fd050~ name=~Roberta Estrad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0~ /&gt;&lt;property name=~Swashbuckling~ value=~2~ /&gt;&lt;property name=~Crew Max.~ value=~~ /&gt;&lt;property name=~Move Cost~ value=~~ /&gt;&lt;property name=~Faction~ value=~Brotherhood~ /&gt;&lt;property name=~Text~ value=~Heroic • Unique • Loyal • React: Tack Roberta when a player in this Sea performs an Action that sinks one of their own Crew. That player must sink an additional Crew or that Action is canceled (and the first Crew remains sunk).~ /&gt;&lt;/card&gt;</text:p>
          </table:table-cell>
          <table:table-cell office:value-type="string" office:string-value=" &lt;Relationship Target=~/cards/RF_RobertaEstrada.jpg~ Id=~C4f8a41e3-651f-4a8d-aa4f-6e3a9c1fd050~ Type=~http://schemas.octgn.org/picture~/&gt;" table:formula="of:=CONCATENATE(&quot; &lt;Relationship Target=~/cards/&quot;;[.D106];&quot;.jpg~ Id=~C&quot;;[.C106];&quot;~ Type=~http://schemas.octgn.org/picture~/&gt;&quot;)" table:style-name="ce1">
            <text:p><text:s/>&lt;Relationship Target=~/cards/RF_RobertaEstrada.jpg~ Id=~C4f8a41e3-651f-4a8d-aa4f-6e3a9c1fd050~ Type=~http://schemas.octgn.org/picture~/&gt;</text:p>
          </table:table-cell>
          <table:table-cell office:value-type="string" table:style-name="ce1">
            <text:p>4f8a41e3-651f-4a8d-aa4f-6e3a9c1fd050</text:p>
          </table:table-cell>
          <table:table-cell office:value-type="string" table:style-name="ce1">
            <text:p>RF_RobertaEstrada</text:p>
          </table:table-cell>
          <table:table-cell office:value-type="string" table:style-name="ce1">
            <text:p>Roberta Estrada</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Heroic • Unique • Loyal • React: Tack Roberta when a player in this Sea performs an Action that sinks one of their own Crew. That player must sink an additional Crew or that Action is canceled (and the first Crew remains sunk).</text:p>
          </table:table-cell>
          <table:table-cell table:number-columns-repeated="16361"/>
        </table:table-row>
        <table:table-row table:style-name="ro1">
          <table:table-cell office:value-type="string" office:string-value="  &lt;card id=~99ad88a7-8e7a-49a7-8dcd-6a869eaf0c4d~ name=~The Rog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rimson Roger captain on board. Inflict 4 hits on that ship. Act: Tack one of your Crew to draw 1 card from your Deck.~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99ad88a7-8e7a-49a7-8dcd-6a869eaf0c4d~ name=~The Rog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rimson Roger captain on board. Inflict 4 hits on that ship. Act: Tack one of your Crew to draw 1 card from your Deck.~ /&gt;&lt;/card&gt;</text:p>
          </table:table-cell>
          <table:table-cell office:value-type="string" office:string-value=" &lt;Relationship Target=~/cards/RF_TheRogersFolly.jpg~ Id=~C99ad88a7-8e7a-49a7-8dcd-6a869eaf0c4d~ Type=~http://schemas.octgn.org/picture~/&gt;" table:formula="of:=CONCATENATE(&quot; &lt;Relationship Target=~/cards/&quot;;[.D107];&quot;.jpg~ Id=~C&quot;;[.C107];&quot;~ Type=~http://schemas.octgn.org/picture~/&gt;&quot;)" table:style-name="ce1">
            <text:p><text:s/>&lt;Relationship Target=~/cards/RF_TheRogersFolly.jpg~ Id=~C99ad88a7-8e7a-49a7-8dcd-6a869eaf0c4d~ Type=~http://schemas.octgn.org/picture~/&gt;</text:p>
          </table:table-cell>
          <table:table-cell office:value-type="string" table:style-name="ce1">
            <text:p>99ad88a7-8e7a-49a7-8dcd-6a869eaf0c4d</text:p>
          </table:table-cell>
          <table:table-cell office:value-type="string" table:style-name="ce1">
            <text:p>RF_TheRogersFolly</text:p>
          </table:table-cell>
          <table:table-cell office:value-type="string" table:style-name="ce1">
            <text:p>The Roge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Crimson Roger captain on board. Inflict 4 hits on that ship. Act: Tack one of your Crew to draw 1 card from your Deck.</text:p>
          </table:table-cell>
          <table:table-cell table:number-columns-repeated="16361"/>
        </table:table-row>
        <table:table-row table:style-name="ro1">
          <table:table-cell office:value-type="string" office:string-value="  &lt;card id=~2d617bb4-4fce-44cf-8c86-8b46295693b8~ name=~Rupella Lagripp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2~ /&gt;&lt;property name=~Crew Max.~ value=~~ /&gt;&lt;property name=~Move Cost~ value=~~ /&gt;&lt;property name=~Faction~ value=~unaligned~ /&gt;&lt;property name=~Text~ value=~Unique • No Attachments • Act: Tack Rupella to untack one of your Crew with the First Mate trait.~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2d617bb4-4fce-44cf-8c86-8b46295693b8~ name=~Rupella Lagripp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2~ /&gt;&lt;property name=~Crew Max.~ value=~~ /&gt;&lt;property name=~Move Cost~ value=~~ /&gt;&lt;property name=~Faction~ value=~unaligned~ /&gt;&lt;property name=~Text~ value=~Unique • No Attachments • Act: Tack Rupella to untack one of your Crew with the First Mate trait.~ /&gt;&lt;/card&gt;</text:p>
          </table:table-cell>
          <table:table-cell office:value-type="string" office:string-value=" &lt;Relationship Target=~/cards/RF_RupellaLagrippe.jpg~ Id=~C2d617bb4-4fce-44cf-8c86-8b46295693b8~ Type=~http://schemas.octgn.org/picture~/&gt;" table:formula="of:=CONCATENATE(&quot; &lt;Relationship Target=~/cards/&quot;;[.D108];&quot;.jpg~ Id=~C&quot;;[.C108];&quot;~ Type=~http://schemas.octgn.org/picture~/&gt;&quot;)" table:style-name="ce1">
            <text:p><text:s/>&lt;Relationship Target=~/cards/RF_RupellaLagrippe.jpg~ Id=~C2d617bb4-4fce-44cf-8c86-8b46295693b8~ Type=~http://schemas.octgn.org/picture~/&gt;</text:p>
          </table:table-cell>
          <table:table-cell office:value-type="string" table:style-name="ce1">
            <text:p>2d617bb4-4fce-44cf-8c86-8b46295693b8</text:p>
          </table:table-cell>
          <table:table-cell office:value-type="string" table:style-name="ce1">
            <text:p>RF_RupellaLagrippe</text:p>
          </table:table-cell>
          <table:table-cell office:value-type="string" table:style-name="ce1">
            <text:p>Rupella Lagripp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No Attachments • Act: Tack Rupella to untack one of your Crew with the First Mate trait.</text:p>
          </table:table-cell>
          <table:table-cell table:number-columns-repeated="16361"/>
        </table:table-row>
        <table:table-row table:style-name="ro1">
          <table:table-cell office:value-type="string" office:string-value="  &lt;card id=~3143ff81-cb0a-4f0e-9d62-b636bfdb2cd4~ name=~The Santa Cecilia~&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8~ /&gt;&lt;property name=~Move Cost~ value=~3~ /&gt;&lt;property name=~Faction~ value=~unaligned~ /&gt;&lt;property name=~Text~ value=~React: Once per turn, after you have entered a Sea, you may immediately perform a cannon attack. React: Tack before performing an action, to move to an adjacent Sea.~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3143ff81-cb0a-4f0e-9d62-b636bfdb2cd4~ name=~The Santa Cecilia~&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8~ /&gt;&lt;property name=~Move Cost~ value=~3~ /&gt;&lt;property name=~Faction~ value=~unaligned~ /&gt;&lt;property name=~Text~ value=~React: Once per turn, after you have entered a Sea, you may immediately perform a cannon attack. React: Tack before performing an action, to move to an adjacent Sea.~ /&gt;&lt;/card&gt;</text:p>
          </table:table-cell>
          <table:table-cell office:value-type="string" office:string-value=" &lt;Relationship Target=~/cards/RF_TheSantaCecilia.jpg~ Id=~C3143ff81-cb0a-4f0e-9d62-b636bfdb2cd4~ Type=~http://schemas.octgn.org/picture~/&gt;" table:formula="of:=CONCATENATE(&quot; &lt;Relationship Target=~/cards/&quot;;[.D109];&quot;.jpg~ Id=~C&quot;;[.C109];&quot;~ Type=~http://schemas.octgn.org/picture~/&gt;&quot;)" table:style-name="ce1">
            <text:p><text:s/>&lt;Relationship Target=~/cards/RF_TheSantaCecilia.jpg~ Id=~C3143ff81-cb0a-4f0e-9d62-b636bfdb2cd4~ Type=~http://schemas.octgn.org/picture~/&gt;</text:p>
          </table:table-cell>
          <table:table-cell office:value-type="string" table:style-name="ce1">
            <text:p>3143ff81-cb0a-4f0e-9d62-b636bfdb2cd4</text:p>
          </table:table-cell>
          <table:table-cell office:value-type="string" table:style-name="ce1">
            <text:p>RF_TheSantaCecilia</text:p>
          </table:table-cell>
          <table:table-cell office:value-type="string" table:style-name="ce1">
            <text:p>The Santa Cecilia</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8" table:style-name="ce1">
            <text:p>8</text:p>
          </table:table-cell>
          <table:table-cell office:value-type="float" office:value="3" table:style-name="ce1">
            <text:p>3</text:p>
          </table:table-cell>
          <table:table-cell office:value-type="string" table:style-name="ce1">
            <text:p>unaligned</text:p>
          </table:table-cell>
          <table:table-cell office:value-type="string" table:style-name="ce1">
            <text:p>React: Once per turn, after you have entered a Sea, you may immediately perform a cannon attack. React: Tack before performing an action, to move to an adjacent Sea.</text:p>
          </table:table-cell>
          <table:table-cell table:number-columns-repeated="16361"/>
        </table:table-row>
        <table:table-row table:style-name="ro1">
          <table:table-cell office:value-type="string" office:string-value="  &lt;card id=~ad3c2cce-9c20-4f4e-bdb7-254e3830be18~ name=~“Scorchmark” Van Hoffm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2~ /&gt;&lt;property name=~Crew Max.~ value=~~ /&gt;&lt;property name=~Move Cost~ value=~~ /&gt;&lt;property name=~Faction~ value=~unaligned~ /&gt;&lt;property name=~Text~ value=~React: Tack &amp;quot;Scorchmark&amp;quot; when he enters play to sink a Ship Attachment in this Sea~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ad3c2cce-9c20-4f4e-bdb7-254e3830be18~ name=~“Scorchmark” Van Hoffm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2~ /&gt;&lt;property name=~Crew Max.~ value=~~ /&gt;&lt;property name=~Move Cost~ value=~~ /&gt;&lt;property name=~Faction~ value=~unaligned~ /&gt;&lt;property name=~Text~ value=~React: Tack &amp;quot;Scorchmark&amp;quot; when he enters play to sink a Ship Attachment in this Sea~ /&gt;&lt;/card&gt;</text:p>
          </table:table-cell>
          <table:table-cell office:value-type="string" office:string-value=" &lt;Relationship Target=~/cards/RF_ScorchmarkVanHoffman.jpg~ Id=~Cad3c2cce-9c20-4f4e-bdb7-254e3830be18~ Type=~http://schemas.octgn.org/picture~/&gt;" table:formula="of:=CONCATENATE(&quot; &lt;Relationship Target=~/cards/&quot;;[.D110];&quot;.jpg~ Id=~C&quot;;[.C110];&quot;~ Type=~http://schemas.octgn.org/picture~/&gt;&quot;)" table:style-name="ce1">
            <text:p><text:s/>&lt;Relationship Target=~/cards/RF_ScorchmarkVanHoffman.jpg~ Id=~Cad3c2cce-9c20-4f4e-bdb7-254e3830be18~ Type=~http://schemas.octgn.org/picture~/&gt;</text:p>
          </table:table-cell>
          <table:table-cell office:value-type="string" table:style-name="ce1">
            <text:p>ad3c2cce-9c20-4f4e-bdb7-254e3830be18</text:p>
          </table:table-cell>
          <table:table-cell office:value-type="string" table:style-name="ce1">
            <text:p>RF_ScorchmarkVanHoffman</text:p>
          </table:table-cell>
          <table:table-cell office:value-type="string" table:style-name="ce1">
            <text:p>“Scorchmark” Van Hoffm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act: Tack &amp;quot;Scorchmark&amp;quot; when he enters play to sink a Ship Attachment in this Sea</text:p>
          </table:table-cell>
          <table:table-cell table:number-columns-repeated="16361"/>
        </table:table-row>
        <table:table-row table:number-rows-repeated="10484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Stephen Skilton</dc:creator>
    <dc:date>2020-06-29T17:35:44Z</dc:date>
    <meta:editing-cycles>25</meta:editing-cycles>
    <meta:editing-duration>PT91148S</meta:editing-duration>
    <meta:user-defined meta:name="Info 1"/>
    <meta:user-defined meta:name="Info 2"/>
    <meta:user-defined meta:name="Info 3"/>
    <meta:user-defined meta:name="Info 4"/>
  </office:meta>
</office:document-meta>
</file>